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false"/>
      <style:text-properties fo:font-size="14pt" fo:language="en" fo:country="US" fo:font-weight="bold" officeooo:rsid="00716e93" officeooo:paragraph-rsid="00837629" style:font-size-asian="14pt" style:font-weight-asian="bold"/>
    </style:style>
    <style:style style:name="P2" style:family="paragraph" style:parent-style-name="List_20_Paragraph" style:list-style-name="WWNum1">
      <style:paragraph-properties fo:margin-left="0cm" fo:margin-right="0cm" fo:margin-top="0cm" fo:margin-bottom="0cm" style:contextual-spacing="false" fo:text-indent="0cm" style:auto-text-indent="false"/>
      <style:text-properties officeooo:paragraph-rsid="0059cfbc"/>
    </style:style>
    <style:style style:name="P3" style:family="paragraph" style:parent-style-name="List_20_Paragraph" style:list-style-name="WWNum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26cc2" officeooo:paragraph-rsid="00126cc2" style:font-size-asian="14pt" style:font-weight-asian="bold"/>
    </style:style>
    <style:style style:name="P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2bbb0" officeooo:paragraph-rsid="0012bbb0" style:font-size-asian="14pt" style:font-weight-asian="bold"/>
    </style:style>
    <style:style style:name="P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37c80" officeooo:paragraph-rsid="00137c80" style:font-size-asian="14pt" style:font-weight-asian="bold"/>
    </style:style>
    <style:style style:name="P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43a46" officeooo:paragraph-rsid="00143a46" style:font-size-asian="14pt" style:font-weight-asian="bold"/>
    </style:style>
    <style:style style:name="P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53708" officeooo:paragraph-rsid="00153708" style:font-size-asian="14pt" style:font-weight-asian="bold"/>
    </style:style>
    <style:style style:name="P1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66242" officeooo:paragraph-rsid="00166242" style:font-size-asian="14pt" style:font-weight-asian="bold"/>
    </style:style>
    <style:style style:name="P1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8319c" officeooo:paragraph-rsid="0018319c" style:font-size-asian="14pt" style:font-weight-asian="bold"/>
    </style:style>
    <style:style style:name="P1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9a512" officeooo:paragraph-rsid="0019a512" style:font-size-asian="14pt" style:font-weight-asian="bold"/>
    </style:style>
    <style:style style:name="P1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b0f83" officeooo:paragraph-rsid="001b0f83" style:font-size-asian="14pt" style:font-weight-asian="bold"/>
    </style:style>
    <style:style style:name="P1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c6538" officeooo:paragraph-rsid="001c6538" style:font-size-asian="14pt" style:font-weight-asian="bold"/>
    </style:style>
    <style:style style:name="P1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d9e74" officeooo:paragraph-rsid="001d9e74" style:font-size-asian="14pt" style:font-weight-asian="bold"/>
    </style:style>
    <style:style style:name="P1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ea1c6" officeooo:paragraph-rsid="001ea1c6" style:font-size-asian="14pt" style:font-weight-asian="bold"/>
    </style:style>
    <style:style style:name="P1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f0f75" officeooo:paragraph-rsid="001f0f75" style:font-size-asian="14pt" style:font-weight-asian="bold"/>
    </style:style>
    <style:style style:name="P1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ff039" officeooo:paragraph-rsid="001ff039" style:font-size-asian="14pt" style:font-weight-asian="bold"/>
    </style:style>
    <style:style style:name="P1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0712b" officeooo:paragraph-rsid="0020712b" style:font-size-asian="14pt" style:font-weight-asian="bold"/>
    </style:style>
    <style:style style:name="P2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1f7c3" officeooo:paragraph-rsid="0021f7c3" style:font-size-asian="14pt" style:font-weight-asian="bold"/>
    </style:style>
    <style:style style:name="P2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1495" officeooo:paragraph-rsid="00221495" style:font-size-asian="14pt" style:font-weight-asian="bold"/>
    </style:style>
    <style:style style:name="P2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1495" officeooo:paragraph-rsid="00222cb9" style:font-size-asian="14pt" style:font-weight-asian="bold"/>
    </style:style>
    <style:style style:name="P2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2cb9" officeooo:paragraph-rsid="00222cb9" style:font-size-asian="14pt" style:font-weight-asian="bold"/>
    </style:style>
    <style:style style:name="P2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2d9b" officeooo:paragraph-rsid="00222d9b" style:font-size-asian="14pt" style:font-weight-asian="bold"/>
    </style:style>
    <style:style style:name="P2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68f3e" officeooo:paragraph-rsid="00268f3e" style:font-size-asian="14pt" style:font-weight-asian="bold"/>
    </style:style>
    <style:style style:name="P2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6e0e9" officeooo:paragraph-rsid="0026e0e9" style:font-size-asian="14pt" style:font-weight-asian="bold"/>
    </style:style>
    <style:style style:name="P2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7d75d" officeooo:paragraph-rsid="0027d75d" style:font-size-asian="14pt" style:font-weight-asian="bold"/>
    </style:style>
    <style:style style:name="P2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9cbb8" officeooo:paragraph-rsid="0029cbb8" style:font-size-asian="14pt" style:font-weight-asian="bold"/>
    </style:style>
    <style:style style:name="P2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9de0e" officeooo:paragraph-rsid="0029de0e" style:font-size-asian="14pt" style:font-weight-asian="bold"/>
    </style:style>
    <style:style style:name="P3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b5f55" officeooo:paragraph-rsid="002b5f55" style:font-size-asian="14pt" style:font-weight-asian="bold"/>
    </style:style>
    <style:style style:name="P3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d1879" officeooo:paragraph-rsid="002d1879" style:font-size-asian="14pt" style:font-weight-asian="bold"/>
    </style:style>
    <style:style style:name="P3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ed024" officeooo:paragraph-rsid="002ed024" style:font-size-asian="14pt" style:font-weight-asian="bold"/>
    </style:style>
    <style:style style:name="P3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0a003" officeooo:paragraph-rsid="0030a003" style:font-size-asian="14pt" style:font-weight-asian="bold"/>
    </style:style>
    <style:style style:name="P3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0c2b3" officeooo:paragraph-rsid="0030c2b3" style:font-size-asian="14pt" style:font-weight-asian="bold"/>
    </style:style>
    <style:style style:name="P3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102d5" officeooo:paragraph-rsid="003102d5" style:font-size-asian="14pt" style:font-weight-asian="bold"/>
    </style:style>
    <style:style style:name="P3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1f22c" officeooo:paragraph-rsid="0031f22c" style:font-size-asian="14pt" style:font-weight-asian="bold"/>
    </style:style>
    <style:style style:name="P3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2b2e2" officeooo:paragraph-rsid="0032b2e2" style:font-size-asian="14pt" style:font-weight-asian="bold"/>
    </style:style>
    <style:style style:name="P3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36074" officeooo:paragraph-rsid="00336074" style:font-size-asian="14pt" style:font-weight-asian="bold"/>
    </style:style>
    <style:style style:name="P3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3fd4f" officeooo:paragraph-rsid="0033fd4f" style:font-size-asian="14pt" style:font-weight-asian="bold"/>
    </style:style>
    <style:style style:name="P4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441b1" officeooo:paragraph-rsid="003441b1" style:font-size-asian="14pt" style:font-weight-asian="bold"/>
    </style:style>
    <style:style style:name="P4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64299" officeooo:paragraph-rsid="00364299" style:font-size-asian="14pt" style:font-weight-asian="bold"/>
    </style:style>
    <style:style style:name="P4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6a186" officeooo:paragraph-rsid="0036a186" style:font-size-asian="14pt" style:font-weight-asian="bold"/>
    </style:style>
    <style:style style:name="P4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81a16" officeooo:paragraph-rsid="00381a16" style:font-size-asian="14pt" style:font-weight-asian="bold"/>
    </style:style>
    <style:style style:name="P4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95749" officeooo:paragraph-rsid="00395749" style:font-size-asian="14pt" style:font-weight-asian="bold"/>
    </style:style>
    <style:style style:name="P4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a56a5" officeooo:paragraph-rsid="003a56a5" style:font-size-asian="14pt" style:font-weight-asian="bold"/>
    </style:style>
    <style:style style:name="P4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3dc0" officeooo:paragraph-rsid="003c3dc0" style:font-size-asian="14pt" style:font-weight-asian="bold"/>
    </style:style>
    <style:style style:name="P4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52ac" officeooo:paragraph-rsid="003c52ac" style:font-size-asian="14pt" style:font-weight-asian="bold"/>
    </style:style>
    <style:style style:name="P4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9295" officeooo:paragraph-rsid="003c9295" style:font-size-asian="14pt" style:font-weight-asian="bold"/>
    </style:style>
    <style:style style:name="P4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e8d93" officeooo:paragraph-rsid="003e8d93" style:font-size-asian="14pt" style:font-weight-asian="bold"/>
    </style:style>
    <style:style style:name="P5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e9338" officeooo:paragraph-rsid="003e9338" style:font-size-asian="14pt" style:font-weight-asian="bold"/>
    </style:style>
    <style:style style:name="P5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fbb74" officeooo:paragraph-rsid="003fbb74" style:font-size-asian="14pt" style:font-weight-asian="bold"/>
    </style:style>
    <style:style style:name="P5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12995" officeooo:paragraph-rsid="00412995" style:font-size-asian="14pt" style:font-weight-asian="bold"/>
    </style:style>
    <style:style style:name="P5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2147c" officeooo:paragraph-rsid="0042147c" style:font-size-asian="14pt" style:font-weight-asian="bold"/>
    </style:style>
    <style:style style:name="P5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29d83" officeooo:paragraph-rsid="00429d83" style:font-size-asian="14pt" style:font-weight-asian="bold"/>
    </style:style>
    <style:style style:name="P5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34f6a" officeooo:paragraph-rsid="00434f6a" style:font-size-asian="14pt" style:font-weight-asian="bold"/>
    </style:style>
    <style:style style:name="P5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54094" officeooo:paragraph-rsid="00454094" style:font-size-asian="14pt" style:font-weight-asian="bold"/>
    </style:style>
    <style:style style:name="P5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66772" officeooo:paragraph-rsid="00466772" style:font-size-asian="14pt" style:font-weight-asian="bold"/>
    </style:style>
    <style:style style:name="P5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793b5" officeooo:paragraph-rsid="004793b5" style:font-size-asian="14pt" style:font-weight-asian="bold"/>
    </style:style>
    <style:style style:name="P5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9336c" officeooo:paragraph-rsid="0049336c" style:font-size-asian="14pt" style:font-weight-asian="bold"/>
    </style:style>
    <style:style style:name="P6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a0495" officeooo:paragraph-rsid="004a0495" style:font-size-asian="14pt" style:font-weight-asian="bold"/>
    </style:style>
    <style:style style:name="P6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b3d06" officeooo:paragraph-rsid="004b3d06" style:font-size-asian="14pt" style:font-weight-asian="bold"/>
    </style:style>
    <style:style style:name="P6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cd89d" officeooo:paragraph-rsid="004cd89d" style:font-size-asian="14pt" style:font-weight-asian="bold"/>
    </style:style>
    <style:style style:name="P6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e56d7" officeooo:paragraph-rsid="004e56d7" style:font-size-asian="14pt" style:font-weight-asian="bold"/>
    </style:style>
    <style:style style:name="P6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efeb8" officeooo:paragraph-rsid="004efeb8" style:font-size-asian="14pt" style:font-weight-asian="bold"/>
    </style:style>
    <style:style style:name="P6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0b6d2" officeooo:paragraph-rsid="0050b6d2" style:font-size-asian="14pt" style:font-weight-asian="bold"/>
    </style:style>
    <style:style style:name="P6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1ed7c" officeooo:paragraph-rsid="0051ed7c" style:font-size-asian="14pt" style:font-weight-asian="bold"/>
    </style:style>
    <style:style style:name="P6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4feb4" officeooo:paragraph-rsid="0054feb4" style:font-size-asian="14pt" style:font-weight-asian="bold"/>
    </style:style>
    <style:style style:name="P6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59f47" officeooo:paragraph-rsid="00559f47" style:font-size-asian="14pt" style:font-weight-asian="bold"/>
    </style:style>
    <style:style style:name="P6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5fcc" officeooo:paragraph-rsid="00565fcc" style:font-size-asian="14pt" style:font-weight-asian="bold"/>
    </style:style>
    <style:style style:name="P7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a864" officeooo:paragraph-rsid="0056a864" style:font-size-asian="14pt" style:font-weight-asian="bold"/>
    </style:style>
    <style:style style:name="P7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c0af" officeooo:paragraph-rsid="0056c0af" style:font-size-asian="14pt" style:font-weight-asian="bold"/>
    </style:style>
    <style:style style:name="P7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7d751" officeooo:paragraph-rsid="0057d751" style:font-size-asian="14pt" style:font-weight-asian="bold"/>
    </style:style>
    <style:style style:name="P7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6918" officeooo:paragraph-rsid="00596918" style:font-size-asian="14pt" style:font-weight-asian="bold"/>
    </style:style>
    <style:style style:name="P7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6918" officeooo:paragraph-rsid="0059cfbc" style:font-size-asian="14pt" style:font-weight-asian="bold"/>
    </style:style>
    <style:style style:name="P7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cfbc" officeooo:paragraph-rsid="0059cfbc" style:font-size-asian="14pt" style:font-weight-asian="bold"/>
    </style:style>
    <style:style style:name="P76" style:family="paragraph" style:parent-style-name="List_20_Paragraph" style:list-style-name="WWNum1">
      <style:paragraph-properties fo:margin-left="0cm" fo:margin-right="0cm" fo:margin-top="0cm" fo:margin-bottom="0cm" style:contextual-spacing="false" fo:text-indent="0cm" style:auto-text-indent="false"/>
      <style:text-properties fo:font-size="14pt" fo:language="en" fo:country="US" fo:font-weight="bold" officeooo:rsid="0059cfbc" officeooo:paragraph-rsid="0059cfbc" style:font-size-asian="14pt" style:font-weight-asian="bold"/>
    </style:style>
    <style:style style:name="P7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d3f7" officeooo:paragraph-rsid="0059d3f7" style:font-size-asian="14pt" style:font-weight-asian="bold"/>
    </style:style>
    <style:style style:name="P7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06ac" officeooo:paragraph-rsid="005b06ac" style:font-size-asian="14pt" style:font-weight-asian="bold"/>
    </style:style>
    <style:style style:name="P7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6ec2" officeooo:paragraph-rsid="005b6ec2" style:font-size-asian="14pt" style:font-weight-asian="bold"/>
    </style:style>
    <style:style style:name="P8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b155" officeooo:paragraph-rsid="005bb155" style:font-size-asian="14pt" style:font-weight-asian="bold"/>
    </style:style>
    <style:style style:name="P8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c54c3" officeooo:paragraph-rsid="005bb155" style:font-size-asian="14pt" style:font-weight-asian="bold"/>
    </style:style>
    <style:style style:name="P8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c54c3" officeooo:paragraph-rsid="005c54c3" style:font-size-asian="14pt" style:font-weight-asian="bold"/>
    </style:style>
    <style:style style:name="P8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dc85d" officeooo:paragraph-rsid="005dc85d" style:font-size-asian="14pt" style:font-weight-asian="bold"/>
    </style:style>
    <style:style style:name="P8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ea961" officeooo:paragraph-rsid="005ea961" style:font-size-asian="14pt" style:font-weight-asian="bold"/>
    </style:style>
    <style:style style:name="P8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ee7d4" officeooo:paragraph-rsid="005ee7d4" style:font-size-asian="14pt" style:font-weight-asian="bold"/>
    </style:style>
    <style:style style:name="P8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f633f" officeooo:paragraph-rsid="005f633f" style:font-size-asian="14pt" style:font-weight-asian="bold"/>
    </style:style>
    <style:style style:name="P8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032e0" officeooo:paragraph-rsid="006032e0" style:font-size-asian="14pt" style:font-weight-asian="bold"/>
    </style:style>
    <style:style style:name="P8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0f3f0" officeooo:paragraph-rsid="0060f3f0" style:font-size-asian="14pt" style:font-weight-asian="bold"/>
    </style:style>
    <style:style style:name="P8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1698e" officeooo:paragraph-rsid="0061698e" style:font-size-asian="14pt" style:font-weight-asian="bold"/>
    </style:style>
    <style:style style:name="P9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794e" officeooo:paragraph-rsid="0062794e" style:font-size-asian="14pt" style:font-weight-asian="bold"/>
    </style:style>
    <style:style style:name="P9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ace9" officeooo:paragraph-rsid="0062ace9" style:font-size-asian="14pt" style:font-weight-asian="bold"/>
    </style:style>
    <style:style style:name="P9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f265" officeooo:paragraph-rsid="0062f265" style:font-size-asian="14pt" style:font-weight-asian="bold"/>
    </style:style>
    <style:style style:name="P9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3c25c" officeooo:paragraph-rsid="0063c25c" style:font-size-asian="14pt" style:font-weight-asian="bold"/>
    </style:style>
    <style:style style:name="P9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54a86" officeooo:paragraph-rsid="00654a86" style:font-size-asian="14pt" style:font-weight-asian="bold"/>
    </style:style>
    <style:style style:name="P9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6a26f" officeooo:paragraph-rsid="0066a26f" style:font-size-asian="14pt" style:font-weight-asian="bold"/>
    </style:style>
    <style:style style:name="P9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778de" officeooo:paragraph-rsid="006778de" style:font-size-asian="14pt" style:font-weight-asian="bold"/>
    </style:style>
    <style:style style:name="P9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8f340" officeooo:paragraph-rsid="0068f340" style:font-size-asian="14pt" style:font-weight-asian="bold"/>
    </style:style>
    <style:style style:name="P9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a00d6" officeooo:paragraph-rsid="006a00d6" style:font-size-asian="14pt" style:font-weight-asian="bold"/>
    </style:style>
    <style:style style:name="P9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ae29d" officeooo:paragraph-rsid="006ae29d" style:font-size-asian="14pt" style:font-weight-asian="bold"/>
    </style:style>
    <style:style style:name="P10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c8f8e" officeooo:paragraph-rsid="006c8f8e" style:font-size-asian="14pt" style:font-weight-asian="bold"/>
    </style:style>
    <style:style style:name="P10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d22f4" officeooo:paragraph-rsid="006d22f4" style:font-size-asian="14pt" style:font-weight-asian="bold"/>
    </style:style>
    <style:style style:name="P10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d5abe" officeooo:paragraph-rsid="006d5abe" style:font-size-asian="14pt" style:font-weight-asian="bold"/>
    </style:style>
    <style:style style:name="P10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e3562" officeooo:paragraph-rsid="006e3562" style:font-size-asian="14pt" style:font-weight-asian="bold"/>
    </style:style>
    <style:style style:name="P10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e3562" officeooo:paragraph-rsid="006f0ef7" style:font-size-asian="14pt" style:font-weight-asian="bold"/>
    </style:style>
    <style:style style:name="P10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f0ef7" officeooo:paragraph-rsid="006f0ef7" style:font-size-asian="14pt" style:font-weight-asian="bold"/>
    </style:style>
    <style:style style:name="P10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f33b8" officeooo:paragraph-rsid="006f33b8" style:font-size-asian="14pt" style:font-weight-asian="bold"/>
    </style:style>
    <style:style style:name="P10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f33b8" officeooo:paragraph-rsid="0070dac8" style:font-size-asian="14pt" style:font-weight-asian="bold"/>
    </style:style>
    <style:style style:name="P10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0dac8" officeooo:paragraph-rsid="0070dac8" style:font-size-asian="14pt" style:font-weight-asian="bold"/>
    </style:style>
    <style:style style:name="P10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0f95c" officeooo:paragraph-rsid="0070f95c" style:font-size-asian="14pt" style:font-weight-asian="bold"/>
    </style:style>
    <style:style style:name="P11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16e93" officeooo:paragraph-rsid="00716e93" style:font-size-asian="14pt" style:font-weight-asian="bold"/>
    </style:style>
    <style:style style:name="P11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30611" officeooo:paragraph-rsid="00730611" style:font-size-asian="14pt" style:font-weight-asian="bold"/>
    </style:style>
    <style:style style:name="P11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4eae1" officeooo:paragraph-rsid="0074eae1" style:font-size-asian="14pt" style:font-weight-asian="bold"/>
    </style:style>
    <style:style style:name="P11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696ca" officeooo:paragraph-rsid="007696ca" style:font-size-asian="14pt" style:font-weight-asian="bold"/>
    </style:style>
    <style:style style:name="P11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6cab2" officeooo:paragraph-rsid="0076cab2" style:font-size-asian="14pt" style:font-weight-asian="bold"/>
    </style:style>
    <style:style style:name="P11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88e52" officeooo:paragraph-rsid="00788e52" style:font-size-asian="14pt" style:font-weight-asian="bold"/>
    </style:style>
    <style:style style:name="P11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b94a1" officeooo:paragraph-rsid="007b94a1" style:font-size-asian="14pt" style:font-weight-asian="bold"/>
    </style:style>
    <style:style style:name="P11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d2dc5" officeooo:paragraph-rsid="007d2dc5" style:font-size-asian="14pt" style:font-weight-asian="bold"/>
    </style:style>
    <style:style style:name="P11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e4c70" officeooo:paragraph-rsid="007e4c70" style:font-size-asian="14pt" style:font-weight-asian="bold"/>
    </style:style>
    <style:style style:name="P11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ee5b2" officeooo:paragraph-rsid="007ee5b2" style:font-size-asian="14pt" style:font-weight-asian="bold"/>
    </style:style>
    <style:style style:name="P12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0c338" officeooo:paragraph-rsid="0080c338" style:font-size-asian="14pt" style:font-weight-asian="bold"/>
    </style:style>
    <style:style style:name="P12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1cd31" officeooo:paragraph-rsid="0081cd31" style:font-size-asian="14pt" style:font-weight-asian="bold"/>
    </style:style>
    <style:style style:name="P12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2dfb0" officeooo:paragraph-rsid="0082dfb0" style:font-size-asian="14pt" style:font-weight-asian="bold"/>
    </style:style>
    <style:style style:name="P12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37629" officeooo:paragraph-rsid="00837629" style:font-size-asian="14pt" style:font-weight-asian="bold"/>
    </style:style>
    <style:style style:name="P12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805e8" officeooo:paragraph-rsid="008805e8" style:font-size-asian="14pt" style:font-weight-asian="bold"/>
    </style:style>
    <style:style style:name="P12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9c002" officeooo:paragraph-rsid="0089c002" style:font-size-asian="14pt" style:font-weight-asian="bold"/>
    </style:style>
    <style:style style:name="P12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af5d8" officeooo:paragraph-rsid="008af5d8" style:font-size-asian="14pt" style:font-weight-asian="bold"/>
    </style:style>
    <style:style style:name="P12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b43e9" officeooo:paragraph-rsid="008b43e9" style:font-size-asian="14pt" style:font-weight-asian="bold"/>
    </style:style>
    <style:style style:name="P12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c0fc6" officeooo:paragraph-rsid="008c0fc6" style:font-size-asian="14pt" style:font-weight-asian="bold"/>
    </style:style>
    <style:style style:name="P12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e73b9" officeooo:paragraph-rsid="008e73b9" style:font-size-asian="14pt" style:font-weight-asian="bold"/>
    </style:style>
    <style:style style:name="P13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e82c1" officeooo:paragraph-rsid="008e82c1" style:font-size-asian="14pt" style:font-weight-asian="bold"/>
    </style:style>
    <style:style style:name="P13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e82c1" officeooo:paragraph-rsid="008edd4e" style:font-size-asian="14pt" style:font-weight-asian="bold"/>
    </style:style>
    <style:style style:name="P13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edd4e" officeooo:paragraph-rsid="008edd4e" style:font-size-asian="14pt" style:font-weight-asian="bold"/>
    </style:style>
    <style:style style:name="P13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09b5b" officeooo:paragraph-rsid="00909b5b" style:font-size-asian="14pt" style:font-weight-asian="bold"/>
    </style:style>
    <style:style style:name="P13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17ea2" officeooo:paragraph-rsid="00917ea2" style:font-size-asian="14pt" style:font-weight-asian="bold"/>
    </style:style>
    <style:style style:name="P13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31861" officeooo:paragraph-rsid="00931861" style:font-size-asian="14pt" style:font-weight-asian="bold"/>
    </style:style>
    <style:style style:name="P13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426b2" officeooo:paragraph-rsid="009426b2" style:font-size-asian="14pt" style:font-weight-asian="bold"/>
    </style:style>
    <style:style style:name="P13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4891d" officeooo:paragraph-rsid="0094891d" style:font-size-asian="14pt" style:font-weight-asian="bold"/>
    </style:style>
    <style:style style:name="P13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6bebe" officeooo:paragraph-rsid="0096bebe" style:font-size-asian="14pt" style:font-weight-asian="bold"/>
    </style:style>
    <style:style style:name="P13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810a7" officeooo:paragraph-rsid="009810a7" style:font-size-asian="14pt" style:font-weight-asian="bold"/>
    </style:style>
    <style:style style:name="P14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9c945" officeooo:paragraph-rsid="0099c945" style:font-size-asian="14pt" style:font-weight-asian="bold"/>
    </style:style>
    <style:style style:name="P14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a98bf" officeooo:paragraph-rsid="009a98bf" style:font-size-asian="14pt" style:font-weight-asian="bold"/>
    </style:style>
    <style:style style:name="P14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b82a9" officeooo:paragraph-rsid="009b82a9" style:font-size-asian="14pt" style:font-weight-asian="bold"/>
    </style:style>
    <style:style style:name="P14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c2260" officeooo:paragraph-rsid="009c2260" style:font-size-asian="14pt" style:font-weight-asian="bold"/>
    </style:style>
    <style:style style:name="P14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db673" officeooo:paragraph-rsid="009db673" style:font-size-asian="14pt" style:font-weight-asian="bold"/>
    </style:style>
    <style:style style:name="P14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dc898" officeooo:paragraph-rsid="009dc898" style:font-size-asian="14pt" style:font-weight-asian="bold"/>
    </style:style>
    <style:style style:name="P14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f38d1" officeooo:paragraph-rsid="009f38d1" style:font-size-asian="14pt" style:font-weight-asian="bold"/>
    </style:style>
    <style:style style:name="P14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0ab3e" officeooo:paragraph-rsid="00a0ab3e" style:font-size-asian="14pt" style:font-weight-asian="bold"/>
    </style:style>
    <style:style style:name="P14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15269" officeooo:paragraph-rsid="00a15269" style:font-size-asian="14pt" style:font-weight-asian="bold"/>
    </style:style>
    <style:style style:name="P14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17d0b" officeooo:paragraph-rsid="00a17d0b" style:font-size-asian="14pt" style:font-weight-asian="bold"/>
    </style:style>
    <style:style style:name="P15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1ac1a" officeooo:paragraph-rsid="00a1ac1a" style:font-size-asian="14pt" style:font-weight-asian="bold"/>
    </style:style>
    <style:style style:name="P15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1bc04" officeooo:paragraph-rsid="00a1bc04" style:font-size-asian="14pt" style:font-weight-asian="bold"/>
    </style:style>
    <style:style style:name="P15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32fa8" officeooo:paragraph-rsid="00a32fa8" style:font-size-asian="14pt" style:font-weight-asian="bold"/>
    </style:style>
    <style:style style:name="P15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3e5bf" officeooo:paragraph-rsid="00a3e5bf" style:font-size-asian="14pt" style:font-weight-asian="bold"/>
    </style:style>
    <style:style style:name="P15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4ae0c" officeooo:paragraph-rsid="00a4ae0c" style:font-size-asian="14pt" style:font-weight-asian="bold"/>
    </style:style>
    <style:style style:name="P15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4d142" officeooo:paragraph-rsid="00a4d142" style:font-size-asian="14pt" style:font-weight-asian="bold"/>
    </style:style>
    <style:style style:name="P15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6205d" officeooo:paragraph-rsid="00a6205d" style:font-size-asian="14pt" style:font-weight-asian="bold"/>
    </style:style>
    <style:style style:name="P15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651e9" officeooo:paragraph-rsid="00a651e9" style:font-size-asian="14pt" style:font-weight-asian="bold"/>
    </style:style>
    <style:style style:name="P15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6ac41" officeooo:paragraph-rsid="00a6ac41" style:font-size-asian="14pt" style:font-weight-asian="bold"/>
    </style:style>
    <style:style style:name="P15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84363" officeooo:paragraph-rsid="00a84363" style:font-size-asian="14pt" style:font-weight-asian="bold"/>
    </style:style>
    <style:style style:name="P16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97d3d" officeooo:paragraph-rsid="00a97d3d" style:font-size-asian="14pt" style:font-weight-asian="bold"/>
    </style:style>
    <style:style style:name="P16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ad01f" officeooo:paragraph-rsid="00aad01f" style:font-size-asian="14pt" style:font-weight-asian="bold"/>
    </style:style>
    <style:style style:name="P16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ad01f" officeooo:paragraph-rsid="00ac95cd" style:font-size-asian="14pt" style:font-weight-asian="bold"/>
    </style:style>
    <style:style style:name="P16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ad01f" officeooo:paragraph-rsid="00ad24ae" style:font-size-asian="14pt" style:font-weight-asian="bold"/>
    </style:style>
    <style:style style:name="P16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c95cd" officeooo:paragraph-rsid="00ac95cd" style:font-size-asian="14pt" style:font-weight-asian="bold"/>
    </style:style>
    <style:style style:name="T1" style:family="text">
      <style:text-properties officeooo:rsid="00153708"/>
    </style:style>
    <style:style style:name="T2" style:family="text">
      <style:text-properties officeooo:rsid="0018319c"/>
    </style:style>
    <style:style style:name="T3" style:family="text">
      <style:text-properties officeooo:rsid="001e8d2c"/>
    </style:style>
    <style:style style:name="T4" style:family="text">
      <style:text-properties officeooo:rsid="00222cb9"/>
    </style:style>
    <style:style style:name="T5" style:family="text">
      <style:text-properties officeooo:rsid="00353ba2"/>
    </style:style>
    <style:style style:name="T6" style:family="text">
      <style:text-properties officeooo:rsid="00395749"/>
    </style:style>
    <style:style style:name="T7" style:family="text">
      <style:text-properties officeooo:rsid="003e8d93"/>
    </style:style>
    <style:style style:name="T8" style:family="text">
      <style:text-properties officeooo:rsid="0059cfbc"/>
    </style:style>
    <style:style style:name="T9" style:family="text">
      <style:text-properties officeooo:rsid="0059cfbc" style:font-weight-complex="bold"/>
    </style:style>
    <style:style style:name="T10" style:family="text">
      <style:text-properties officeooo:rsid="005b6ec2"/>
    </style:style>
    <style:style style:name="T11" style:family="text">
      <style:text-properties officeooo:rsid="00654a86"/>
    </style:style>
    <style:style style:name="T12" style:family="text">
      <style:text-properties officeooo:rsid="006ae29d"/>
    </style:style>
    <style:style style:name="T13" style:family="text">
      <style:text-properties officeooo:rsid="006f0ef7"/>
    </style:style>
    <style:style style:name="T14" style:family="text">
      <style:text-properties officeooo:rsid="0070dac8"/>
    </style:style>
    <style:style style:name="T15" style:family="text">
      <style:text-properties officeooo:rsid="0080c338"/>
    </style:style>
    <style:style style:name="T16" style:family="text">
      <style:text-properties officeooo:rsid="008b43e9"/>
    </style:style>
    <style:style style:name="T17" style:family="text">
      <style:text-properties officeooo:rsid="008edd4e"/>
    </style:style>
    <style:style style:name="T18" style:family="text">
      <style:text-properties officeooo:rsid="00917ea2"/>
    </style:style>
    <style:style style:name="T19" style:family="text">
      <style:text-properties officeooo:rsid="00a15269"/>
    </style:style>
    <style:style style:name="T20" style:family="text">
      <style:text-properties officeooo:rsid="00a1bc04"/>
    </style:style>
    <style:style style:name="T21" style:family="text">
      <style:text-properties officeooo:rsid="00ac95cd"/>
    </style:style>
    <style:style style:name="T22" style:family="text">
      <style:text-properties officeooo:rsid="00ad24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33860133" text:style-name="WWNum1">
        <text:list-item>
          <text:p text:style-name="P3">It’ll be a standard procedure </text:p>
        </text:list-item>
        <text:list-item>
          <text:p text:style-name="P4">I wore a belt </text:p>
        </text:list-item>
        <text:list-item>
          <text:p text:style-name="P4">What would you do in this situation <text:s/></text:p>
        </text:list-item>
        <text:list-item>
          <text:p text:style-name="P4">I read it in this article </text:p>
        </text:list-item>
        <text:list-item>
          <text:p text:style-name="P4">I should lean English more intensively </text:p>
        </text:list-item>
        <text:list-item>
          <text:p text:style-name="P4">It’ll your last chance </text:p>
        </text:list-item>
        <text:list-item>
          <text:p text:style-name="P4">they controlled it </text:p>
        </text:list-item>
        <text:list-item>
          <text:p text:style-name="P4">was it a serious crisis?</text:p>
        </text:list-item>
        <text:list-item>
          <text:p text:style-name="P4">he thinks so</text:p>
        </text:list-item>
        <text:list-item>
          <text:p text:style-name="P4">how controls it</text:p>
        </text:list-item>
        <text:list-item>
          <text:p text:style-name="P4">i usually do it</text:p>
        </text:list-item>
        <text:list-item>
          <text:p text:style-name="P4">she calculated it incorrectly </text:p>
        </text:list-item>
        <text:list-item>
          <text:p text:style-name="P4">I need to call their employees </text:p>
        </text:list-item>
        <text:list-item>
          <text:p text:style-name="P4">is she from Italy?</text:p>
        </text:list-item>
        <text:list-item>
          <text:p text:style-name="P4">Will the temperature be below zero?</text:p>
        </text:list-item>
        <text:list-item>
          <text:p text:style-name="P4">The teacher explained it to us </text:p>
        </text:list-item>
        <text:list-item>
          <text:p text:style-name="P4">How long is it?</text:p>
        </text:list-item>
        <text:list-item>
          <text:p text:style-name="P4">I spoke only English </text:p>
        </text:list-item>
        <text:list-item>
          <text:p text:style-name="P4">This video is much longer </text:p>
        </text:list-item>
        <text:list-item>
          <text:p text:style-name="P4">It’s so effective </text:p>
        </text:list-item>
        <text:list-item>
          <text:p text:style-name="P4">I’ll manage to enter this university </text:p>
        </text:list-item>
        <text:list-item>
          <text:p text:style-name="P4">The students guessed the correct answer </text:p>
        </text:list-item>
        <text:list-item>
          <text:p text:style-name="P4">I answered the following questions </text:p>
        </text:list-item>
        <text:list-item>
          <text:p text:style-name="P4">As for ‘usually’, we put it in the middle <text:s/></text:p>
        </text:list-item>
        <text:list-item>
          <text:p text:style-name="P4">I like swimming <text:s text:c="2"/></text:p>
        </text:list-item>
        <text:list-item>
          <text:p text:style-name="P4">I mentioned different things including this thing</text:p>
        </text:list-item>
        <text:list-item>
          <text:p text:style-name="P4">We took his offer </text:p>
        </text:list-item>
        <text:list-item>
          <text:p text:style-name="P4">It’s inconvenient for me </text:p>
        </text:list-item>
        <text:list-item>
          <text:p text:style-name="P4">He suggests going to the cinema </text:p>
        </text:list-item>
        <text:list-item>
          <text:p text:style-name="P4">He tries to help me </text:p>
        </text:list-item>
        <text:list-item>
          <text:p text:style-name="P4">She’s so clever </text:p>
        </text:list-item>
        <text:list-item>
          <text:p text:style-name="P4">He wasted time </text:p>
        </text:list-item>
        <text:list-item>
          <text:p text:style-name="P4">He has an offer </text:p>
        </text:list-item>
        <text:list-item>
          <text:p text:style-name="P4">My progress is so big </text:p>
        </text:list-item>
        <text:list-item>
          <text:p text:style-name="P4">It won’t bring you more money</text:p>
        </text:list-item>
        <text:list-item>
          <text:p text:style-name="P4">Do you support him?</text:p>
        </text:list-item>
        <text:list-item>
          <text:p text:style-name="P4">Will it change their attitude to health?</text:p>
        </text:list-item>
        <text:list-item>
          <text:p text:style-name="P4"><text:soft-page-break/>They burnt the village </text:p>
        </text:list-item>
        <text:list-item>
          <text:p text:style-name="P4">We chose the first answer </text:p>
        </text:list-item>
        <text:list-item>
          <text:p text:style-name="P4">I’m sure knowledge is power</text:p>
        </text:list-item>
        <text:list-item>
          <text:p text:style-name="P4">They feel really worried </text:p>
        </text:list-item>
        <text:list-item>
          <text:p text:style-name="P4">Did it last for more than two hours?</text:p>
        </text:list-item>
        <text:list-item>
          <text:p text:style-name="P4">It’s an important thing </text:p>
        </text:list-item>
        <text:list-item>
          <text:p text:style-name="P4">He has a company </text:p>
        </text:list-item>
        <text:list-item>
          <text:p text:style-name="P4">Its profit is so big </text:p>
        </text:list-item>
        <text:list-item>
          <text:p text:style-name="P4">This chair isn’t comfortable </text:p>
        </text:list-item>
        <text:list-item>
          <text:p text:style-name="P4">We live in this place</text:p>
        </text:list-item>
        <text:list-item>
          <text:p text:style-name="P4">These lessons are so effective </text:p>
        </text:list-item>
        <text:list-item>
          <text:p text:style-name="P4">He wosn’t the only owner <text:s/></text:p>
        </text:list-item>
        <text:list-item>
          <text:p text:style-name="P4">What does this word mean?</text:p>
        </text:list-item>
        <text:list-item>
          <text:p text:style-name="P4">It’s better </text:p>
        </text:list-item>
        <text:list-item>
          <text:p text:style-name="P4">I’m thirty one </text:p>
        </text:list-item>
        <text:list-item>
          <text:p text:style-name="P4">Where did you express your point of view?</text:p>
        </text:list-item>
        <text:list-item>
          <text:p text:style-name="P4">He has few enemies <text:s/></text:p>
        </text:list-item>
        <text:list-item>
          <text:p text:style-name="P4">I’m bored with that method </text:p>
        </text:list-item>
        <text:list-item>
          <text:p text:style-name="P4">I’ll try not to spend all the money </text:p>
        </text:list-item>
        <text:list-item>
          <text:p text:style-name="P4">He bought a new car </text:p>
        </text:list-item>
        <text:list-item>
          <text:p text:style-name="P4">She won’t deny that fact </text:p>
        </text:list-item>
        <text:list-item>
          <text:p text:style-name="P4">He gets so many emails every day </text:p>
        </text:list-item>
        <text:list-item>
          <text:p text:style-name="P4">It developed my professional skills </text:p>
        </text:list-item>
        <text:list-item>
          <text:p text:style-name="P4">We’re near </text:p>
        </text:list-item>
        <text:list-item>
          <text:p text:style-name="P4">I communicate with different people </text:p>
        </text:list-item>
        <text:list-item>
          <text:p text:style-name="P4">She misses you</text:p>
        </text:list-item>
        <text:list-item>
          <text:p text:style-name="P4">He deserved it</text:p>
        </text:list-item>
        <text:list-item>
          <text:p text:style-name="P4">Is the result very good?</text:p>
        </text:list-item>
        <text:list-item>
          <text:p text:style-name="P4">How are these exercises?</text:p>
        </text:list-item>
        <text:list-item>
          <text:p text:style-name="P4">He’s single </text:p>
        </text:list-item>
        <text:list-item>
          <text:p text:style-name="P4">He had a very spacious house </text:p>
        </text:list-item>
        <text:list-item>
          <text:p text:style-name="P4">How regularly will the employees make this kind of reports </text:p>
        </text:list-item>
        <text:list-item>
          <text:p text:style-name="P4">My business partner will lend him this sum of money </text:p>
        </text:list-item>
        <text:list-item>
          <text:p text:style-name="P4">She fed the cat </text:p>
        </text:list-item>
        <text:list-item>
          <text:p text:style-name="P4">Our boss insisted on doing it </text:p>
        </text:list-item>
        <text:list-item>
          <text:p text:style-name="P4">Who will it shock?</text:p>
        </text:list-item>
        <text:list-item>
          <text:p text:style-name="P4">The boys weren’t weak</text:p>
        </text:list-item>
        <text:list-item>
          <text:p text:style-name="P4"><text:soft-page-break/>She lost her keys </text:p>
        </text:list-item>
        <text:list-item>
          <text:p text:style-name="P4">How difficult is the test</text:p>
        </text:list-item>
        <text:list-item>
          <text:p text:style-name="P4">I managed to do it </text:p>
        </text:list-item>
        <text:list-item>
          <text:p text:style-name="P4">Will it last for more than two years?</text:p>
        </text:list-item>
        <text:list-item>
          <text:p text:style-name="P4">Who was there?</text:p>
        </text:list-item>
        <text:list-item>
          <text:p text:style-name="P4">We understand you</text:p>
        </text:list-item>
        <text:list-item>
          <text:p text:style-name="P4">I need this information </text:p>
        </text:list-item>
        <text:list-item>
          <text:p text:style-name="P4">Do you play the piano?</text:p>
        </text:list-item>
        <text:list-item>
          <text:p text:style-name="P4">I compared these two methods </text:p>
        </text:list-item>
        <text:list-item>
          <text:p text:style-name="P4">Is it cold here?</text:p>
        </text:list-item>
        <text:list-item>
          <text:p text:style-name="P4">You can count on me </text:p>
        </text:list-item>
        <text:list-item>
          <text:p text:style-name="P4">We tried to double our sales </text:p>
        </text:list-item>
        <text:list-item>
          <text:p text:style-name="P4">Your help very is important </text:p>
        </text:list-item>
        <text:list-item>
          <text:p text:style-name="P4">He’s a young man </text:p>
        </text:list-item>
        <text:list-item>
          <text:p text:style-name="P4">The house belonged to them </text:p>
        </text:list-item>
        <text:list-item>
          <text:p text:style-name="P4">I’m impressed by the beauty of this place </text:p>
        </text:list-item>
        <text:list-item>
          <text:p text:style-name="P4">How much money do you earn?</text:p>
        </text:list-item>
        <text:list-item>
          <text:p text:style-name="P4">We aren’t crazy</text:p>
        </text:list-item>
        <text:list-item>
          <text:p text:style-name="P4">I deleted this comment </text:p>
        </text:list-item>
        <text:list-item>
          <text:p text:style-name="P4">He withdrew all the money </text:p>
        </text:list-item>
        <text:list-item>
          <text:p text:style-name="P4">She redid this exercise <text:s/></text:p>
        </text:list-item>
        <text:list-item>
          <text:p text:style-name="P4">It seems unimportant </text:p>
        </text:list-item>
        <text:list-item>
          <text:p text:style-name="P4">I’ll do my best to get this job</text:p>
        </text:list-item>
        <text:list-item>
          <text:p text:style-name="P4">He spent all his life on it </text:p>
        </text:list-item>
        <text:list-item>
          <text:p text:style-name="P4">Did I ask it correctly? Did I say it incorrectly?</text:p>
        </text:list-item>
        <text:list-item>
          <text:p text:style-name="P4">I’m sure our hard work will lead us to success </text:p>
        </text:list-item>
        <text:list-item>
          <text:p text:style-name="P4">He really thinks so</text:p>
        </text:list-item>
        <text:list-item>
          <text:p text:style-name="P4">How often did you try to do it <text:s/></text:p>
        </text:list-item>
        <text:list-item>
          <text:p text:style-name="P4">I’ll manage to do it (in spite of / despite) all these difficulties <text:s text:c="2"/></text:p>
        </text:list-item>
        <text:list-item>
          <text:p text:style-name="P4">How old is your brother </text:p>
        </text:list-item>
        <text:list-item>
          <text:p text:style-name="P4">This company is very rich </text:p>
        </text:list-item>
        <text:list-item>
          <text:p text:style-name="P4">How interesting is it?</text:p>
        </text:list-item>
        <text:list-item>
          <text:p text:style-name="P4">How did you solve this problem?</text:p>
        </text:list-item>
        <text:list-item>
          <text:p text:style-name="P4">I finished working on that project</text:p>
        </text:list-item>
        <text:list-item>
          <text:p text:style-name="P4">She’s very poor</text:p>
        </text:list-item>
        <text:list-item>
          <text:p text:style-name="P4">You spend too much time on it</text:p>
        </text:list-item>
        <text:list-item>
          <text:p text:style-name="P4"><text:soft-page-break/>Who will be interested?</text:p>
        </text:list-item>
        <text:list-item>
          <text:p text:style-name="P4">She cut the meat </text:p>
        </text:list-item>
        <text:list-item>
          <text:p text:style-name="P4">I’ll be able to do it in spire of such serious problems <text:tab/></text:p>
        </text:list-item>
        <text:list-item>
          <text:p text:style-name="P4">I go to work</text:p>
        </text:list-item>
        <text:list-item>
          <text:p text:style-name="P4">It surprised is greatly </text:p>
        </text:list-item>
        <text:list-item>
          <text:p text:style-name="P4">Will she close her eyes on it?</text:p>
        </text:list-item>
        <text:list-item>
          <text:p text:style-name="P4">This measures won’t be radical enough </text:p>
        </text:list-item>
        <text:list-item>
          <text:p text:style-name="P4">Where did you find it?</text:p>
        </text:list-item>
        <text:list-item>
          <text:p text:style-name="P4">Do they support this decision?</text:p>
        </text:list-item>
        <text:list-item>
          <text:p text:style-name="P4">We share your point of view </text:p>
        </text:list-item>
        <text:list-item>
          <text:p text:style-name="P4">My father will leave home soon </text:p>
        </text:list-item>
        <text:list-item>
          <text:p text:style-name="P4">I prepared for the exam</text:p>
        </text:list-item>
        <text:list-item>
          <text:p text:style-name="P4">He doesn’t try to find a good job</text:p>
        </text:list-item>
        <text:list-item>
          <text:p text:style-name="P4">How is it? How much does it cost?</text:p>
        </text:list-item>
        <text:list-item>
          <text:p text:style-name="P4">We have lots of inspiration <text:s/></text:p>
        </text:list-item>
        <text:list-item>
          <text:p text:style-name="P4">My best friend recommended this channel to me</text:p>
        </text:list-item>
        <text:list-item>
          <text:p text:style-name="P4">I enjoy learning English </text:p>
        </text:list-item>
        <text:list-item>
          <text:p text:style-name="P4">What channels were really interesting?</text:p>
        </text:list-item>
        <text:list-item>
          <text:p text:style-name="P4">That offer wasn’t attractive <text:s/></text:p>
        </text:list-item>
        <text:list-item>
          <text:p text:style-name="P4">What seems important?</text:p>
        </text:list-item>
        <text:list-item>
          <text:p text:style-name="P4">He won’t solve this task so easily </text:p>
        </text:list-item>
        <text:list-item>
          <text:p text:style-name="P4">He prefers this strategy <text:s/></text:p>
        </text:list-item>
        <text:list-item>
          <text:p text:style-name="P4">He lit the light </text:p>
        </text:list-item>
        <text:list-item>
          <text:p text:style-name="P4">I admire you </text:p>
        </text:list-item>
        <text:list-item>
          <text:p text:style-name="P4">It didn’t impress us </text:p>
        </text:list-item>
        <text:list-item>
          <text:p text:style-name="P4">How do you usually get to that place?</text:p>
        </text:list-item>
        <text:list-item>
          <text:p text:style-name="P4">It’s necessary to learn these words </text:p>
        </text:list-item>
        <text:list-item>
          <text:p text:style-name="P4">I want to have a good car</text:p>
        </text:list-item>
        <text:list-item>
          <text:p text:style-name="P4">You have a choice </text:p>
        </text:list-item>
        <text:list-item>
          <text:p text:style-name="P4">It cost more than he thinks </text:p>
        </text:list-item>
        <text:list-item>
          <text:p text:style-name="P4">This is my wife </text:p>
        </text:list-item>
        <text:list-item>
          <text:p text:style-name="P4">Who paid for them?</text:p>
        </text:list-item>
        <text:list-item>
          <text:p text:style-name="P4">I live in the same place</text:p>
        </text:list-item>
        <text:list-item>
          <text:p text:style-name="P4">His offer sounded really strange </text:p>
        </text:list-item>
        <text:list-item>
          <text:p text:style-name="P4">It cost three million dollars </text:p>
        </text:list-item>
        <text:list-item>
          <text:p text:style-name="P4">I think we don’t need to reinvent the wheel </text:p>
        </text:list-item>
        <text:list-item>
          <text:p text:style-name="P4">Why was he so pessimistic?</text:p>
        </text:list-item>
        <text:list-item>
          <text:p text:style-name="P4"><text:soft-page-break/>I try to adapt to this conditions </text:p>
        </text:list-item>
        <text:list-item>
          <text:p text:style-name="P4">Is it a very big problem?</text:p>
        </text:list-item>
        <text:list-item>
          <text:p text:style-name="P4">Who laughed at you?</text:p>
        </text:list-item>
        <text:list-item>
          <text:p text:style-name="P4">I started learning English by myself <text:s/></text:p>
        </text:list-item>
        <text:list-item>
          <text:p text:style-name="P4">Will it be a waste of time?</text:p>
        </text:list-item>
        <text:list-item>
          <text:p text:style-name="P4">He feels really worried</text:p>
        </text:list-item>
        <text:list-item>
          <text:p text:style-name="P4">Who laughed at him?</text:p>
        </text:list-item>
        <text:list-item>
          <text:p text:style-name="P4">We considered it really important </text:p>
        </text:list-item>
        <text:list-item>
          <text:p text:style-name="P4">I see he really likes it </text:p>
        </text:list-item>
        <text:list-item>
          <text:p text:style-name="P4">When is she free?</text:p>
        </text:list-item>
        <text:list-item>
          <text:p text:style-name="P4">Is he their client?</text:p>
        </text:list-item>
        <text:list-item>
          <text:p text:style-name="P4">The workers won’t support this initiative </text:p>
        </text:list-item>
        <text:list-item>
          <text:p text:style-name="P4">Is it an important detail?</text:p>
        </text:list-item>
        <text:list-item>
          <text:p text:style-name="P4">It was possible in the end </text:p>
        </text:list-item>
        <text:list-item>
          <text:p text:style-name="P4">It wasn’t his achievement </text:p>
        </text:list-item>
        <text:list-item>
          <text:p text:style-name="P4">Will the directer say it soon?</text:p>
        </text:list-item>
        <text:list-item>
          <text:p text:style-name="P4">It required much more professionalism </text:p>
        </text:list-item>
        <text:list-item>
          <text:p text:style-name="P4">It isn’t rainy. It’s sunny </text:p>
        </text:list-item>
        <text:list-item>
          <text:p text:style-name="P4">We overcame different difficulties </text:p>
        </text:list-item>
        <text:list-item>
          <text:p text:style-name="P4">When does he feel happy?</text:p>
        </text:list-item>
        <text:list-item>
          <text:p text:style-name="P4">She was there instead of him</text:p>
        </text:list-item>
        <text:list-item>
          <text:p text:style-name="P4">I know I have a good sense of humor </text:p>
        </text:list-item>
        <text:list-item>
          <text:p text:style-name="P4">We were there instead of them </text:p>
        </text:list-item>
        <text:list-item>
          <text:p text:style-name="P4">This worker will get tired soon <text:s/></text:p>
        </text:list-item>
        <text:list-item>
          <text:p text:style-name="P4">He apologized for his rude behavior </text:p>
        </text:list-item>
        <text:list-item>
          <text:p text:style-name="P4">I really like this playlist</text:p>
        </text:list-item>
        <text:list-item>
          <text:p text:style-name="P4">The news impressed him </text:p>
        </text:list-item>
        <text:list-item>
          <text:p text:style-name="P4">I’ll try not to spend so much money <text:s/></text:p>
        </text:list-item>
        <text:list-item>
          <text:p text:style-name="P4">Is it your size?</text:p>
        </text:list-item>
        <text:list-item>
          <text:p text:style-name="P4">He experienced so many difficulties </text:p>
        </text:list-item>
        <text:list-item>
          <text:p text:style-name="P4">We’ll minimize the costs </text:p>
        </text:list-item>
        <text:list-item>
          <text:p text:style-name="P4">What kind of person was he?</text:p>
        </text:list-item>
        <text:list-item>
          <text:p text:style-name="P4">She found a better place </text:p>
        </text:list-item>
        <text:list-item>
          <text:p text:style-name="P4">Is this boy his younger brother?</text:p>
        </text:list-item>
        <text:list-item>
          <text:p text:style-name="P4">You’ll be satisfied with your result</text:p>
        </text:list-item>
        <text:list-item>
          <text:p text:style-name="P4">I’ll do my best to speak English fluently </text:p>
        </text:list-item>
        <text:list-item>
          <text:p text:style-name="P4">I put it on the table </text:p>
        </text:list-item>
        <text:list-item>
          <text:p text:style-name="P4"><text:soft-page-break/>He showed his dissatisfaction </text:p>
        </text:list-item>
        <text:list-item>
          <text:p text:style-name="P4">We’re full of energy </text:p>
        </text:list-item>
        <text:list-item>
          <text:p text:style-name="P4">You know it</text:p>
        </text:list-item>
        <text:list-item>
          <text:p text:style-name="P4">When will you start translating it from Russia into English?</text:p>
        </text:list-item>
        <text:list-item>
          <text:p text:style-name="P4">You’ll see it at the end of the presentation </text:p>
        </text:list-item>
        <text:list-item>
          <text:p text:style-name="P4">They produced very expensive goods</text:p>
        </text:list-item>
        <text:list-item>
          <text:p text:style-name="P4">I started preparing for my exams </text:p>
        </text:list-item>
        <text:list-item>
          <text:p text:style-name="P4">We heard it at the end of the video</text:p>
        </text:list-item>
        <text:list-item>
          <text:p text:style-name="P4">This is my car </text:p>
        </text:list-item>
        <text:list-item>
          <text:p text:style-name="P4">I think I’ll learn English in two years </text:p>
        </text:list-item>
        <text:list-item>
          <text:p text:style-name="P4">He’s bad at dancing </text:p>
        </text:list-item>
        <text:list-item>
          <text:p text:style-name="P4">I did my best to study better <text:s/></text:p>
        </text:list-item>
        <text:list-item>
          <text:p text:style-name="P4">Health was in the first place for her </text:p>
        </text:list-item>
        <text:list-item>
          <text:p text:style-name="P4">He usually gets several e-mails a day </text:p>
        </text:list-item>
        <text:list-item>
          <text:p text:style-name="P4">It’s very loud </text:p>
        </text:list-item>
        <text:list-item>
          <text:p text:style-name="P4">He entered the building </text:p>
        </text:list-item>
        <text:list-item>
          <text:p text:style-name="P4">I want to speak English better </text:p>
        </text:list-item>
        <text:list-item>
          <text:p text:style-name="P4">You should pay attention to it</text:p>
        </text:list-item>
        <text:list-item>
          <text:p text:style-name="P4">She’s bad at dancing</text:p>
        </text:list-item>
        <text:list-item>
          <text:p text:style-name="P4">It was necessary to translate this sentence </text:p>
        </text:list-item>
        <text:list-item>
          <text:p text:style-name="P4">He was on the other side </text:p>
        </text:list-item>
        <text:list-item>
          <text:p text:style-name="P4">His income wasn’t enough </text:p>
        </text:list-item>
        <text:list-item>
          <text:p text:style-name="P4">Her mother is in the kitchen </text:p>
        </text:list-item>
        <text:list-item>
          <text:p text:style-name="P4">I’ll take this offer with great pleasure </text:p>
        </text:list-item>
        <text:list-item>
          <text:p text:style-name="P4">How regularly were your meetings?</text:p>
        </text:list-item>
        <text:list-item>
          <text:p text:style-name="P4">Where do you work?</text:p>
        </text:list-item>
        <text:list-item>
          <text:p text:style-name="P4">I’d like to understand native speakers </text:p>
        </text:list-item>
        <text:list-item>
          <text:p text:style-name="P4">What do they want to tell you?</text:p>
        </text:list-item>
        <text:list-item>
          <text:p text:style-name="P4">Who will know it?</text:p>
        </text:list-item>
        <text:list-item>
          <text:p text:style-name="P4">Did she explain this thing to them?</text:p>
        </text:list-item>
        <text:list-item>
          <text:p text:style-name="P4">Her results were quite satisfactory </text:p>
        </text:list-item>
        <text:list-item>
          <text:p text:style-name="P4">I managed to do it in spite of that difficulty </text:p>
        </text:list-item>
        <text:list-item>
          <text:p text:style-name="P4">His recommendation wasn’t useful </text:p>
        </text:list-item>
        <text:list-item>
          <text:p text:style-name="P4">Do they think the same?</text:p>
        </text:list-item>
        <text:list-item>
          <text:p text:style-name="P4">He ignored their questions </text:p>
        </text:list-item>
        <text:list-item>
          <text:p text:style-name="P4">We also need to consider various economic problems </text:p>
        </text:list-item>
        <text:list-item>
          <text:p text:style-name="P4">What time did this thing happen?</text:p>
        </text:list-item>
        <text:list-item>
          <text:p text:style-name="P4"><text:soft-page-break/>Was I on the right way? <text:tab/></text:p>
        </text:list-item>
        <text:list-item>
          <text:p text:style-name="P4">I followed your advice </text:p>
        </text:list-item>
        <text:list-item>
          <text:p text:style-name="P4">I looked at that advertisement</text:p>
        </text:list-item>
        <text:list-item>
          <text:p text:style-name="P4">He smoked quite rarely / seldom </text:p>
        </text:list-item>
        <text:list-item>
          <text:p text:style-name="P4">Others didn’t know it </text:p>
        </text:list-item>
        <text:list-item>
          <text:p text:style-name="P4">This playlist really helped me realize my mistakes </text:p>
        </text:list-item>
        <text:list-item>
          <text:p text:style-name="P4">I threw it away </text:p>
        </text:list-item>
        <text:list-item>
          <text:p text:style-name="P4">Will you explain it to me?</text:p>
        </text:list-item>
        <text:list-item>
          <text:p text:style-name="P4">We also need to consider various economic factors </text:p>
        </text:list-item>
        <text:list-item>
          <text:p text:style-name="P4">It may / might happen</text:p>
        </text:list-item>
        <text:list-item>
          <text:p text:style-name="P4">She ran very fast</text:p>
        </text:list-item>
        <text:list-item>
          <text:p text:style-name="P4">The price was low</text:p>
        </text:list-item>
        <text:list-item>
          <text:p text:style-name="P4">He’ll put on a worm coat </text:p>
        </text:list-item>
        <text:list-item>
          <text:p text:style-name="P4">Everyone will look happy </text:p>
        </text:list-item>
        <text:list-item>
          <text:p text:style-name="P4">She goes abroad every year </text:p>
        </text:list-item>
        <text:list-item>
          <text:p text:style-name="P4">I’ll try to make a good presentation </text:p>
        </text:list-item>
        <text:list-item>
          <text:p text:style-name="P4">It was obvious for him </text:p>
        </text:list-item>
        <text:list-item>
          <text:p text:style-name="P4">Does she teach English?</text:p>
        </text:list-item>
        <text:list-item>
          <text:p text:style-name="P4">What’s strange?</text:p>
        </text:list-item>
        <text:list-item>
          <text:p text:style-name="P4">Were aren’t colleagues <text:s text:c="2"/></text:p>
        </text:list-item>
        <text:list-item>
          <text:p text:style-name="P4">He won’t communicate with him anymore </text:p>
        </text:list-item>
        <text:list-item>
          <text:p text:style-name="P4">Does he work too slowly?</text:p>
        </text:list-item>
        <text:list-item>
          <text:p text:style-name="P4">We were glad to see her</text:p>
        </text:list-item>
        <text:list-item>
          <text:p text:style-name="P4">They stayed at home the day before yesterday <text:s/></text:p>
        </text:list-item>
        <text:list-item>
          <text:p text:style-name="P4">Is she in Italy now?</text:p>
        </text:list-item>
        <text:list-item>
          <text:p text:style-name="P4">Where was it?</text:p>
        </text:list-item>
        <text:list-item>
          <text:p text:style-name="P4">Does his girlfriend understand it?</text:p>
        </text:list-item>
        <text:list-item>
          <text:p text:style-name="P4">I disapprove of this choice <text:s/></text:p>
        </text:list-item>
        <text:list-item>
          <text:p text:style-name="P4">I saved money </text:p>
        </text:list-item>
        <text:list-item>
          <text:p text:style-name="P4">I don’t need to analyze all the date </text:p>
        </text:list-item>
        <text:list-item>
          <text:p text:style-name="P4">She tried to do it </text:p>
        </text:list-item>
        <text:list-item>
          <text:p text:style-name="P4">He gave this thing to me </text:p>
        </text:list-item>
        <text:list-item>
          <text:p text:style-name="P4">She has such a big choice </text:p>
        </text:list-item>
        <text:list-item>
          <text:p text:style-name="P4">I finished watching this video </text:p>
        </text:list-item>
        <text:list-item>
          <text:p text:style-name="P4">How difficult are these exercises </text:p>
        </text:list-item>
        <text:list-item>
          <text:p text:style-name="P4">He’s a very poo person</text:p>
        </text:list-item>
        <text:list-item>
          <text:p text:style-name="P4">We’ll eat fresh fruit and vegetables there </text:p>
        </text:list-item>
        <text:list-item>
          <text:p text:style-name="P4"><text:soft-page-break/>She tore the papers </text:p>
        </text:list-item>
        <text:list-item>
          <text:p text:style-name="P4">I saw it in the end <text:s/></text:p>
        </text:list-item>
        <text:list-item>
          <text:p text:style-name="P4">My pronunciation will became better </text:p>
        </text:list-item>
        <text:list-item>
          <text:p text:style-name="P4">I also like this idea </text:p>
        </text:list-item>
        <text:list-item>
          <text:p text:style-name="P4">We try not to mention it </text:p>
        </text:list-item>
        <text:list-item>
          <text:p text:style-name="P4">Does he like it?</text:p>
        </text:list-item>
        <text:list-item>
          <text:p text:style-name="P4">Money is unimportant </text:p>
        </text:list-item>
        <text:list-item>
          <text:p text:style-name="P4">I see you preferred not to mention it</text:p>
        </text:list-item>
        <text:list-item>
          <text:p text:style-name="P4">Why does she usually try to change it </text:p>
        </text:list-item>
        <text:list-item>
          <text:p text:style-name="P4">I don’t agree with you</text:p>
        </text:list-item>
        <text:list-item>
          <text:p text:style-name="P4">It was such an innovative approach </text:p>
        </text:list-item>
        <text:list-item>
          <text:p text:style-name="P4">I tried no to say it</text:p>
        </text:list-item>
        <text:list-item>
          <text:p text:style-name="P4">How will they behave?</text:p>
        </text:list-item>
        <text:list-item>
          <text:p text:style-name="P4">Who was in the same group?</text:p>
        </text:list-item>
        <text:list-item>
          <text:p text:style-name="P4">She kept her money in this bank </text:p>
        </text:list-item>
        <text:list-item>
          <text:p text:style-name="P4">How will you solve your financial problems?</text:p>
        </text:list-item>
        <text:list-item>
          <text:p text:style-name="P4">Is it your final decision?</text:p>
        </text:list-item>
        <text:list-item>
          <text:p text:style-name="P4">I succeeded in finding better suppliers </text:p>
        </text:list-item>
        <text:list-item>
          <text:p text:style-name="P4">Do we show goo results? </text:p>
        </text:list-item>
        <text:list-item>
          <text:p text:style-name="P4">I’ll be able to improve my knowledge significantly </text:p>
        </text:list-item>
        <text:list-item>
          <text:p text:style-name="P4">What music do you prefer?</text:p>
        </text:list-item>
        <text:list-item>
          <text:p text:style-name="P4">He often laughs at it</text:p>
        </text:list-item>
        <text:list-item>
          <text:p text:style-name="P5">They noticed our absence</text:p>
        </text:list-item>
        <text:list-item>
          <text:p text:style-name="P5">His attempts weren’t successful </text:p>
        </text:list-item>
        <text:list-item>
          <text:p text:style-name="P5">Did she decide not to do it?</text:p>
        </text:list-item>
        <text:list-item>
          <text:p text:style-name="P6">How will you translate this expression? </text:p>
        </text:list-item>
        <text:list-item>
          <text:p text:style-name="P6">It’s too easy </text:p>
        </text:list-item>
        <text:list-item>
          <text:p text:style-name="P6">I managed to improve my grammar greatly </text:p>
        </text:list-item>
        <text:list-item>
          <text:p text:style-name="P6">Are you from the United States?</text:p>
        </text:list-item>
        <text:list-item>
          <text:p text:style-name="P6">They broke the window </text:p>
        </text:list-item>
        <text:list-item>
          <text:p text:style-name="P6">I wanted to devout more free time to my health </text:p>
        </text:list-item>
        <text:list-item>
          <text:p text:style-name="P6">We did it in spite of (despite) her words </text:p>
        </text:list-item>
        <text:list-item>
          <text:p text:style-name="P6">Who is she?</text:p>
        </text:list-item>
        <text:list-item>
          <text:p text:style-name="P6">It cost much more than she thinks</text:p>
        </text:list-item>
        <text:list-item>
          <text:p text:style-name="P6">I’ll speak English without any mistakes at all </text:p>
        </text:list-item>
        <text:list-item>
          <text:p text:style-name="P7">Whose advice will you take into account / consideration?</text:p>
        </text:list-item>
        <text:list-item>
          <text:p text:style-name="P7">Who was in the last place?</text:p>
        </text:list-item>
        <text:list-item>
          <text:p text:style-name="P7"><text:soft-page-break/>It’s too expensive <text:s/></text:p>
        </text:list-item>
        <text:list-item>
          <text:p text:style-name="P7">Can you play badminton?</text:p>
        </text:list-item>
        <text:list-item>
          <text:p text:style-name="P7">We wanted to devote more free time to our health </text:p>
        </text:list-item>
        <text:list-item>
          <text:p text:style-name="P7">We did it despite his words </text:p>
        </text:list-item>
        <text:list-item>
          <text:p text:style-name="P7">We were really shocked </text:p>
        </text:list-item>
        <text:list-item>
          <text:p text:style-name="P7">We need to minimize the costs </text:p>
        </text:list-item>
        <text:list-item>
          <text:p text:style-name="P7">She’ll be available tomorrow </text:p>
        </text:list-item>
        <text:list-item>
          <text:p text:style-name="P7">He gave up smoking <text:s/></text:p>
        </text:list-item>
        <text:list-item>
          <text:p text:style-name="P8">I insisted on doing it </text:p>
        </text:list-item>
        <text:list-item>
          <text:p text:style-name="P8">They gave us a very formal answer (reply) </text:p>
        </text:list-item>
        <text:list-item>
          <text:p text:style-name="P8">Can you play tennis?</text:p>
        </text:list-item>
        <text:list-item>
          <text:p text:style-name="P8">They discovered this continent <text:s/></text:p>
        </text:list-item>
        <text:list-item>
          <text:p text:style-name="P8">He’s fond of traveling <text:s/></text:p>
        </text:list-item>
        <text:list-item>
          <text:p text:style-name="P8">How was it?</text:p>
        </text:list-item>
        <text:list-item>
          <text:p text:style-name="P8">It was my big dream </text:p>
        </text:list-item>
        <text:list-item>
          <text:p text:style-name="P8">It was a brilliant result </text:p>
        </text:list-item>
        <text:list-item>
          <text:p text:style-name="P8">Is he often late?</text:p>
        </text:list-item>
        <text:list-item>
          <text:p text:style-name="P8">It won’t be the best choice </text:p>
        </text:list-item>
        <text:list-item>
          <text:p text:style-name="P8">I’m ready </text:p>
        </text:list-item>
        <text:list-item>
          <text:p text:style-name="P8">I really liked this idea</text:p>
        </text:list-item>
        <text:list-item>
          <text:p text:style-name="P8"><text:span text:style-name="T1">Will it be possible in the beginning? </text:span><text:s/></text:p>
        </text:list-item>
        <text:list-item>
          <text:p text:style-name="P9">To what extend did he agree?</text:p>
        </text:list-item>
        <text:list-item>
          <text:p text:style-name="P10">Will it happen? Not necessarily </text:p>
        </text:list-item>
        <text:list-item>
          <text:p text:style-name="P10">Is this method new?</text:p>
        </text:list-item>
        <text:list-item>
          <text:p text:style-name="P10">I was born on the ninth of September </text:p>
        </text:list-item>
        <text:list-item>
          <text:p text:style-name="P10">He’s very busy at the moment </text:p>
        </text:list-item>
        <text:list-item>
          <text:p text:style-name="P10">He got two thousand dollars monthly </text:p>
        </text:list-item>
        <text:list-item>
          <text:p text:style-name="P10">What books will you buy?</text:p>
        </text:list-item>
        <text:list-item>
          <text:p text:style-name="P10">We practiced speaking English </text:p>
        </text:list-item>
        <text:list-item>
          <text:p text:style-name="P10">I like your decision </text:p>
        </text:list-item>
        <text:list-item>
          <text:p text:style-name="P10">I wouldn’t tell him this thing </text:p>
        </text:list-item>
        <text:list-item>
          <text:p text:style-name="P10">She started learning English three years ago <text:s text:c="2"/></text:p>
        </text:list-item>
        <text:list-item>
          <text:p text:style-name="P10">What did you want to know?</text:p>
        </text:list-item>
        <text:list-item>
          <text:p text:style-name="P10">The men are in this room </text:p>
        </text:list-item>
        <text:list-item>
          <text:p text:style-name="P10">I’ll do my best to <text:span text:style-name="T2">take the first place </text:span></text:p>
        </text:list-item>
        <text:list-item>
          <text:p text:style-name="P11">She forgot everything </text:p>
        </text:list-item>
        <text:list-item>
          <text:p text:style-name="P11">They won’t get divorced this year </text:p>
        </text:list-item>
        <text:list-item>
          <text:p text:style-name="P11"><text:soft-page-break/>I managed to improve my pronunciation significantly </text:p>
        </text:list-item>
        <text:list-item>
          <text:p text:style-name="P11">He preferred not to do it </text:p>
        </text:list-item>
        <text:list-item>
          <text:p text:style-name="P11">You’re right </text:p>
        </text:list-item>
        <text:list-item>
          <text:p text:style-name="P11">I’ll try not to make mistakes </text:p>
        </text:list-item>
        <text:list-item>
          <text:p text:style-name="P11">They’ll be able to resolve this conflict </text:p>
        </text:list-item>
        <text:list-item>
          <text:p text:style-name="P11">He said it again </text:p>
        </text:list-item>
        <text:list-item>
          <text:p text:style-name="P11">What’s your best friend’s name?</text:p>
        </text:list-item>
        <text:list-item>
          <text:p text:style-name="P11">It’s hot </text:p>
        </text:list-item>
        <text:list-item>
          <text:p text:style-name="P11">Are you tired?</text:p>
        </text:list-item>
        <text:list-item>
          <text:p text:style-name="P11">I foresaw this situation </text:p>
        </text:list-item>
        <text:list-item>
          <text:p text:style-name="P11">I work there</text:p>
        </text:list-item>
        <text:list-item>
          <text:p text:style-name="P11">I revised these videos </text:p>
        </text:list-item>
        <text:list-item>
          <text:p text:style-name="P11">How many friends do you have?</text:p>
        </text:list-item>
        <text:list-item>
          <text:p text:style-name="P12">They understood it much late </text:p>
        </text:list-item>
        <text:list-item>
          <text:p text:style-name="P12">I’ll spend so much money on it </text:p>
        </text:list-item>
        <text:list-item>
          <text:p text:style-name="P12">It’s the best playlist </text:p>
        </text:list-item>
        <text:list-item>
          <text:p text:style-name="P12">He drove home </text:p>
        </text:list-item>
        <text:list-item>
          <text:p text:style-name="P12">She always does it with great pleasure </text:p>
        </text:list-item>
        <text:list-item>
          <text:p text:style-name="P12">It’s such an important meeting </text:p>
        </text:list-item>
        <text:list-item>
          <text:p text:style-name="P12">He went to school </text:p>
        </text:list-item>
        <text:list-item>
          <text:p text:style-name="P12">This level enough to speak English fluently and correctly </text:p>
        </text:list-item>
        <text:list-item>
          <text:p text:style-name="P12">She often listened to classical music </text:p>
        </text:list-item>
        <text:list-item>
          <text:p text:style-name="P12">It’s necessary to work on our writing skills </text:p>
        </text:list-item>
        <text:list-item>
          <text:p text:style-name="P12">Her results were satisfactory </text:p>
        </text:list-item>
        <text:list-item>
          <text:p text:style-name="P12">I sometimes overpaid </text:p>
        </text:list-item>
        <text:list-item>
          <text:p text:style-name="P13">I’ll try not to talk about it </text:p>
        </text:list-item>
        <text:list-item>
          <text:p text:style-name="P13">It isn’t so </text:p>
        </text:list-item>
        <text:list-item>
          <text:p text:style-name="P13">They looked at her</text:p>
        </text:list-item>
        <text:list-item>
          <text:p text:style-name="P14">Is he abroad?</text:p>
        </text:list-item>
        <text:list-item>
          <text:p text:style-name="P14">I hope you won’t confuse these phrases anymore </text:p>
        </text:list-item>
        <text:list-item>
          <text:p text:style-name="P14">You need to compare these results</text:p>
        </text:list-item>
        <text:list-item>
          <text:p text:style-name="P14">They often laugh at it </text:p>
        </text:list-item>
        <text:list-item>
          <text:p text:style-name="P14">It’s necessary to do these exercises <text:s text:c="2"/></text:p>
        </text:list-item>
        <text:list-item>
          <text:p text:style-name="P14">I want this thing </text:p>
        </text:list-item>
        <text:list-item>
          <text:p text:style-name="P14">They had a great time together </text:p>
        </text:list-item>
        <text:list-item>
          <text:p text:style-name="P14">I did it despite their words </text:p>
        </text:list-item>
        <text:list-item>
          <text:p text:style-name="P14">I like this channel, too </text:p>
        </text:list-item>
        <text:list-item>
          <text:p text:style-name="P14"><text:soft-page-break/>I like this subject </text:p>
        </text:list-item>
        <text:list-item>
          <text:p text:style-name="P14">When will she join us?</text:p>
        </text:list-item>
        <text:list-item>
          <text:p text:style-name="P14">My elder brother and I were here</text:p>
        </text:list-item>
        <text:list-item>
          <text:p text:style-name="P14">These lessons helped us speak English more correctly </text:p>
        </text:list-item>
        <text:list-item>
          <text:p text:style-name="P15">They accused her of a very serious crime</text:p>
        </text:list-item>
        <text:list-item>
          <text:p text:style-name="P15">We liked the simplicity of these videos <text:s/></text:p>
        </text:list-item>
        <text:list-item>
          <text:p text:style-name="P15">Is this song very popular </text:p>
        </text:list-item>
        <text:list-item>
          <text:p text:style-name="P15">I really want to speak English fluently </text:p>
        </text:list-item>
        <text:list-item>
          <text:p text:style-name="P15">He wore very poor clothes </text:p>
        </text:list-item>
        <text:list-item>
          <text:p text:style-name="P15">How often will it be? </text:p>
        </text:list-item>
        <text:list-item>
          <text:p text:style-name="P15">He feels very surprised </text:p>
        </text:list-item>
        <text:list-item>
          <text:p text:style-name="P15">Who feels tired? </text:p>
        </text:list-item>
        <text:list-item>
          <text:p text:style-name="P15">It isn’t the best course. I like this course more </text:p>
        </text:list-item>
        <text:list-item>
          <text:p text:style-name="P15">All the girls are there</text:p>
        </text:list-item>
        <text:list-item>
          <text:p text:style-name="P15">I had free time for it </text:p>
        </text:list-item>
        <text:list-item>
          <text:p text:style-name="P15">Were you <text:span text:style-name="T3">so busy?</text:span></text:p>
        </text:list-item>
        <text:list-item>
          <text:p text:style-name="P16">They’re really tired of it </text:p>
        </text:list-item>
        <text:list-item>
          <text:p text:style-name="P16">I love you</text:p>
        </text:list-item>
        <text:list-item>
          <text:p text:style-name="P16">Do they often talk about it?</text:p>
        </text:list-item>
        <text:list-item>
          <text:p text:style-name="P16">I learnt so many new words </text:p>
        </text:list-item>
        <text:list-item>
          <text:p text:style-name="P16">She gave up smoking </text:p>
        </text:list-item>
        <text:list-item>
          <text:p text:style-name="P16">You’ll like this idea</text:p>
        </text:list-item>
        <text:list-item>
          <text:p text:style-name="P16">I’d like to do it </text:p>
        </text:list-item>
        <text:list-item>
          <text:p text:style-name="P16">Can you play the piano?</text:p>
        </text:list-item>
        <text:list-item>
          <text:p text:style-name="P16">It’ll happen on a regular basis <text:s/></text:p>
        </text:list-item>
        <text:list-item>
          <text:p text:style-name="P16">It’s so cheap </text:p>
        </text:list-item>
        <text:list-item>
          <text:p text:style-name="P16">When will you start preparing for this exam?</text:p>
        </text:list-item>
        <text:list-item>
          <text:p text:style-name="P17">They’re at work</text:p>
        </text:list-item>
        <text:list-item>
          <text:p text:style-name="P17">Does your son want to train on a regular basis?</text:p>
        </text:list-item>
        <text:list-item>
          <text:p text:style-name="P17">I arrived at the airport <text:s/></text:p>
        </text:list-item>
        <text:list-item>
          <text:p text:style-name="P17">I’m used / accustomed to doing it on a regular basis </text:p>
        </text:list-item>
        <text:list-item>
          <text:p text:style-name="P17">He works very hard </text:p>
        </text:list-item>
        <text:list-item>
          <text:p text:style-name="P17">He sold his business </text:p>
        </text:list-item>
        <text:list-item>
          <text:p text:style-name="P17">He’s away. He’s in another city </text:p>
        </text:list-item>
        <text:list-item>
          <text:p text:style-name="P17">He wished me good luck </text:p>
        </text:list-item>
        <text:list-item>
          <text:p text:style-name="P17">Will it be a standard procedure? </text:p>
        </text:list-item>
        <text:list-item>
          <text:p text:style-name="P17">You’ll improve your English significantly / considerably </text:p>
        </text:list-item>
        <text:list-item>
          <text:p text:style-name="P18"><text:soft-page-break/>I was so tired</text:p>
        </text:list-item>
        <text:list-item>
          <text:p text:style-name="P18">It’s a very low level </text:p>
        </text:list-item>
        <text:list-item>
          <text:p text:style-name="P18">When do have more free time?</text:p>
        </text:list-item>
        <text:list-item>
          <text:p text:style-name="P18">Will this information be useful for him?</text:p>
        </text:list-item>
        <text:list-item>
          <text:p text:style-name="P18">What’s the reason for such a strange answer?</text:p>
        </text:list-item>
        <text:list-item>
          <text:p text:style-name="P18">She likes classical music</text:p>
        </text:list-item>
        <text:list-item>
          <text:p text:style-name="P18">Why were you so pessimistic? <text:s/></text:p>
        </text:list-item>
        <text:list-item>
          <text:p text:style-name="P19">You won’t influence him </text:p>
        </text:list-item>
        <text:list-item>
          <text:p text:style-name="P19">I didn’t know how to answer those questions </text:p>
        </text:list-item>
        <text:list-item>
          <text:p text:style-name="P19">Who did they invite to their wedding?</text:p>
        </text:list-item>
        <text:list-item>
          <text:p text:style-name="P19">He checked my work</text:p>
        </text:list-item>
        <text:list-item>
          <text:p text:style-name="P19">They weren’t tired at all</text:p>
        </text:list-item>
        <text:list-item>
          <text:p text:style-name="P19">She’s a very beautiful girl </text:p>
        </text:list-item>
        <text:list-item>
          <text:p text:style-name="P19">He’s such a talented boy</text:p>
        </text:list-item>
        <text:list-item>
          <text:p text:style-name="P20">You can get tired soon </text:p>
        </text:list-item>
        <text:list-item>
          <text:p text:style-name="P20">She looks very thoughtful </text:p>
        </text:list-item>
        <text:list-item>
          <text:p text:style-name="P20">He accused her of a very serious crime</text:p>
        </text:list-item>
        <text:list-item>
          <text:p text:style-name="P20">She drew a very beautiful picture </text:p>
        </text:list-item>
        <text:list-item>
          <text:p text:style-name="P20">Will our level be Advanced?</text:p>
        </text:list-item>
        <text:list-item>
          <text:p text:style-name="P20">I hope you remember it </text:p>
        </text:list-item>
        <text:list-item>
          <text:p text:style-name="P20">It ‘ll shock you </text:p>
        </text:list-item>
        <text:list-item>
          <text:p text:style-name="P20">Does she need more support?</text:p>
        </text:list-item>
        <text:list-item>
          <text:p text:style-name="P20">He apologized for his rude behavior </text:p>
        </text:list-item>
        <text:list-item>
          <text:p text:style-name="P20">He considered it unimportant </text:p>
        </text:list-item>
        <text:list-item>
          <text:p text:style-name="P21">It’s important </text:p>
        </text:list-item>
        <text:list-item>
          <text:p text:style-name="P21">You’re a good teacher </text:p>
        </text:list-item>
        <text:list-item>
          <text:p text:style-name="P21">What’s your mother’s job?</text:p>
        </text:list-item>
        <text:list-item>
          <text:p text:style-name="P21">You need to think it over more thoroughly</text:p>
        </text:list-item>
        <text:list-item>
          <text:p text:style-name="P21">These lessons will be more than enough </text:p>
        </text:list-item>
        <text:list-item>
          <text:p text:style-name="P21">I analyzed this report</text:p>
        </text:list-item>
        <text:list-item>
          <text:p text:style-name="P21">Is the new important </text:p>
        </text:list-item>
        <text:list-item>
          <text:p text:style-name="P21">What kind of examples does his teacher give?</text:p>
        </text:list-item>
        <text:list-item>
          <text:p text:style-name="P21">Will you pay for this insurance? </text:p>
        </text:list-item>
        <text:list-item>
          <text:p text:style-name="P23">She feels interested in it </text:p>
        </text:list-item>
        <text:list-item>
          <text:p text:style-name="P23">Why are so pessimistic?</text:p>
        </text:list-item>
        <text:list-item>
          <text:p text:style-name="P23">My teacher advised me to do it</text:p>
        </text:list-item>
        <text:list-item>
          <text:p text:style-name="P23">We’ll be grateful to you for it </text:p>
        </text:list-item>
        <text:list-item>
          <text:p text:style-name="P23"><text:soft-page-break/>She thinks she’ll learn English by her self / on her own</text:p>
        </text:list-item>
        <text:list-item>
          <text:p text:style-name="P22"><text:span text:style-name="T4">When will the teacher continue doing it?</text:span> </text:p>
        </text:list-item>
        <text:list-item>
          <text:p text:style-name="P23">The police arrested this thief </text:p>
        </text:list-item>
        <text:list-item>
          <text:p text:style-name="P23">He realized it only later </text:p>
        </text:list-item>
        <text:list-item>
          <text:p text:style-name="P23">He’s a doctor </text:p>
        </text:list-item>
        <text:list-item>
          <text:p text:style-name="P24">I could learn English really enjoying it </text:p>
        </text:list-item>
        <text:list-item>
          <text:p text:style-name="P24">It’s a real sensation </text:p>
        </text:list-item>
        <text:list-item>
          <text:p text:style-name="P24">The news shocked everyone </text:p>
        </text:list-item>
        <text:list-item>
          <text:p text:style-name="P24">They won’t prove it</text:p>
        </text:list-item>
        <text:list-item>
          <text:p text:style-name="P24">Is it a simple exercise? </text:p>
        </text:list-item>
        <text:list-item>
          <text:p text:style-name="P24">Her daughter is in the park</text:p>
        </text:list-item>
        <text:list-item>
          <text:p text:style-name="P24">He sometimes wants to do it</text:p>
        </text:list-item>
        <text:list-item>
          <text:p text:style-name="P25">He smiled at her</text:p>
        </text:list-item>
        <text:list-item>
          <text:p text:style-name="P25">Their hard work led them to success </text:p>
        </text:list-item>
        <text:list-item>
          <text:p text:style-name="P25">I stopped to look at this thing</text:p>
        </text:list-item>
        <text:list-item>
          <text:p text:style-name="P25">I’m fond of this channel thanks to such a positive atmosphere </text:p>
        </text:list-item>
        <text:list-item>
          <text:p text:style-name="P25">I won’t interrupt him </text:p>
        </text:list-item>
        <text:list-item>
          <text:p text:style-name="P25">How do you usually get here?</text:p>
        </text:list-item>
        <text:list-item>
          <text:p text:style-name="P25">My boss isn’t surprised at all</text:p>
        </text:list-item>
        <text:list-item>
          <text:p text:style-name="P25">She explains all these things very well</text:p>
        </text:list-item>
        <text:list-item>
          <text:p text:style-name="P25">We controlled the workers </text:p>
        </text:list-item>
        <text:list-item>
          <text:p text:style-name="P25">I think so</text:p>
        </text:list-item>
        <text:list-item>
          <text:p text:style-name="P25">He didn’t say it loudly enough </text:p>
        </text:list-item>
        <text:list-item>
          <text:p text:style-name="P25">Will the temperature be above zero? </text:p>
        </text:list-item>
        <text:list-item>
          <text:p text:style-name="P25">It doesn’t seem useful</text:p>
        </text:list-item>
        <text:list-item>
          <text:p text:style-name="P25">I learn English to find a better job</text:p>
        </text:list-item>
        <text:list-item>
          <text:p text:style-name="P25">He wasn’t used / accustomed to it </text:p>
        </text:list-item>
        <text:list-item>
          <text:p text:style-name="P25">How long will your parents be away?</text:p>
        </text:list-item>
        <text:list-item>
          <text:p text:style-name="P25">It’s a very good decision </text:p>
        </text:list-item>
        <text:list-item>
          <text:p text:style-name="P25">This result impressed him</text:p>
        </text:list-item>
        <text:list-item>
          <text:p text:style-name="P26">What salary does she have? What’s her salary?</text:p>
        </text:list-item>
        <text:list-item>
          <text:p text:style-name="P26">Who will be against it?</text:p>
        </text:list-item>
        <text:list-item>
          <text:p text:style-name="P26">I’m fond of this channel thanks to our teacher</text:p>
        </text:list-item>
        <text:list-item>
          <text:p text:style-name="P26">Is their father a businessman? </text:p>
        </text:list-item>
        <text:list-item>
          <text:p text:style-name="P26">Is it so ineffective?</text:p>
        </text:list-item>
        <text:list-item>
          <text:p text:style-name="P26">When will you be free?</text:p>
        </text:list-item>
        <text:list-item>
          <text:p text:style-name="P26"><text:soft-page-break/>How much is that dress?</text:p>
        </text:list-item>
        <text:list-item>
          <text:p text:style-name="P26">He sang really well</text:p>
        </text:list-item>
        <text:list-item>
          <text:p text:style-name="P26">We want to know English </text:p>
        </text:list-item>
        <text:list-item>
          <text:p text:style-name="P26">English is easy </text:p>
        </text:list-item>
        <text:list-item>
          <text:p text:style-name="P26">I forgot to say it</text:p>
        </text:list-item>
        <text:list-item>
          <text:p text:style-name="P26">I have lots of inspirations </text:p>
        </text:list-item>
        <text:list-item>
          <text:p text:style-name="P26">He invested too little money </text:p>
        </text:list-item>
        <text:list-item>
          <text:p text:style-name="P26">I started learning English very intensively </text:p>
        </text:list-item>
        <text:list-item>
          <text:p text:style-name="P26">He watched this lesson </text:p>
        </text:list-item>
        <text:list-item>
          <text:p text:style-name="P26">I wasn’t sure</text:p>
        </text:list-item>
        <text:list-item>
          <text:p text:style-name="P26">This money was too little </text:p>
        </text:list-item>
        <text:list-item>
          <text:p text:style-name="P27">How will the students be able to improve their results?</text:p>
        </text:list-item>
        <text:list-item>
          <text:p text:style-name="P27">I did it to earn more money </text:p>
        </text:list-item>
        <text:list-item>
          <text:p text:style-name="P27">Was he on holiday last week?</text:p>
        </text:list-item>
        <text:list-item>
          <text:p text:style-name="P27">Will they invest this money?</text:p>
        </text:list-item>
        <text:list-item>
          <text:p text:style-name="P27">Who’s in the room?</text:p>
        </text:list-item>
        <text:list-item>
          <text:p text:style-name="P27">This project will have a commercial success </text:p>
        </text:list-item>
        <text:list-item>
          <text:p text:style-name="P27">Your lessons really help </text:p>
        </text:list-item>
        <text:list-item>
          <text:p text:style-name="P27">What’s your sister’s name?</text:p>
        </text:list-item>
        <text:list-item>
          <text:p text:style-name="P27">He’s proud of his outstanding achievements </text:p>
        </text:list-item>
        <text:list-item>
          <text:p text:style-name="P27">He calls him quite seldom / rarely </text:p>
        </text:list-item>
        <text:list-item>
          <text:p text:style-name="P27">When did you finish doing it?</text:p>
        </text:list-item>
        <text:list-item>
          <text:p text:style-name="P27">Is it a global problem?</text:p>
        </text:list-item>
        <text:list-item>
          <text:p text:style-name="P27">Do you think the same?</text:p>
        </text:list-item>
        <text:list-item>
          <text:p text:style-name="P27">I want to buy a new flat</text:p>
        </text:list-item>
        <text:list-item>
          <text:p text:style-name="P27">Can you play basketball?</text:p>
        </text:list-item>
        <text:list-item>
          <text:p text:style-name="P27">They got married at the end of the year </text:p>
        </text:list-item>
        <text:list-item>
          <text:p text:style-name="P27">Does she feel tired?</text:p>
        </text:list-item>
        <text:list-item>
          <text:p text:style-name="P27">How often does he test their knowledge?</text:p>
        </text:list-item>
        <text:list-item>
          <text:p text:style-name="P27">He was born on the twenty second of February <text:s/></text:p>
        </text:list-item>
        <text:list-item>
          <text:p text:style-name="P28">He built a very big house </text:p>
        </text:list-item>
        <text:list-item>
          <text:p text:style-name="P28">He jumped high </text:p>
        </text:list-item>
        <text:list-item>
          <text:p text:style-name="P28">I learnt this text by hart</text:p>
        </text:list-item>
        <text:list-item>
          <text:p text:style-name="P28">The meeting began fifteen minutes later </text:p>
        </text:list-item>
        <text:list-item>
          <text:p text:style-name="P28">She didn’t get married last year </text:p>
        </text:list-item>
        <text:list-item>
          <text:p text:style-name="P28">Is it your decision?</text:p>
        </text:list-item>
        <text:list-item>
          <text:p text:style-name="P28">She sometimes waits for it </text:p>
        </text:list-item>
        <text:list-item>
          <text:p text:style-name="P28"><text:soft-page-break/>It was necessary to check it one more time </text:p>
        </text:list-item>
        <text:list-item>
          <text:p text:style-name="P28">What will they be able to do?</text:p>
        </text:list-item>
        <text:list-item>
          <text:p text:style-name="P28">It’s the same video</text:p>
        </text:list-item>
        <text:list-item>
          <text:p text:style-name="P28">These students show brilliant results</text:p>
        </text:list-item>
        <text:list-item>
          <text:p text:style-name="P28">We finished discussing this project</text:p>
        </text:list-item>
        <text:list-item>
          <text:p text:style-name="P28">I often confused these phrases </text:p>
        </text:list-item>
        <text:list-item>
          <text:p text:style-name="P28">Does your sister live alone?</text:p>
        </text:list-item>
        <text:list-item>
          <text:p text:style-name="P28">He didn’t notice this advertisement </text:p>
        </text:list-item>
        <text:list-item>
          <text:p text:style-name="P29">I’m subscribed to this channel </text:p>
        </text:list-item>
        <text:list-item>
          <text:p text:style-name="P30">He pointed at my mistakes </text:p>
        </text:list-item>
        <text:list-item>
          <text:p text:style-name="P30">My cousin regretted it</text:p>
        </text:list-item>
        <text:list-item>
          <text:p text:style-name="P30">She’s interested in it</text:p>
        </text:list-item>
        <text:list-item>
          <text:p text:style-name="P30">Do we have enough knowledge?</text:p>
        </text:list-item>
        <text:list-item>
          <text:p text:style-name="P31">What time is it now? What’s the time now?</text:p>
        </text:list-item>
        <text:list-item>
          <text:p text:style-name="P31">I needed to get in touch with them</text:p>
        </text:list-item>
        <text:list-item>
          <text:p text:style-name="P31">It was the best result</text:p>
        </text:list-item>
        <text:list-item>
          <text:p text:style-name="P31">I enjoy learning English when I see my progress </text:p>
        </text:list-item>
        <text:list-item>
          <text:p text:style-name="P31">I don’t want to play computer games </text:p>
        </text:list-item>
        <text:list-item>
          <text:p text:style-name="P31">Will it be a huge success?</text:p>
        </text:list-item>
        <text:list-item>
          <text:p text:style-name="P31">How old is your mother?</text:p>
        </text:list-item>
        <text:list-item>
          <text:p text:style-name="P31">I created this channel two years ago</text:p>
        </text:list-item>
        <text:list-item>
          <text:p text:style-name="P31">I must learn English </text:p>
        </text:list-item>
        <text:list-item>
          <text:p text:style-name="P31">It isn’t obvious </text:p>
        </text:list-item>
        <text:list-item>
          <text:p text:style-name="P31">I’ll live in the same place </text:p>
        </text:list-item>
        <text:list-item>
          <text:p text:style-name="P32">What will influenced you most of all?</text:p>
        </text:list-item>
        <text:list-item>
          <text:p text:style-name="P32">He supported this decision </text:p>
        </text:list-item>
        <text:list-item>
          <text:p text:style-name="P32">I’ll manage to do it in spite (despite) of my problems </text:p>
        </text:list-item>
        <text:list-item>
          <text:p text:style-name="P32">It really happens </text:p>
        </text:list-item>
        <text:list-item>
          <text:p text:style-name="P32">I saw it at the end of the meeting </text:p>
        </text:list-item>
        <text:list-item>
          <text:p text:style-name="P33">She won’t sigh this agreement </text:p>
        </text:list-item>
        <text:list-item>
          <text:p text:style-name="P33">It seems to me it’ll be the only right decision </text:p>
        </text:list-item>
        <text:list-item>
          <text:p text:style-name="P33">I’ll send him a letter </text:p>
        </text:list-item>
        <text:list-item>
          <text:p text:style-name="P33">What does she usually tell him?</text:p>
        </text:list-item>
        <text:list-item>
          <text:p text:style-name="P33">Is she a poor woman?</text:p>
        </text:list-item>
        <text:list-item>
          <text:p text:style-name="P33">This method is very simple </text:p>
        </text:list-item>
        <text:list-item>
          <text:p text:style-name="P33">I want to go there again </text:p>
        </text:list-item>
        <text:list-item>
          <text:p text:style-name="P33"><text:soft-page-break/>How many English words will I need to know to pass this exam?</text:p>
        </text:list-item>
        <text:list-item>
          <text:p text:style-name="P33">How long was it?</text:p>
        </text:list-item>
        <text:list-item>
          <text:p text:style-name="P33">What does it mean?</text:p>
        </text:list-item>
        <text:list-item>
          <text:p text:style-name="P33">I divided it into three parts </text:p>
        </text:list-item>
        <text:list-item>
          <text:p text:style-name="P33">We have another alternative </text:p>
        </text:list-item>
        <text:list-item>
          <text:p text:style-name="P33">The police arrested this thief </text:p>
        </text:list-item>
        <text:list-item>
          <text:p text:style-name="P33">My parents know it</text:p>
        </text:list-item>
        <text:list-item>
          <text:p text:style-name="P33">She’s so kind</text:p>
        </text:list-item>
        <text:list-item>
          <text:p text:style-name="P34">I need more time </text:p>
        </text:list-item>
        <text:list-item>
          <text:p text:style-name="P34">They caught this criminal</text:p>
        </text:list-item>
        <text:list-item>
          <text:p text:style-name="P34">I’ll be busy tomorrow morning </text:p>
        </text:list-item>
        <text:list-item>
          <text:p text:style-name="P34">She was so frightened </text:p>
        </text:list-item>
        <text:list-item>
          <text:p text:style-name="P34">Your parents will be very surprised </text:p>
        </text:list-item>
        <text:list-item>
          <text:p text:style-name="P34">They have a very serious financial problems </text:p>
        </text:list-item>
        <text:list-item>
          <text:p text:style-name="P34">I’ll do my best to speak English correctly </text:p>
        </text:list-item>
        <text:list-item>
          <text:p text:style-name="P34">She can point at your mistakes </text:p>
        </text:list-item>
        <text:list-item>
          <text:p text:style-name="P34">It usually happens in autumn</text:p>
        </text:list-item>
        <text:list-item>
          <text:p text:style-name="P34">It’ll often happen <text:s text:c="2"/></text:p>
        </text:list-item>
        <text:list-item>
          <text:p text:style-name="P35">These things are very important </text:p>
        </text:list-item>
        <text:list-item>
          <text:p text:style-name="P35">My best friend was too optimistic. My best wasn’t realistic </text:p>
        </text:list-item>
        <text:list-item>
          <text:p text:style-name="P35">This solder fought very courageously</text:p>
        </text:list-item>
        <text:list-item>
          <text:p text:style-name="P35">It may change his opinion </text:p>
        </text:list-item>
        <text:list-item>
          <text:p text:style-name="P35">Everyone will be shocked </text:p>
        </text:list-item>
        <text:list-item>
          <text:p text:style-name="P35">I’ll look up this phrase in a dictionary <text:s/></text:p>
        </text:list-item>
        <text:list-item>
          <text:p text:style-name="P35">This student shows brilliant results </text:p>
        </text:list-item>
        <text:list-item>
          <text:p text:style-name="P35">Do they live separately?</text:p>
        </text:list-item>
        <text:list-item>
          <text:p text:style-name="P35">What helps you?</text:p>
        </text:list-item>
        <text:list-item>
          <text:p text:style-name="P35">I revised these lessons one more time </text:p>
        </text:list-item>
        <text:list-item>
          <text:p text:style-name="P35">Does she have a large family? </text:p>
        </text:list-item>
        <text:list-item>
          <text:p text:style-name="P35">I’m afraid it’s too difficult </text:p>
        </text:list-item>
        <text:list-item>
          <text:p text:style-name="P35">Does it frighten you?</text:p>
        </text:list-item>
        <text:list-item>
          <text:p text:style-name="P35">Why is he angry?</text:p>
        </text:list-item>
        <text:list-item>
          <text:p text:style-name="P35">It wasn’t a joke </text:p>
        </text:list-item>
        <text:list-item>
          <text:p text:style-name="P35">My friend advised me no to do it </text:p>
        </text:list-item>
        <text:list-item>
          <text:p text:style-name="P35">She perfectly understands it </text:p>
        </text:list-item>
        <text:list-item>
          <text:p text:style-name="P35">I need to study harder </text:p>
        </text:list-item>
        <text:list-item>
          <text:p text:style-name="P35"><text:soft-page-break/>What’s the reason for it?</text:p>
        </text:list-item>
        <text:list-item>
          <text:p text:style-name="P35">I pay taxes</text:p>
        </text:list-item>
        <text:list-item>
          <text:p text:style-name="P36">The answer is right </text:p>
        </text:list-item>
        <text:list-item>
          <text:p text:style-name="P36">I enjoy learning English listening to this playlist</text:p>
        </text:list-item>
        <text:list-item>
          <text:p text:style-name="P36">I really want it </text:p>
        </text:list-item>
        <text:list-item>
          <text:p text:style-name="P36">He failed his last exam </text:p>
        </text:list-item>
        <text:list-item>
          <text:p text:style-name="P36">Why do your parents disagree with you?</text:p>
        </text:list-item>
        <text:list-item>
          <text:p text:style-name="P37">Do they know each other?</text:p>
        </text:list-item>
        <text:list-item>
          <text:p text:style-name="P37">I think It’s the main problem </text:p>
        </text:list-item>
        <text:list-item>
          <text:p text:style-name="P37">She really liked this place</text:p>
        </text:list-item>
        <text:list-item>
          <text:p text:style-name="P37">I’ll do my best to speak English without any mistakes at all</text:p>
        </text:list-item>
        <text:list-item>
          <text:p text:style-name="P37">It’s so cheap </text:p>
        </text:list-item>
        <text:list-item>
          <text:p text:style-name="P37">We faced some serious problems </text:p>
        </text:list-item>
        <text:list-item>
          <text:p text:style-name="P37">Is the information useful?</text:p>
        </text:list-item>
        <text:list-item>
          <text:p text:style-name="P37">Where is he from? He’s from the United States </text:p>
        </text:list-item>
        <text:list-item>
          <text:p text:style-name="P37">You know English like a native speaker </text:p>
        </text:list-item>
        <text:list-item>
          <text:p text:style-name="P37">How will you find a solution to this problem?</text:p>
        </text:list-item>
        <text:list-item>
          <text:p text:style-name="P37">I’ll be able to do it in spite of such a serious problem </text:p>
        </text:list-item>
        <text:list-item>
          <text:p text:style-name="P37">What will seem so important?</text:p>
        </text:list-item>
        <text:list-item>
          <text:p text:style-name="P37">It’s our last chance </text:p>
        </text:list-item>
        <text:list-item>
          <text:p text:style-name="P37">Is the article really so interesting </text:p>
        </text:list-item>
        <text:list-item>
          <text:p text:style-name="P37">It’s such an informative lesson </text:p>
        </text:list-item>
        <text:list-item>
          <text:p text:style-name="P37">Are the problems so big?</text:p>
        </text:list-item>
        <text:list-item>
          <text:p text:style-name="P37">Where is it?</text:p>
        </text:list-item>
        <text:list-item>
          <text:p text:style-name="P37">I don’t have much free time </text:p>
        </text:list-item>
        <text:list-item>
          <text:p text:style-name="P37">I think this musician won’t become popular </text:p>
        </text:list-item>
        <text:list-item>
          <text:p text:style-name="P37">Is it a big problem?</text:p>
        </text:list-item>
        <text:list-item>
          <text:p text:style-name="P38">It’s an important factor </text:p>
        </text:list-item>
        <text:list-item>
          <text:p text:style-name="P38">Why is he at work now?</text:p>
        </text:list-item>
        <text:list-item>
          <text:p text:style-name="P38">Is he a lazy boy?</text:p>
        </text:list-item>
        <text:list-item>
          <text:p text:style-name="P38">What time does she leave home?</text:p>
        </text:list-item>
        <text:list-item>
          <text:p text:style-name="P38">I’ll have other alternatives </text:p>
        </text:list-item>
        <text:list-item>
          <text:p text:style-name="P38">I enjoy this channel </text:p>
        </text:list-item>
        <text:list-item>
          <text:p text:style-name="P38">He won’t record short and uninformative videos </text:p>
        </text:list-item>
        <text:list-item>
          <text:p text:style-name="P38">Is he often tired?</text:p>
        </text:list-item>
        <text:list-item>
          <text:p text:style-name="P38">I start living there to save money </text:p>
        </text:list-item>
        <text:list-item>
          <text:p text:style-name="P38">The school isn’t good enough </text:p>
        </text:list-item>
        <text:list-item>
          <text:p text:style-name="P38"><text:soft-page-break/>Those measures stimulated our sales </text:p>
        </text:list-item>
        <text:list-item>
          <text:p text:style-name="P38">Is she tired?</text:p>
        </text:list-item>
        <text:list-item>
          <text:p text:style-name="P38">It was a sunny day </text:p>
        </text:list-item>
        <text:list-item>
          <text:p text:style-name="P38">His attempt wasn’t successful</text:p>
        </text:list-item>
        <text:list-item>
          <text:p text:style-name="P38">I live in this city </text:p>
        </text:list-item>
        <text:list-item>
          <text:p text:style-name="P38">My boyfriend is twenty-four </text:p>
        </text:list-item>
        <text:list-item>
          <text:p text:style-name="P38">It was last summer </text:p>
        </text:list-item>
        <text:list-item>
          <text:p text:style-name="P38">It’s rainy </text:p>
        </text:list-item>
        <text:list-item>
          <text:p text:style-name="P38">Will you express your opinion?</text:p>
        </text:list-item>
        <text:list-item>
          <text:p text:style-name="P38">He owned this house </text:p>
        </text:list-item>
        <text:list-item>
          <text:p text:style-name="P38">He fed his cat </text:p>
        </text:list-item>
        <text:list-item>
          <text:p text:style-name="P38">I started learning English several months ago</text:p>
        </text:list-item>
        <text:list-item>
          <text:p text:style-name="P38">This company delivered it yesterday <text:s text:c="3"/></text:p>
        </text:list-item>
        <text:list-item>
          <text:p text:style-name="P38">I left India </text:p>
        </text:list-item>
        <text:list-item>
          <text:p text:style-name="P38">I’ll be able to resolve this conflict </text:p>
        </text:list-item>
        <text:list-item>
          <text:p text:style-name="P39">They offered me a well-paid job </text:p>
        </text:list-item>
        <text:list-item>
          <text:p text:style-name="P39">It isn’t such a difficult exercise </text:p>
        </text:list-item>
        <text:list-item>
          <text:p text:style-name="P39">Other people didn’t know it</text:p>
        </text:list-item>
        <text:list-item>
          <text:p text:style-name="P39">Was I right?</text:p>
        </text:list-item>
        <text:list-item>
          <text:p text:style-name="P39">The food is really tasty </text:p>
        </text:list-item>
        <text:list-item>
          <text:p text:style-name="P39">Was that time convenient?</text:p>
        </text:list-item>
        <text:list-item>
          <text:p text:style-name="P39">What seems inconvenient?</text:p>
        </text:list-item>
        <text:list-item>
          <text:p text:style-name="P39">It looks strange </text:p>
        </text:list-item>
        <text:list-item>
          <text:p text:style-name="P39">She owned this flat </text:p>
        </text:list-item>
        <text:list-item>
          <text:p text:style-name="P39">It was necessary to do these exercises </text:p>
        </text:list-item>
        <text:list-item>
          <text:p text:style-name="P39">I participated in this tournament </text:p>
        </text:list-item>
        <text:list-item>
          <text:p text:style-name="P39">She was born on the twenty second of July</text:p>
        </text:list-item>
        <text:list-item>
          <text:p text:style-name="P39">She woke up much later than usual </text:p>
        </text:list-item>
        <text:list-item>
          <text:p text:style-name="P40">She’s his wife </text:p>
        </text:list-item>
        <text:list-item>
          <text:p text:style-name="P40">They got married at the beginning of the year </text:p>
        </text:list-item>
        <text:list-item>
          <text:p text:style-name="P40">It doesn’t necessarily mean that he’ll become a professional sportsman </text:p>
        </text:list-item>
        <text:list-item>
          <text:p text:style-name="P40">I usually get up early </text:p>
        </text:list-item>
        <text:list-item>
          <text:p text:style-name="P40">They go to school </text:p>
        </text:list-item>
        <text:list-item>
          <text:p text:style-name="P40">They live unhappily </text:p>
        </text:list-item>
        <text:list-item>
          <text:p text:style-name="P40">He believed her</text:p>
        </text:list-item>
        <text:list-item>
          <text:p text:style-name="P40">I went on a business trip last week</text:p>
        </text:list-item>
        <text:list-item>
          <text:p text:style-name="P40"><text:soft-page-break/>Why do you friends disagree with you?</text:p>
        </text:list-item>
        <text:list-item>
          <text:p text:style-name="P40">I think I’ll miss the bus </text:p>
        </text:list-item>
        <text:list-item>
          <text:p text:style-name="P40">I saw it at the beginning of the meeting</text:p>
        </text:list-item>
        <text:list-item>
          <text:p text:style-name="P40">We <text:span text:style-name="T5">competed with a very famous company </text:span></text:p>
        </text:list-item>
        <text:list-item>
          <text:p text:style-name="P41">How will you be able to solve this problem?</text:p>
        </text:list-item>
        <text:list-item>
          <text:p text:style-name="P41">I see this result impressed you </text:p>
        </text:list-item>
        <text:list-item>
          <text:p text:style-name="P41">I dealt with different clients </text:p>
        </text:list-item>
        <text:list-item>
          <text:p text:style-name="P41">Will the police catch them?</text:p>
        </text:list-item>
        <text:list-item>
          <text:p text:style-name="P41">The news is really strange </text:p>
        </text:list-item>
        <text:list-item>
          <text:p text:style-name="P41">He won’t put on a warm coat </text:p>
        </text:list-item>
        <text:list-item>
          <text:p text:style-name="P41">She dreamt about a career in music </text:p>
        </text:list-item>
        <text:list-item>
          <text:p text:style-name="P41">Do you often go there?</text:p>
        </text:list-item>
        <text:list-item>
          <text:p text:style-name="P41">She lied to me </text:p>
        </text:list-item>
        <text:list-item>
          <text:p text:style-name="P41">Where were you yesterday?</text:p>
        </text:list-item>
        <text:list-item>
          <text:p text:style-name="P42">Her husband is at home</text:p>
        </text:list-item>
        <text:list-item>
          <text:p text:style-name="P42">As for ‘always’, we put it in the middle </text:p>
        </text:list-item>
        <text:list-item>
          <text:p text:style-name="P42">He’s afraid of it </text:p>
        </text:list-item>
        <text:list-item>
          <text:p text:style-name="P42">It changed their attitude to these things </text:p>
        </text:list-item>
        <text:list-item>
          <text:p text:style-name="P42">How do you find these lessons?</text:p>
        </text:list-item>
        <text:list-item>
          <text:p text:style-name="P42">Everyone feels interested in it </text:p>
        </text:list-item>
        <text:list-item>
          <text:p text:style-name="P42">What ‘s in the photo?</text:p>
        </text:list-item>
        <text:list-item>
          <text:p text:style-name="P42">It’ll be our achievement </text:p>
        </text:list-item>
        <text:list-item>
          <text:p text:style-name="P42">it’s so important </text:p>
        </text:list-item>
        <text:list-item>
          <text:p text:style-name="P42">You didn’t tell me the second thing</text:p>
        </text:list-item>
        <text:list-item>
          <text:p text:style-name="P42">He always believed her </text:p>
        </text:list-item>
        <text:list-item>
          <text:p text:style-name="P42">He needs much more money</text:p>
        </text:list-item>
        <text:list-item>
          <text:p text:style-name="P42">I have lots of enthusiasm </text:p>
        </text:list-item>
        <text:list-item>
          <text:p text:style-name="P42">I did it despite the crises </text:p>
        </text:list-item>
        <text:list-item>
          <text:p text:style-name="P42">She foresaw these problems </text:p>
        </text:list-item>
        <text:list-item>
          <text:p text:style-name="P42">This man is very rich </text:p>
        </text:list-item>
        <text:list-item>
          <text:p text:style-name="P42">She often asks these questions </text:p>
        </text:list-item>
        <text:list-item>
          <text:p text:style-name="P42">Were you in trouble?</text:p>
        </text:list-item>
        <text:list-item>
          <text:p text:style-name="P42">I see the advantages and disadvantages of this approach </text:p>
        </text:list-item>
        <text:list-item>
          <text:p text:style-name="P42">He likes this dress</text:p>
        </text:list-item>
        <text:list-item>
          <text:p text:style-name="P43">He checks all the information </text:p>
        </text:list-item>
        <text:list-item>
          <text:p text:style-name="P43">His behavior is very strange </text:p>
        </text:list-item>
        <text:list-item>
          <text:p text:style-name="P43">It’s too difficult </text:p>
        </text:list-item>
        <text:list-item>
          <text:p text:style-name="P43"><text:soft-page-break/>I see it in this picture </text:p>
        </text:list-item>
        <text:list-item>
          <text:p text:style-name="P43">He owned this flat </text:p>
        </text:list-item>
        <text:list-item>
          <text:p text:style-name="P43">The boys are at home </text:p>
        </text:list-item>
        <text:list-item>
          <text:p text:style-name="P43">How much time did you spend on learning English?</text:p>
        </text:list-item>
        <text:list-item>
          <text:p text:style-name="P43">How does he get home?</text:p>
        </text:list-item>
        <text:list-item>
          <text:p text:style-name="P43">I’ll be more careful </text:p>
        </text:list-item>
        <text:list-item>
          <text:p text:style-name="P43">I didn’t want to spend time on it </text:p>
        </text:list-item>
        <text:list-item>
          <text:p text:style-name="P43">I often listen to the radio </text:p>
        </text:list-item>
        <text:list-item>
          <text:p text:style-name="P43">He hit the door </text:p>
        </text:list-item>
        <text:list-item>
          <text:p text:style-name="P43">I was in that place quite often </text:p>
        </text:list-item>
        <text:list-item>
          <text:p text:style-name="P43">We’re full of energy </text:p>
        </text:list-item>
        <text:list-item>
          <text:p text:style-name="P43">Other people can think about it, too </text:p>
        </text:list-item>
        <text:list-item>
          <text:p text:style-name="P43">I packed this parcel </text:p>
        </text:list-item>
        <text:list-item>
          <text:p text:style-name="P43">It’ll happen in winter </text:p>
        </text:list-item>
        <text:list-item>
          <text:p text:style-name="P43">We played football together </text:p>
        </text:list-item>
        <text:list-item>
          <text:p text:style-name="P43">It’s worse </text:p>
        </text:list-item>
        <text:list-item>
          <text:p text:style-name="P43">What did you eat there?</text:p>
        </text:list-item>
        <text:list-item>
          <text:p text:style-name="P43">The days weren’t cloudy</text:p>
        </text:list-item>
        <text:list-item>
          <text:p text:style-name="P43">Everyone wou<text:span text:style-name="T6">ld like it </text:span></text:p>
        </text:list-item>
        <text:list-item>
          <text:p text:style-name="P44">Were you abroad last month?</text:p>
        </text:list-item>
        <text:list-item>
          <text:p text:style-name="P44">How much money does she pay?</text:p>
        </text:list-item>
        <text:list-item>
          <text:p text:style-name="P44">Do you go to work?</text:p>
        </text:list-item>
        <text:list-item>
          <text:p text:style-name="P44">All people do it</text:p>
        </text:list-item>
        <text:list-item>
          <text:p text:style-name="P44">I’d like to know English very well</text:p>
        </text:list-item>
        <text:list-item>
          <text:p text:style-name="P44">I’m sure my pronunciation was better and better </text:p>
        </text:list-item>
        <text:list-item>
          <text:p text:style-name="P44">How did it happen?</text:p>
        </text:list-item>
        <text:list-item>
          <text:p text:style-name="P44">The teacher continued recording new lessons </text:p>
        </text:list-item>
        <text:list-item>
          <text:p text:style-name="P44">The girl passed that exam at last </text:p>
        </text:list-item>
        <text:list-item>
          <text:p text:style-name="P44">My friend needs help </text:p>
        </text:list-item>
        <text:list-item>
          <text:p text:style-name="P44">Their results were quite satisfactory </text:p>
        </text:list-item>
        <text:list-item>
          <text:p text:style-name="P44">He can point at your mistakes </text:p>
        </text:list-item>
        <text:list-item>
          <text:p text:style-name="P44">It’s a cold day </text:p>
        </text:list-item>
        <text:list-item>
          <text:p text:style-name="P44">Everyone knows it</text:p>
        </text:list-item>
        <text:list-item>
          <text:p text:style-name="P44">Which video do you admire more?</text:p>
        </text:list-item>
        <text:list-item>
          <text:p text:style-name="P44">His father needs money </text:p>
        </text:list-item>
        <text:list-item>
          <text:p text:style-name="P44">This time didn’t suit us </text:p>
        </text:list-item>
        <text:list-item>
          <text:p text:style-name="P44">Who payed for him?</text:p>
        </text:list-item>
        <text:list-item>
          <text:p text:style-name="P45"><text:soft-page-break/>We need to think it over </text:p>
        </text:list-item>
        <text:list-item>
          <text:p text:style-name="P45">I devoted more free time to my education </text:p>
        </text:list-item>
        <text:list-item>
          <text:p text:style-name="P45">He wears a belt </text:p>
        </text:list-item>
        <text:list-item>
          <text:p text:style-name="P45">What does she need to do?</text:p>
        </text:list-item>
        <text:list-item>
          <text:p text:style-name="P45">He was born on the sixteenth of June</text:p>
        </text:list-item>
        <text:list-item>
          <text:p text:style-name="P45">You weren’t with them</text:p>
        </text:list-item>
        <text:list-item>
          <text:p text:style-name="P45">Time is money </text:p>
        </text:list-item>
        <text:list-item>
          <text:p text:style-name="P45">I thought we didn’t need to reinvent the wheel </text:p>
        </text:list-item>
        <text:list-item>
          <text:p text:style-name="P45">He isn’t with them </text:p>
        </text:list-item>
        <text:list-item>
          <text:p text:style-name="P45">I approve of this choice </text:p>
        </text:list-item>
        <text:list-item>
          <text:p text:style-name="P45">I’ll show it to you </text:p>
        </text:list-item>
        <text:list-item>
          <text:p text:style-name="P45">I speak English </text:p>
        </text:list-item>
        <text:list-item>
          <text:p text:style-name="P45">I think I’ll learn English in a year </text:p>
        </text:list-item>
        <text:list-item>
          <text:p text:style-name="P45">When is he at work?</text:p>
        </text:list-item>
        <text:list-item>
          <text:p text:style-name="P45">They noticed your absence </text:p>
        </text:list-item>
        <text:list-item>
          <text:p text:style-name="P45">What does she want to add?</text:p>
        </text:list-item>
        <text:list-item>
          <text:p text:style-name="P45">They didn’t show us that report</text:p>
        </text:list-item>
        <text:list-item>
          <text:p text:style-name="P45">How old is he?</text:p>
        </text:list-item>
        <text:list-item>
          <text:p text:style-name="P45">Life taught her a lesson </text:p>
        </text:list-item>
        <text:list-item>
          <text:p text:style-name="P46">I wanted to correct my mistakes </text:p>
        </text:list-item>
        <text:list-item>
          <text:p text:style-name="P46">His wife insisted on it </text:p>
        </text:list-item>
        <text:list-item>
          <text:p text:style-name="P46">I decided to devote more free time to English </text:p>
        </text:list-item>
        <text:list-item>
          <text:p text:style-name="P46">I forgot everything </text:p>
        </text:list-item>
        <text:list-item>
          <text:p text:style-name="P46">I didn’t park my car there</text:p>
        </text:list-item>
        <text:list-item>
          <text:p text:style-name="P46">The police caught these thieves </text:p>
        </text:list-item>
        <text:list-item>
          <text:p text:style-name="P46">I could do my homework listening to this playlist </text:p>
        </text:list-item>
        <text:list-item>
          <text:p text:style-name="P46">What’s the problem?</text:p>
        </text:list-item>
        <text:list-item>
          <text:p text:style-name="P46">He’ll repair it </text:p>
        </text:list-item>
        <text:list-item>
          <text:p text:style-name="P46">I knew she had a low salary </text:p>
        </text:list-item>
        <text:list-item>
          <text:p text:style-name="P46">He didn’t cancel / (call off) the meeting </text:p>
        </text:list-item>
        <text:list-item>
          <text:p text:style-name="P46">He changed his point of view </text:p>
        </text:list-item>
        <text:list-item>
          <text:p text:style-name="P46">They aren’t used to such conditions </text:p>
        </text:list-item>
        <text:list-item>
          <text:p text:style-name="P46">She likes cooking </text:p>
        </text:list-item>
        <text:list-item>
          <text:p text:style-name="P46">The boy is very lazy</text:p>
        </text:list-item>
        <text:list-item>
          <text:p text:style-name="P46">It’s such a boring story </text:p>
        </text:list-item>
        <text:list-item>
          <text:p text:style-name="P47">I often wait for him </text:p>
        </text:list-item>
        <text:list-item>
          <text:p text:style-name="P47">He tried to analyze everything very thoroughly </text:p>
        </text:list-item>
        <text:list-item>
          <text:p text:style-name="P47"><text:soft-page-break/>It was everywhere </text:p>
        </text:list-item>
        <text:list-item>
          <text:p text:style-name="P47">I sat down </text:p>
        </text:list-item>
        <text:list-item>
          <text:p text:style-name="P47">I think this answer is incorrect </text:p>
        </text:list-item>
        <text:list-item>
          <text:p text:style-name="P47">Do you understand? </text:p>
        </text:list-item>
        <text:list-item>
          <text:p text:style-name="P47">We practiced speaking English on a regular basis </text:p>
        </text:list-item>
        <text:list-item>
          <text:p text:style-name="P47">She refused to do it </text:p>
        </text:list-item>
        <text:list-item>
          <text:p text:style-name="P47">Who’s at home?</text:p>
        </text:list-item>
        <text:list-item>
          <text:p text:style-name="P47">How does he spend his free time?</text:p>
        </text:list-item>
        <text:list-item>
          <text:p text:style-name="P47">My friend and I will join them</text:p>
        </text:list-item>
        <text:list-item>
          <text:p text:style-name="P47">She’s beautiful </text:p>
        </text:list-item>
        <text:list-item>
          <text:p text:style-name="P47">You can prove it if you want </text:p>
        </text:list-item>
        <text:list-item>
          <text:p text:style-name="P47">Whose offer will you take?</text:p>
        </text:list-item>
        <text:list-item>
          <text:p text:style-name="P47">I know she’d like to become a designer </text:p>
        </text:list-item>
        <text:list-item>
          <text:p text:style-name="P47">Who paid for you?</text:p>
        </text:list-item>
        <text:list-item>
          <text:p text:style-name="P47">She feels happy </text:p>
        </text:list-item>
        <text:list-item>
          <text:p text:style-name="P47">The clinic isn’t good enough </text:p>
        </text:list-item>
        <text:list-item>
          <text:p text:style-name="P47">It wasn’t the only right recommendation </text:p>
        </text:list-item>
        <text:list-item>
          <text:p text:style-name="P48">Is this information enough?</text:p>
        </text:list-item>
        <text:list-item>
          <text:p text:style-name="P48">It’s so surprising for us</text:p>
        </text:list-item>
        <text:list-item>
          <text:p text:style-name="P48">Did you explain it to me?</text:p>
        </text:list-item>
        <text:list-item>
          <text:p text:style-name="P48">We want to know the advantages and disadvantages of this approach </text:p>
        </text:list-item>
        <text:list-item>
          <text:p text:style-name="P48">I could pay for it </text:p>
        </text:list-item>
        <text:list-item>
          <text:p text:style-name="P48">I did my best to get that job</text:p>
        </text:list-item>
        <text:list-item>
          <text:p text:style-name="P48">Where is the girl?</text:p>
        </text:list-item>
        <text:list-item>
          <text:p text:style-name="P48">Where does he work?</text:p>
        </text:list-item>
        <text:list-item>
          <text:p text:style-name="P48">We meet on a regular basis</text:p>
        </text:list-item>
        <text:list-item>
          <text:p text:style-name="P48">They spoke Chinese </text:p>
        </text:list-item>
        <text:list-item>
          <text:p text:style-name="P48">We met three days ago</text:p>
        </text:list-item>
        <text:list-item>
          <text:p text:style-name="P48">I heard it only yesterday </text:p>
        </text:list-item>
        <text:list-item>
          <text:p text:style-name="P48">He considers it unimportant </text:p>
        </text:list-item>
        <text:list-item>
          <text:p text:style-name="P48">I got an e-mail from her </text:p>
        </text:list-item>
        <text:list-item>
          <text:p text:style-name="P48">It doesn’t help <text:span text:style-name="T7">you at all</text:span></text:p>
        </text:list-item>
        <text:list-item>
          <text:p text:style-name="P49">They help me </text:p>
        </text:list-item>
        <text:list-item>
          <text:p text:style-name="P49">As you know, it happens</text:p>
        </text:list-item>
        <text:list-item>
          <text:p text:style-name="P49">What’s your attitude to sport?</text:p>
        </text:list-item>
        <text:list-item>
          <text:p text:style-name="P49">I’ll spend too much money on it </text:p>
        </text:list-item>
        <text:list-item>
          <text:p text:style-name="P49"><text:soft-page-break/>I perfectly realize it </text:p>
        </text:list-item>
        <text:list-item>
          <text:p text:style-name="P49">I think everyone will be afraid of it </text:p>
        </text:list-item>
        <text:list-item>
          <text:p text:style-name="P49">She deserved this result </text:p>
        </text:list-item>
        <text:list-item>
          <text:p text:style-name="P49">I really like this channel</text:p>
        </text:list-item>
        <text:list-item>
          <text:p text:style-name="P49">The sun rose (went up)</text:p>
        </text:list-item>
        <text:list-item>
          <text:p text:style-name="P49">He wrote such an interesting book </text:p>
        </text:list-item>
        <text:list-item>
          <text:p text:style-name="P49">She felt so tired </text:p>
        </text:list-item>
        <text:list-item>
          <text:p text:style-name="P49">This example inspired me </text:p>
        </text:list-item>
        <text:list-item>
          <text:p text:style-name="P49">It isn’t the same</text:p>
        </text:list-item>
        <text:list-item>
          <text:p text:style-name="P49">This knowledge was enough </text:p>
        </text:list-item>
        <text:list-item>
          <text:p text:style-name="P49">I revised his last videos </text:p>
        </text:list-item>
        <text:list-item>
          <text:p text:style-name="P49">Will you have another alternative?</text:p>
        </text:list-item>
        <text:list-item>
          <text:p text:style-name="P49">I didn’t change my attitude to these things </text:p>
        </text:list-item>
        <text:list-item>
          <text:p text:style-name="P50">What does she want to add?</text:p>
        </text:list-item>
        <text:list-item>
          <text:p text:style-name="P50">Is it a very useful video?</text:p>
        </text:list-item>
        <text:list-item>
          <text:p text:style-name="P50">I don’t want to live in that city</text:p>
        </text:list-item>
        <text:list-item>
          <text:p text:style-name="P50">That knowledge<text:tab/> was enough to pass this exam </text:p>
        </text:list-item>
        <text:list-item>
          <text:p text:style-name="P50">As for ‘sometimes’, we can put it at the end of the sentence </text:p>
        </text:list-item>
        <text:list-item>
          <text:p text:style-name="P50">I remembered what to say</text:p>
        </text:list-item>
        <text:list-item>
          <text:p text:style-name="P50">The news was shocking </text:p>
        </text:list-item>
        <text:list-item>
          <text:p text:style-name="P50">You think You’ll learn English by yourself / on your own</text:p>
        </text:list-item>
        <text:list-item>
          <text:p text:style-name="P50">I’ll send him a letter next week</text:p>
        </text:list-item>
        <text:list-item>
          <text:p text:style-name="P50">When do you have free time?</text:p>
        </text:list-item>
        <text:list-item>
          <text:p text:style-name="P50">They weren’t used to such conditions </text:p>
        </text:list-item>
        <text:list-item>
          <text:p text:style-name="P50">I lit the candle </text:p>
        </text:list-item>
        <text:list-item>
          <text:p text:style-name="P50">I don’t like advertising </text:p>
        </text:list-item>
        <text:list-item>
          <text:p text:style-name="P50">Does it sometimes happen?</text:p>
        </text:list-item>
        <text:list-item>
          <text:p text:style-name="P51">Is the article in English?</text:p>
        </text:list-item>
        <text:list-item>
          <text:p text:style-name="P51">Why did you spend so much money on it?</text:p>
        </text:list-item>
        <text:list-item>
          <text:p text:style-name="P51">I need to adapt to these conditions </text:p>
        </text:list-item>
        <text:list-item>
          <text:p text:style-name="P51">It’s a very interesting offer</text:p>
        </text:list-item>
        <text:list-item>
          <text:p text:style-name="P51">Does his brother behave strangely?</text:p>
        </text:list-item>
        <text:list-item>
          <text:p text:style-name="P52">They provided very good conditions </text:p>
        </text:list-item>
        <text:list-item>
          <text:p text:style-name="P52">He avoids talking about it</text:p>
        </text:list-item>
        <text:list-item>
          <text:p text:style-name="P52">What was a potential threat?</text:p>
        </text:list-item>
        <text:list-item>
          <text:p text:style-name="P52">I’m sure my pronunciation is better and better</text:p>
        </text:list-item>
        <text:list-item>
          <text:p text:style-name="P52"><text:soft-page-break/>He suggested going there</text:p>
        </text:list-item>
        <text:list-item>
          <text:p text:style-name="P52">He’d like to order it online </text:p>
        </text:list-item>
        <text:list-item>
          <text:p text:style-name="P52">Did you acquaintance follow her advice?</text:p>
        </text:list-item>
        <text:list-item>
          <text:p text:style-name="P52">Health will always be in the first place for him</text:p>
        </text:list-item>
        <text:list-item>
          <text:p text:style-name="P52">My friend wants to live abroad </text:p>
        </text:list-item>
        <text:list-item>
          <text:p text:style-name="P53">Does that lesson seem boring?</text:p>
        </text:list-item>
        <text:list-item>
          <text:p text:style-name="P53">I want to learn English step by step</text:p>
        </text:list-item>
        <text:list-item>
          <text:p text:style-name="P53">Do you often speak English?</text:p>
        </text:list-item>
        <text:list-item>
          <text:p text:style-name="P53">He teaches English </text:p>
        </text:list-item>
        <text:list-item>
          <text:p text:style-name="P53">His parents didn’t like such a strange decision </text:p>
        </text:list-item>
        <text:list-item>
          <text:p text:style-name="P53">My elder brother and I are there </text:p>
        </text:list-item>
        <text:list-item>
          <text:p text:style-name="P53">It’s so easy </text:p>
        </text:list-item>
        <text:list-item>
          <text:p text:style-name="P53">I understood you immediately / at once </text:p>
        </text:list-item>
        <text:list-item>
          <text:p text:style-name="P53">The criminals disappeared </text:p>
        </text:list-item>
        <text:list-item>
          <text:p text:style-name="P53">He thinks the same </text:p>
        </text:list-item>
        <text:list-item>
          <text:p text:style-name="P53">She’s a teacher </text:p>
        </text:list-item>
        <text:list-item>
          <text:p text:style-name="P53">I found the keys there</text:p>
        </text:list-item>
        <text:list-item>
          <text:p text:style-name="P53">He drowned </text:p>
        </text:list-item>
        <text:list-item>
          <text:p text:style-name="P53">He lives in this country </text:p>
        </text:list-item>
        <text:list-item>
          <text:p text:style-name="P53">As for ‘sometimes’ we can put it at the beginning of the sentence </text:p>
        </text:list-item>
        <text:list-item>
          <text:p text:style-name="P53">This profit will be enough </text:p>
        </text:list-item>
        <text:list-item>
          <text:p text:style-name="P53">His attempts weren’t successful </text:p>
        </text:list-item>
        <text:list-item>
          <text:p text:style-name="P53">It smelt bad </text:p>
        </text:list-item>
        <text:list-item>
          <text:p text:style-name="P53">Did your acquaintance follow your advice? </text:p>
        </text:list-item>
        <text:list-item>
          <text:p text:style-name="P54">Did I withdraw enough money? </text:p>
        </text:list-item>
        <text:list-item>
          <text:p text:style-name="P54">He influenced me significantly / considerably </text:p>
        </text:list-item>
        <text:list-item>
          <text:p text:style-name="P54">He kept this secret </text:p>
        </text:list-item>
        <text:list-item>
          <text:p text:style-name="P54">I overslept yesterday </text:p>
        </text:list-item>
        <text:list-item>
          <text:p text:style-name="P54">I need to learn English </text:p>
        </text:list-item>
        <text:list-item>
          <text:p text:style-name="P54">You must tell him this thing directly </text:p>
        </text:list-item>
        <text:list-item>
          <text:p text:style-name="P54">He also works here</text:p>
        </text:list-item>
        <text:list-item>
          <text:p text:style-name="P55">Will you have other alternatives?</text:p>
        </text:list-item>
        <text:list-item>
          <text:p text:style-name="P55">She preferred not to mention it</text:p>
        </text:list-item>
        <text:list-item>
          <text:p text:style-name="P55">I want to go there one more there</text:p>
        </text:list-item>
        <text:list-item>
          <text:p text:style-name="P55">When will you start translating it into English?</text:p>
        </text:list-item>
        <text:list-item>
          <text:p text:style-name="P55">She forgot about this payment </text:p>
        </text:list-item>
        <text:list-item>
          <text:p text:style-name="P55"><text:soft-page-break/>They danced professionally </text:p>
        </text:list-item>
        <text:list-item>
          <text:p text:style-name="P55">This level is enough to speak English like a native speaker </text:p>
        </text:list-item>
        <text:list-item>
          <text:p text:style-name="P55">It won’t be in the final version </text:p>
        </text:list-item>
        <text:list-item>
          <text:p text:style-name="P55">When did she join them?</text:p>
        </text:list-item>
        <text:list-item>
          <text:p text:style-name="P55">They finished working </text:p>
        </text:list-item>
        <text:list-item>
          <text:p text:style-name="P55">She gets/receives so many e-mails every day</text:p>
        </text:list-item>
        <text:list-item>
          <text:p text:style-name="P55">That book is much more interesting </text:p>
        </text:list-item>
        <text:list-item>
          <text:p text:style-name="P55">His boss often underpaid him </text:p>
        </text:list-item>
        <text:list-item>
          <text:p text:style-name="P55">I held it in my arms </text:p>
        </text:list-item>
        <text:list-item>
          <text:p text:style-name="P55">They’re poor</text:p>
        </text:list-item>
        <text:list-item>
          <text:p text:style-name="P55">What’s your wife’s job?</text:p>
        </text:list-item>
        <text:list-item>
          <text:p text:style-name="P55">I need to finish it as soon as possible </text:p>
        </text:list-item>
        <text:list-item>
          <text:p text:style-name="P56">I’ll finish working on this project soon</text:p>
        </text:list-item>
        <text:list-item>
          <text:p text:style-name="P56">Why were they interested in it </text:p>
        </text:list-item>
        <text:list-item>
          <text:p text:style-name="P56">Her results was quite satisfactory </text:p>
        </text:list-item>
        <text:list-item>
          <text:p text:style-name="P56">It’ll depend on some other factors </text:p>
        </text:list-item>
        <text:list-item>
          <text:p text:style-name="P56">She fought for her rights </text:p>
        </text:list-item>
        <text:list-item>
          <text:p text:style-name="P56">I crossed the street there </text:p>
        </text:list-item>
        <text:list-item>
          <text:p text:style-name="P57">I see it in this photo</text:p>
        </text:list-item>
        <text:list-item>
          <text:p text:style-name="P57">We finished working on this project </text:p>
        </text:list-item>
        <text:list-item>
          <text:p text:style-name="P57">I solved such a difficult task</text:p>
        </text:list-item>
        <text:list-item>
          <text:p text:style-name="P57">You explained everything very well</text:p>
        </text:list-item>
        <text:list-item>
          <text:p text:style-name="P57">I did it to have more free time </text:p>
        </text:list-item>
        <text:list-item>
          <text:p text:style-name="P57">I started working on my grammar </text:p>
        </text:list-item>
        <text:list-item>
          <text:p text:style-name="P57">I remained calm <text:s text:c="2"/></text:p>
        </text:list-item>
        <text:list-item>
          <text:p text:style-name="P57">It really changed her attitude to these things </text:p>
        </text:list-item>
        <text:list-item>
          <text:p text:style-name="P57">He didn’t change his point of view</text:p>
        </text:list-item>
        <text:list-item>
          <text:p text:style-name="P57">I really like this place</text:p>
        </text:list-item>
        <text:list-item>
          <text:p text:style-name="P57">I’ll try to create a very positive atmosphere </text:p>
        </text:list-item>
        <text:list-item>
          <text:p text:style-name="P57">Where do you go?</text:p>
        </text:list-item>
        <text:list-item>
          <text:p text:style-name="P58">We checked in at 3 o’clock in the afternoon </text:p>
        </text:list-item>
        <text:list-item>
          <text:p text:style-name="P58">The teacher pointed at out mistakes </text:p>
        </text:list-item>
        <text:list-item>
          <text:p text:style-name="P58">We communicated with each other form time to time </text:p>
        </text:list-item>
        <text:list-item>
          <text:p text:style-name="P58">We need to solve this problem </text:p>
        </text:list-item>
        <text:list-item>
          <text:p text:style-name="P58">We can do it </text:p>
        </text:list-item>
        <text:list-item>
          <text:p text:style-name="P58">The students are ready</text:p>
        </text:list-item>
        <text:list-item>
          <text:p text:style-name="P58">They broke the rules</text:p>
        </text:list-item>
        <text:list-item>
          <text:p text:style-name="P58"><text:soft-page-break/>This method doesn’t seem new </text:p>
        </text:list-item>
        <text:list-item>
          <text:p text:style-name="P58">He became very rich </text:p>
        </text:list-item>
        <text:list-item>
          <text:p text:style-name="P58">I saw it at the end of the presentation </text:p>
        </text:list-item>
        <text:list-item>
          <text:p text:style-name="P58">The temperature is ten degrees below zero </text:p>
        </text:list-item>
        <text:list-item>
          <text:p text:style-name="P58">Did his wife recover?</text:p>
        </text:list-item>
        <text:list-item>
          <text:p text:style-name="P58">I want to speak English fluently and correctly <text:s/></text:p>
        </text:list-item>
        <text:list-item>
          <text:p text:style-name="P59">I liked all these examples </text:p>
        </text:list-item>
        <text:list-item>
          <text:p text:style-name="P59">It developed our abilities </text:p>
        </text:list-item>
        <text:list-item>
          <text:p text:style-name="P59">I suppose It’ll happen next year </text:p>
        </text:list-item>
        <text:list-item>
          <text:p text:style-name="P59">What will be necessary to do it?</text:p>
        </text:list-item>
        <text:list-item>
          <text:p text:style-name="P59">She often changes her point of view </text:p>
        </text:list-item>
        <text:list-item>
          <text:p text:style-name="P59">That flat belonged to him </text:p>
        </text:list-item>
        <text:list-item>
          <text:p text:style-name="P59">I think I’ll learn English in a couple of <text:s/>years <text:s/></text:p>
        </text:list-item>
        <text:list-item>
          <text:p text:style-name="P59">Is this thing better? </text:p>
        </text:list-item>
        <text:list-item>
          <text:p text:style-name="P59">It seemed so interesting </text:p>
        </text:list-item>
        <text:list-item>
          <text:p text:style-name="P59">There are five chapters in this book </text:p>
        </text:list-item>
        <text:list-item>
          <text:p text:style-name="P59">Is the idea brilliant?</text:p>
        </text:list-item>
        <text:list-item>
          <text:p text:style-name="P59">It’s necessary to do it now </text:p>
        </text:list-item>
        <text:list-item>
          <text:p text:style-name="P59">He does it every day </text:p>
        </text:list-item>
        <text:list-item>
          <text:p text:style-name="P60">Our teacher is very hard working </text:p>
        </text:list-item>
        <text:list-item>
          <text:p text:style-name="P60">Will he win? Not necessarily </text:p>
        </text:list-item>
        <text:list-item>
          <text:p text:style-name="P60">What is in your pocket?</text:p>
        </text:list-item>
        <text:list-item>
          <text:p text:style-name="P60">Will they repair it easily?</text:p>
        </text:list-item>
        <text:list-item>
          <text:p text:style-name="P60">How did you know it?</text:p>
        </text:list-item>
        <text:list-item>
          <text:p text:style-name="P60">Everything remained the same</text:p>
        </text:list-item>
        <text:list-item>
          <text:p text:style-name="P60">He saw his mistakes at last </text:p>
        </text:list-item>
        <text:list-item>
          <text:p text:style-name="P60">She always criticizes him </text:p>
        </text:list-item>
        <text:list-item>
          <text:p text:style-name="P60">Will his girlfriend miss him?</text:p>
        </text:list-item>
        <text:list-item>
          <text:p text:style-name="P61">He owned this firm</text:p>
        </text:list-item>
        <text:list-item>
          <text:p text:style-name="P61">I heard it in the news</text:p>
        </text:list-item>
        <text:list-item>
          <text:p text:style-name="P61">We preferred not to mention it </text:p>
        </text:list-item>
        <text:list-item>
          <text:p text:style-name="P61">It isn’t the only right decision </text:p>
        </text:list-item>
        <text:list-item>
          <text:p text:style-name="P61">I subscribed to this channel</text:p>
        </text:list-item>
        <text:list-item>
          <text:p text:style-name="P61">He kept his money in a bank </text:p>
        </text:list-item>
        <text:list-item>
          <text:p text:style-name="P61">She isn’t a specialist in this area </text:p>
        </text:list-item>
        <text:list-item>
          <text:p text:style-name="P61">Is he young? </text:p>
        </text:list-item>
        <text:list-item>
          <text:p text:style-name="P61">Why are those lessons so ineffective?</text:p>
        </text:list-item>
        <text:list-item>
          <text:p text:style-name="P61"><text:soft-page-break/>She withdrew all the money from her account </text:p>
        </text:list-item>
        <text:list-item>
          <text:p text:style-name="P61">It won’t help her at all</text:p>
        </text:list-item>
        <text:list-item>
          <text:p text:style-name="P61">They’ll eat fresh fruit and vegetables </text:p>
        </text:list-item>
        <text:list-item>
          <text:p text:style-name="P61">She’s subscribed to this channel</text:p>
        </text:list-item>
        <text:list-item>
          <text:p text:style-name="P61">Two things worried me </text:p>
        </text:list-item>
        <text:list-item>
          <text:p text:style-name="P61">I work very hard </text:p>
        </text:list-item>
        <text:list-item>
          <text:p text:style-name="P61">She washed herself <text:s/></text:p>
        </text:list-item>
        <text:list-item>
          <text:p text:style-name="P61">I remembered how to say it better </text:p>
        </text:list-item>
        <text:list-item>
          <text:p text:style-name="P61">You’ll like the lessons </text:p>
        </text:list-item>
        <text:list-item>
          <text:p text:style-name="P61">We trained these skills </text:p>
        </text:list-item>
        <text:list-item>
          <text:p text:style-name="P61">He also remembers it </text:p>
        </text:list-item>
        <text:list-item>
          <text:p text:style-name="P62">He doesn’t share your point of view </text:p>
        </text:list-item>
        <text:list-item>
          <text:p text:style-name="P62">It depended only on him </text:p>
        </text:list-item>
        <text:list-item>
          <text:p text:style-name="P62">I grew up in the capital of our country </text:p>
        </text:list-item>
        <text:list-item>
          <text:p text:style-name="P62">My birthday isn’t today/ It’s tomorrow </text:p>
        </text:list-item>
        <text:list-item>
          <text:p text:style-name="P62">The keys aren’t on the table </text:p>
        </text:list-item>
        <text:list-item>
          <text:p text:style-name="P62">I do physical exercises every day </text:p>
        </text:list-item>
        <text:list-item>
          <text:p text:style-name="P62">I really need to know it</text:p>
        </text:list-item>
        <text:list-item>
          <text:p text:style-name="P62">Will you manage to do it instead of me?</text:p>
        </text:list-item>
        <text:list-item>
          <text:p text:style-name="P62">What’s your friend’s name?</text:p>
        </text:list-item>
        <text:list-item>
          <text:p text:style-name="P62">You need to remember this rule</text:p>
        </text:list-item>
        <text:list-item>
          <text:p text:style-name="P62">Our boss was very surprised</text:p>
        </text:list-item>
        <text:list-item>
          <text:p text:style-name="P62">He divided us into three groups </text:p>
        </text:list-item>
        <text:list-item>
          <text:p text:style-name="P62">I could do it</text:p>
        </text:list-item>
        <text:list-item>
          <text:p text:style-name="P62">He missed such a unique opportunity </text:p>
        </text:list-item>
        <text:list-item>
          <text:p text:style-name="P62">What kind of materials does she need?</text:p>
        </text:list-item>
        <text:list-item>
          <text:p text:style-name="P63">Will it last for about two hours?</text:p>
        </text:list-item>
        <text:list-item>
          <text:p text:style-name="P63">He has a reliable car</text:p>
        </text:list-item>
        <text:list-item>
          <text:p text:style-name="P63">I need to solve this task </text:p>
        </text:list-item>
        <text:list-item>
          <text:p text:style-name="P63">My friend won’t refuse to help you</text:p>
        </text:list-item>
        <text:list-item>
          <text:p text:style-name="P63">They won’t find a solution to such an important problem soon</text:p>
        </text:list-item>
        <text:list-item>
          <text:p text:style-name="P63">The boy showed an outstanding result </text:p>
        </text:list-item>
        <text:list-item>
          <text:p text:style-name="P63">The authorities resolved this conflict </text:p>
        </text:list-item>
        <text:list-item>
          <text:p text:style-name="P63">We’re in the same place</text:p>
        </text:list-item>
        <text:list-item>
          <text:p text:style-name="P63">I ate fresh fruit and vegetables there</text:p>
        </text:list-item>
        <text:list-item>
          <text:p text:style-name="P63">I though so, too</text:p>
        </text:list-item>
        <text:list-item>
          <text:p text:style-name="P63"><text:soft-page-break/>I entered this university </text:p>
        </text:list-item>
        <text:list-item>
          <text:p text:style-name="P63">How do you spend your free time?</text:p>
        </text:list-item>
        <text:list-item>
          <text:p text:style-name="P63">That money was enough </text:p>
        </text:list-item>
        <text:list-item>
          <text:p text:style-name="P63">This information is free </text:p>
        </text:list-item>
        <text:list-item>
          <text:p text:style-name="P63">When did your brother start preparing for his exams?</text:p>
        </text:list-item>
        <text:list-item>
          <text:p text:style-name="P64">I won’t interrupt him</text:p>
        </text:list-item>
        <text:list-item>
          <text:p text:style-name="P64">You’ll improve your grammar considerably / significantly </text:p>
        </text:list-item>
        <text:list-item>
          <text:p text:style-name="P64">We will devote more time to English </text:p>
        </text:list-item>
        <text:list-item>
          <text:p text:style-name="P64">I’ll do it to show better results </text:p>
        </text:list-item>
        <text:list-item>
          <text:p text:style-name="P64">She translated this text with a dictionary </text:p>
        </text:list-item>
        <text:list-item>
          <text:p text:style-name="P64">I didn’t take part / participate in that tournament <text:s/></text:p>
        </text:list-item>
        <text:list-item>
          <text:p text:style-name="P64">The boy wasn’t abroad last month </text:p>
        </text:list-item>
        <text:list-item>
          <text:p text:style-name="P64">She reads in English </text:p>
        </text:list-item>
        <text:list-item>
          <text:p text:style-name="P64">I didn’t know how to answer that question </text:p>
        </text:list-item>
        <text:list-item>
          <text:p text:style-name="P64">It wasn’t her achievement </text:p>
        </text:list-item>
        <text:list-item>
          <text:p text:style-name="P64">What happened?</text:p>
        </text:list-item>
        <text:list-item>
          <text:p text:style-name="P64">What’s important?</text:p>
        </text:list-item>
        <text:list-item>
          <text:p text:style-name="P64">I suggest going there later </text:p>
        </text:list-item>
        <text:list-item>
          <text:p text:style-name="P64">I mentioned it at the beginning of the meeting </text:p>
        </text:list-item>
        <text:list-item>
          <text:p text:style-name="P64">I go to school </text:p>
        </text:list-item>
        <text:list-item>
          <text:p text:style-name="P64">What’s your wife’s job?</text:p>
        </text:list-item>
        <text:list-item>
          <text:p text:style-name="P64">Who does he criticize so often?</text:p>
        </text:list-item>
        <text:list-item>
          <text:p text:style-name="P64">It’s so boring </text:p>
        </text:list-item>
        <text:list-item>
          <text:p text:style-name="P64">It isn’t her best result </text:p>
        </text:list-item>
        <text:list-item>
          <text:p text:style-name="P64">We aren’t angry. We’re kind </text:p>
        </text:list-item>
        <text:list-item>
          <text:p text:style-name="P65">Who was wrong?</text:p>
        </text:list-item>
        <text:list-item>
          <text:p text:style-name="P65">She grew fruit and vegetables in her own garden </text:p>
        </text:list-item>
        <text:list-item>
          <text:p text:style-name="P65">She’s here </text:p>
        </text:list-item>
        <text:list-item>
          <text:p text:style-name="P65">I’ll be there soon </text:p>
        </text:list-item>
        <text:list-item>
          <text:p text:style-name="P65">Do you parents understand it?</text:p>
        </text:list-item>
        <text:list-item>
          <text:p text:style-name="P65">She published this article </text:p>
        </text:list-item>
        <text:list-item>
          <text:p text:style-name="P65">This knowledge will be more than enough to pass this exam</text:p>
        </text:list-item>
        <text:list-item>
          <text:p text:style-name="P65">This book is more interesting </text:p>
        </text:list-item>
        <text:list-item>
          <text:p text:style-name="P65">He won’t deny it</text:p>
        </text:list-item>
        <text:list-item>
          <text:p text:style-name="P65">They’re together </text:p>
        </text:list-item>
        <text:list-item>
          <text:p text:style-name="P65">He introduced me to them </text:p>
        </text:list-item>
        <text:list-item>
          <text:p text:style-name="P65"><text:soft-page-break/>I’ll dink a cap of tee </text:p>
        </text:list-item>
        <text:list-item>
          <text:p text:style-name="P65">They loved each other </text:p>
        </text:list-item>
        <text:list-item>
          <text:p text:style-name="P65">Do you play tennis?</text:p>
        </text:list-item>
        <text:list-item>
          <text:p text:style-name="P65">Some people say it</text:p>
        </text:list-item>
        <text:list-item>
          <text:p text:style-name="P65">Was he in trouble?</text:p>
        </text:list-item>
        <text:list-item>
          <text:p text:style-name="P65">Did it help you improve your listening skills?</text:p>
        </text:list-item>
        <text:list-item>
          <text:p text:style-name="P65">Love is a wonderful feeling </text:p>
        </text:list-item>
        <text:list-item>
          <text:p text:style-name="P66">It’ll be a brilliant result </text:p>
        </text:list-item>
        <text:list-item>
          <text:p text:style-name="P66">Their results were satisfactory </text:p>
        </text:list-item>
        <text:list-item>
          <text:p text:style-name="P66">We wore a school uniform</text:p>
        </text:list-item>
        <text:list-item>
          <text:p text:style-name="P66">How did translate this expression?</text:p>
        </text:list-item>
        <text:list-item>
          <text:p text:style-name="P66">This problem is very big </text:p>
        </text:list-item>
        <text:list-item>
          <text:p text:style-name="P66">Is the meting so important?</text:p>
        </text:list-item>
        <text:list-item>
          <text:p text:style-name="P66">We’ll finish doing it soon</text:p>
        </text:list-item>
        <text:list-item>
          <text:p text:style-name="P66">They don’t know even basic things</text:p>
        </text:list-item>
        <text:list-item>
          <text:p text:style-name="P66">I’m not married </text:p>
        </text:list-item>
        <text:list-item>
          <text:p text:style-name="P66">I like this idea, too</text:p>
        </text:list-item>
        <text:list-item>
          <text:p text:style-name="P66">How much is this dress?</text:p>
        </text:list-item>
        <text:list-item>
          <text:p text:style-name="P66">What time does your mother come to work?</text:p>
        </text:list-item>
        <text:list-item>
          <text:p text:style-name="P66">This problem really worries <text:s/>me </text:p>
        </text:list-item>
        <text:list-item>
          <text:p text:style-name="P66">He avoids doing it </text:p>
        </text:list-item>
        <text:list-item>
          <text:p text:style-name="P66">I want to train my memory </text:p>
        </text:list-item>
        <text:list-item>
          <text:p text:style-name="P66">They’ll have another alternative </text:p>
        </text:list-item>
        <text:list-item>
          <text:p text:style-name="P66">She isn’t the best candidate for it</text:p>
        </text:list-item>
        <text:list-item>
          <text:p text:style-name="P67">I enjoy learning English listening to English songs</text:p>
        </text:list-item>
        <text:list-item>
          <text:p text:style-name="P67">He understands you very well</text:p>
        </text:list-item>
        <text:list-item>
          <text:p text:style-name="P67">It isn’t on the right</text:p>
        </text:list-item>
        <text:list-item>
          <text:p text:style-name="P67">Will my boss be surprised?</text:p>
        </text:list-item>
        <text:list-item>
          <text:p text:style-name="P67">I waited for him for two hours </text:p>
        </text:list-item>
        <text:list-item>
          <text:p text:style-name="P67">He earned this money</text:p>
        </text:list-item>
        <text:list-item>
          <text:p text:style-name="P67">These conditions won’t suit us </text:p>
        </text:list-item>
        <text:list-item>
          <text:p text:style-name="P67">She didn’t have such an intention </text:p>
        </text:list-item>
        <text:list-item>
          <text:p text:style-name="P67">Does he often watch TV?</text:p>
        </text:list-item>
        <text:list-item>
          <text:p text:style-name="P67">He didn’t delete his last comment </text:p>
        </text:list-item>
        <text:list-item>
          <text:p text:style-name="P68">It wasn’t my best result </text:p>
        </text:list-item>
        <text:list-item>
          <text:p text:style-name="P68">He kept his word</text:p>
        </text:list-item>
        <text:list-item>
          <text:p text:style-name="P68">I’ll write this report </text:p>
        </text:list-item>
        <text:list-item>
          <text:p text:style-name="P68"><text:soft-page-break/>She feels confidence </text:p>
        </text:list-item>
        <text:list-item>
          <text:p text:style-name="P68">What frightens you?</text:p>
        </text:list-item>
        <text:list-item>
          <text:p text:style-name="P68">She failed the test to our surprise </text:p>
        </text:list-item>
        <text:list-item>
          <text:p text:style-name="P68">It’s too cheap </text:p>
        </text:list-item>
        <text:list-item>
          <text:p text:style-name="P68">It’s so bad</text:p>
        </text:list-item>
        <text:list-item>
          <text:p text:style-name="P68">My parents advised me not to do it</text:p>
        </text:list-item>
        <text:list-item>
          <text:p text:style-name="P68">He goes to school with great pleasure </text:p>
        </text:list-item>
        <text:list-item>
          <text:p text:style-name="P68">It’s your best choice </text:p>
        </text:list-item>
        <text:list-item>
          <text:p text:style-name="P68">He advised me not to do it</text:p>
        </text:list-item>
        <text:list-item>
          <text:p text:style-name="P68">His parents are abroad now</text:p>
        </text:list-item>
        <text:list-item>
          <text:p text:style-name="P68">You’re a good person </text:p>
        </text:list-item>
        <text:list-item>
          <text:p text:style-name="P68">I really like it </text:p>
        </text:list-item>
        <text:list-item>
          <text:p text:style-name="P68">They informed us of this accident </text:p>
        </text:list-item>
        <text:list-item>
          <text:p text:style-name="P68">She said it very confidently <text:s text:c="2"/></text:p>
        </text:list-item>
        <text:list-item>
          <text:p text:style-name="P68">He hung his coat </text:p>
        </text:list-item>
        <text:list-item>
          <text:p text:style-name="P69">I decided not to go to that party </text:p>
        </text:list-item>
        <text:list-item>
          <text:p text:style-name="P69">He sometimes plays computer games</text:p>
        </text:list-item>
        <text:list-item>
          <text:p text:style-name="P69">You’ll hear it at the beginning of the presentation </text:p>
        </text:list-item>
        <text:list-item>
          <text:p text:style-name="P69">Does he hate it?</text:p>
        </text:list-item>
        <text:list-item>
          <text:p text:style-name="P69">I was born on the twenty first of November <text:s/></text:p>
        </text:list-item>
        <text:list-item>
          <text:p text:style-name="P69">It often rained in that place </text:p>
        </text:list-item>
        <text:list-item>
          <text:p text:style-name="P69">It didn’t help me at all</text:p>
        </text:list-item>
        <text:list-item>
          <text:p text:style-name="P69">He tries to find a job </text:p>
        </text:list-item>
        <text:list-item>
          <text:p text:style-name="P69">We see it in this photo</text:p>
        </text:list-item>
        <text:list-item>
          <text:p text:style-name="P69">It’ll have a positive effect on your health </text:p>
        </text:list-item>
        <text:list-item>
          <text:p text:style-name="P69">These lessons are very useful</text:p>
        </text:list-item>
        <text:list-item>
          <text:p text:style-name="P69">It’ll be an excellent result </text:p>
        </text:list-item>
        <text:list-item>
          <text:p text:style-name="P69">It wasn’t a commercial project </text:p>
        </text:list-item>
        <text:list-item>
          <text:p text:style-name="P69">He always supported us</text:p>
        </text:list-item>
        <text:list-item>
          <text:p text:style-name="P69">Is this university very famous </text:p>
        </text:list-item>
        <text:list-item>
          <text:p text:style-name="P69">Why will her boyfriend regret it?</text:p>
        </text:list-item>
        <text:list-item>
          <text:p text:style-name="P69">We’ll continue this playlist </text:p>
        </text:list-item>
        <text:list-item>
          <text:p text:style-name="P70">Was everyone present?</text:p>
        </text:list-item>
        <text:list-item>
          <text:p text:style-name="P70">How often will the students do this kind of exercises? </text:p>
        </text:list-item>
        <text:list-item>
          <text:p text:style-name="P70">She’ll need to think it over more thoroughly </text:p>
        </text:list-item>
        <text:list-item>
          <text:p text:style-name="P70">I need to translate it into Russian </text:p>
        </text:list-item>
        <text:list-item>
          <text:p text:style-name="P70">He’ll marry her</text:p>
        </text:list-item>
        <text:list-item>
          <text:p text:style-name="P70"><text:soft-page-break/>I slept for two hours </text:p>
        </text:list-item>
        <text:list-item>
          <text:p text:style-name="P70">I need to prepare for this exam </text:p>
        </text:list-item>
        <text:list-item>
          <text:p text:style-name="P70">I continues this playlist </text:p>
        </text:list-item>
        <text:list-item>
          <text:p text:style-name="P70">I’ll learn English here to know it really well </text:p>
        </text:list-item>
        <text:list-item>
          <text:p text:style-name="P70">He came back / returned </text:p>
        </text:list-item>
        <text:list-item>
          <text:p text:style-name="P70">You didn’t show it to me </text:p>
        </text:list-item>
        <text:list-item>
          <text:p text:style-name="P70">They hit him very badly </text:p>
        </text:list-item>
        <text:list-item>
          <text:p text:style-name="P70">He’s such a rude man </text:p>
        </text:list-item>
        <text:list-item>
          <text:p text:style-name="P70">We always finished it on time </text:p>
        </text:list-item>
        <text:list-item>
          <text:p text:style-name="P70">Is the article about politics?</text:p>
        </text:list-item>
        <text:list-item>
          <text:p text:style-name="P70">It really helps me </text:p>
        </text:list-item>
        <text:list-item>
          <text:p text:style-name="P70">We remained friends </text:p>
        </text:list-item>
        <text:list-item>
          <text:p text:style-name="P70">Are you satisfied with your results?</text:p>
        </text:list-item>
        <text:list-item>
          <text:p text:style-name="P70">The students didn’t laugh at it</text:p>
        </text:list-item>
        <text:list-item>
          <text:p text:style-name="P71">The lesson is very professional </text:p>
        </text:list-item>
        <text:list-item>
          <text:p text:style-name="P71">Who corrects your mistakes?</text:p>
        </text:list-item>
        <text:list-item>
          <text:p text:style-name="P71">He’s healthy </text:p>
        </text:list-item>
        <text:list-item>
          <text:p text:style-name="P71">Does this person seem very good?</text:p>
        </text:list-item>
        <text:list-item>
          <text:p text:style-name="P71">The price rose by thirty per cent </text:p>
        </text:list-item>
        <text:list-item>
          <text:p text:style-name="P71">I’ll be able to do it in spite of all the difficulties </text:p>
        </text:list-item>
        <text:list-item>
          <text:p text:style-name="P72">I practiced English </text:p>
        </text:list-item>
        <text:list-item>
          <text:p text:style-name="P72">Is it better?</text:p>
        </text:list-item>
        <text:list-item>
          <text:p text:style-name="P72">His father is a very successful businessman </text:p>
        </text:list-item>
        <text:list-item>
          <text:p text:style-name="P72">We finished doing it at last </text:p>
        </text:list-item>
        <text:list-item>
          <text:p text:style-name="P72">Did she have a big choice </text:p>
        </text:list-item>
        <text:list-item>
          <text:p text:style-name="P72">How was the party?</text:p>
        </text:list-item>
        <text:list-item>
          <text:p text:style-name="P72">She woke up later than usual </text:p>
        </text:list-item>
        <text:list-item>
          <text:p text:style-name="P72">I enjoy learning English watching this playlist </text:p>
        </text:list-item>
        <text:list-item>
          <text:p text:style-name="P72">I managed to improve my reading skills </text:p>
        </text:list-item>
        <text:list-item>
          <text:p text:style-name="P72">She isn’t in the kitchen </text:p>
        </text:list-item>
        <text:list-item>
          <text:p text:style-name="P72">We won’t compete with this company </text:p>
        </text:list-item>
        <text:list-item>
          <text:p text:style-name="P72">She had such a big choice</text:p>
        </text:list-item>
        <text:list-item>
          <text:p text:style-name="P72">He wants to buy this thing </text:p>
        </text:list-item>
        <text:list-item>
          <text:p text:style-name="P72">We played badminton </text:p>
        </text:list-item>
        <text:list-item>
          <text:p text:style-name="P72">You must say it directly </text:p>
        </text:list-item>
        <text:list-item>
          <text:p text:style-name="P72">He didn’t communicate with her anymore </text:p>
        </text:list-item>
        <text:list-item>
          <text:p text:style-name="P72">I want to practice English now</text:p>
        </text:list-item>
        <text:list-item>
          <text:p text:style-name="P72"><text:soft-page-break/>What English books do read?</text:p>
        </text:list-item>
        <text:list-item>
          <text:p text:style-name="P73">Money is also important </text:p>
        </text:list-item>
        <text:list-item>
          <text:p text:style-name="P73">It cost several thousand dollars </text:p>
        </text:list-item>
        <text:list-item>
          <text:p text:style-name="P73">You missed such a unique opportunity </text:p>
        </text:list-item>
        <text:list-item>
          <text:p text:style-name="P73">Everyone has this chance </text:p>
        </text:list-item>
        <text:list-item>
          <text:p text:style-name="P73">He doesn’t own this business </text:p>
        </text:list-item>
        <text:list-item>
          <text:p text:style-name="P73">I left for Russia </text:p>
        </text:list-item>
        <text:list-item>
          <text:p text:style-name="P73">We perfectly understand you </text:p>
        </text:list-item>
        <text:list-item>
          <text:p text:style-name="P73">Is this language difficult?</text:p>
        </text:list-item>
        <text:list-item>
          <text:p text:style-name="P73">I’m sure you’re the best teacher in the world </text:p>
        </text:list-item>
        <text:list-item>
          <text:p text:style-name="P73">Is it such an effective method?</text:p>
        </text:list-item>
        <text:list-item>
          <text:p text:style-name="P75">This knowledge is enough to pass this exam </text:p>
        </text:list-item>
        <text:list-item>
          <text:p text:style-name="P74"><text:span text:style-name="T9">He</text:span><text:span text:style-name="T8"> won’t smoke anymore </text:span></text:p>
        </text:list-item>
        <text:list-item>
          <text:p text:style-name="P75">He often overpaid for no reason </text:p>
        </text:list-item>
        <text:list-item>
          <text:p text:style-name="P75">They found a better place</text:p>
        </text:list-item>
        <text:list-item>
          <text:p text:style-name="P75">That offer seems strange </text:p>
        </text:list-item>
        <text:list-item>
          <text:p text:style-name="P75">I don’t want to say is </text:p>
        </text:list-item>
        <text:list-item>
          <text:p text:style-name="P75">I won’t take part / participate in this contest </text:p>
        </text:list-item>
        <text:list-item>
          <text:p text:style-name="P75">I sat down </text:p>
        </text:list-item>
        <text:list-item>
          <text:p text:style-name="P75">She pointed at my mistakes </text:p>
        </text:list-item>
        <text:list-item>
          <text:p text:style-name="P77">I think I’ll be able to learn in a year </text:p>
        </text:list-item>
        <text:list-item>
          <text:p text:style-name="P77">Why does it seem useless? </text:p>
        </text:list-item>
        <text:list-item>
          <text:p text:style-name="P77">These lessons helped me speak English more correctly </text:p>
        </text:list-item>
        <text:list-item>
          <text:p text:style-name="P77">I think you spent too little money </text:p>
        </text:list-item>
        <text:list-item>
          <text:p text:style-name="P77">Does he live there?</text:p>
        </text:list-item>
        <text:list-item>
          <text:p text:style-name="P77">He influenced me a lot </text:p>
        </text:list-item>
        <text:list-item>
          <text:p text:style-name="P77">This worker will get tired soon </text:p>
        </text:list-item>
        <text:list-item>
          <text:p text:style-name="P77">I’ll try not to be lazy </text:p>
        </text:list-item>
        <text:list-item>
          <text:p text:style-name="P77">How do you get there?</text:p>
        </text:list-item>
        <text:list-item>
          <text:p text:style-name="P77">We need more information </text:p>
        </text:list-item>
        <text:list-item>
          <text:p text:style-name="P77">We won’t confuse these words anymore</text:p>
        </text:list-item>
        <text:list-item>
          <text:p text:style-name="P77">How much did that thing cost?</text:p>
        </text:list-item>
        <text:list-item>
          <text:p text:style-name="P77">Why are you here?</text:p>
        </text:list-item>
        <text:list-item>
          <text:p text:style-name="P77">I’ll do it to show much better results </text:p>
        </text:list-item>
        <text:list-item>
          <text:p text:style-name="P77">When did you start learning English?</text:p>
        </text:list-item>
        <text:list-item>
          <text:p text:style-name="P77">I decided to do it later </text:p>
        </text:list-item>
        <text:list-item>
          <text:p text:style-name="P77">We were lucky </text:p>
        </text:list-item>
        <text:list-item>
          <text:p text:style-name="P77"><text:soft-page-break/>It’s necessary to remember it </text:p>
        </text:list-item>
        <text:list-item>
          <text:p text:style-name="P77">Some people think that money is power. Do you agree with it?</text:p>
        </text:list-item>
        <text:list-item>
          <text:p text:style-name="P77">Was he available yesterday?</text:p>
        </text:list-item>
        <text:list-item>
          <text:p text:style-name="P78">I need to finish this project by next month </text:p>
        </text:list-item>
        <text:list-item>
          <text:p text:style-name="P78">We moved to England </text:p>
        </text:list-item>
        <text:list-item>
          <text:p text:style-name="P78">He has this kind of problems </text:p>
        </text:list-item>
        <text:list-item>
          <text:p text:style-name="P78">I go swimming three times a week</text:p>
        </text:list-item>
        <text:list-item>
          <text:p text:style-name="P78">I flew to America </text:p>
        </text:list-item>
        <text:list-item>
          <text:p text:style-name="P78">We spoke English yesterday </text:p>
        </text:list-item>
        <text:list-item>
          <text:p text:style-name="P78">Will it be really possible?</text:p>
        </text:list-item>
        <text:list-item>
          <text:p text:style-name="P78">Who is subscribed to this channel? </text:p>
        </text:list-item>
        <text:list-item>
          <text:p text:style-name="P78">Who subscribed to this channel?</text:p>
        </text:list-item>
        <text:list-item>
          <text:p text:style-name="P78">He decided not to do it </text:p>
        </text:list-item>
        <text:list-item>
          <text:p text:style-name="P78">This song became very popular </text:p>
        </text:list-item>
        <text:list-item>
          <text:p text:style-name="P78">Do you often listen to music?</text:p>
        </text:list-item>
        <text:list-item>
          <text:p text:style-name="P78">Is is such an important detail? <text:s/></text:p>
        </text:list-item>
        <text:list-item>
          <text:p text:style-name="P78"><text:span text:style-name="T10">We noticed it unexpectedly </text:span><text:s/></text:p>
        </text:list-item>
        <text:list-item>
          <text:p text:style-name="P79">I’ll do my best to enter this university </text:p>
        </text:list-item>
        <text:list-item>
          <text:p text:style-name="P79">She died last year </text:p>
        </text:list-item>
        <text:list-item>
          <text:p text:style-name="P79">I tried to analyze everything very thoroughly </text:p>
        </text:list-item>
        <text:list-item>
          <text:p text:style-name="P79">He complained about that problem </text:p>
        </text:list-item>
        <text:list-item>
          <text:p text:style-name="P79">She knows English like an educated native speaker </text:p>
        </text:list-item>
        <text:list-item>
          <text:p text:style-name="P79">He finished doing it </text:p>
        </text:list-item>
        <text:list-item>
          <text:p text:style-name="P79">He prays to Good</text:p>
        </text:list-item>
        <text:list-item>
          <text:p text:style-name="P80">What videos do you admire more?</text:p>
        </text:list-item>
        <text:list-item>
          <text:p text:style-name="P80">She’ll try not to do it </text:p>
        </text:list-item>
        <text:list-item>
          <text:p text:style-name="P80">This example inspired us </text:p>
        </text:list-item>
        <text:list-item>
          <text:p text:style-name="P80">I can do it</text:p>
        </text:list-item>
        <text:list-item>
          <text:p text:style-name="P80">I visited her the day before yesterday </text:p>
        </text:list-item>
        <text:list-item>
          <text:p text:style-name="P80">They killed innocent people. The police arrested them. They punished the criminals </text:p>
        </text:list-item>
        <text:list-item>
          <text:p text:style-name="P80">I can write it down </text:p>
        </text:list-item>
        <text:list-item>
          <text:p text:style-name="P80">We think the same</text:p>
        </text:list-item>
        <text:list-item>
          <text:p text:style-name="P80">How does she get home?</text:p>
        </text:list-item>
        <text:list-item>
          <text:p text:style-name="P80">Which channel did you choose in the end?</text:p>
        </text:list-item>
        <text:list-item>
          <text:p text:style-name="P80">Will you be free tomorrow?</text:p>
        </text:list-item>
        <text:list-item>
          <text:p text:style-name="P80"><text:soft-page-break/>She became a famous actress </text:p>
        </text:list-item>
        <text:list-item>
          <text:p text:style-name="P80">I’ll share this information with you</text:p>
        </text:list-item>
        <text:list-item>
          <text:p text:style-name="P80">He described her appearance </text:p>
        </text:list-item>
        <text:list-item>
          <text:p text:style-name="P80">It isn’t his best result</text:p>
        </text:list-item>
        <text:list-item>
          <text:p text:style-name="P80">She felt so sad </text:p>
        </text:list-item>
        <text:list-item>
          <text:p text:style-name="P80">He informed me of these problems </text:p>
        </text:list-item>
        <text:list-item>
          <text:p text:style-name="P80">What’s his job?</text:p>
        </text:list-item>
        <text:list-item>
          <text:p text:style-name="P80">She’s such a tall boy </text:p>
        </text:list-item>
        <text:list-item>
          <text:p text:style-name="P80">Others can also think about it </text:p>
        </text:list-item>
        <text:list-item>
          <text:p text:style-name="P81">I did it in spite of that problem </text:p>
        </text:list-item>
        <text:list-item>
          <text:p text:style-name="P82">Do you try to improve this result?</text:p>
        </text:list-item>
        <text:list-item>
          <text:p text:style-name="P82">It depended on some other things </text:p>
        </text:list-item>
        <text:list-item>
          <text:p text:style-name="P82">We faced a very big problem</text:p>
        </text:list-item>
        <text:list-item>
          <text:p text:style-name="P82">I turned on the computer </text:p>
        </text:list-item>
        <text:list-item>
          <text:p text:style-name="P82">Is it a difficult rule?</text:p>
        </text:list-item>
        <text:list-item>
          <text:p text:style-name="P82">It it obvious?</text:p>
        </text:list-item>
        <text:list-item>
          <text:p text:style-name="P83">We’ll do it despite those words </text:p>
        </text:list-item>
        <text:list-item>
          <text:p text:style-name="P83">Her boss often criticized her</text:p>
        </text:list-item>
        <text:list-item>
          <text:p text:style-name="P83">Why is he interested in it?</text:p>
        </text:list-item>
        <text:list-item>
          <text:p text:style-name="P83">What does he need to change?</text:p>
        </text:list-item>
        <text:list-item>
          <text:p text:style-name="P83">How often do these things happen?</text:p>
        </text:list-item>
        <text:list-item>
          <text:p text:style-name="P83">I really like the simplicity of this method </text:p>
        </text:list-item>
        <text:list-item>
          <text:p text:style-name="P83">She’ll marry him</text:p>
        </text:list-item>
        <text:list-item>
          <text:p text:style-name="P83">What worries you most of all?</text:p>
        </text:list-item>
        <text:list-item>
          <text:p text:style-name="P83">I need to get in touch with him <text:s/></text:p>
        </text:list-item>
        <text:list-item>
          <text:p text:style-name="P83">What salary did he have?</text:p>
        </text:list-item>
        <text:list-item>
          <text:p text:style-name="P83">It didn’t help her at all</text:p>
        </text:list-item>
        <text:list-item>
          <text:p text:style-name="P83">My boss did him a favor </text:p>
        </text:list-item>
        <text:list-item>
          <text:p text:style-name="P83">Why is that method so ineffective?</text:p>
        </text:list-item>
        <text:list-item>
          <text:p text:style-name="P83">His conclusion was quite logical </text:p>
        </text:list-item>
        <text:list-item>
          <text:p text:style-name="P83">It’s a very high level</text:p>
        </text:list-item>
        <text:list-item>
          <text:p text:style-name="P83">Is it so bad?</text:p>
        </text:list-item>
        <text:list-item>
          <text:p text:style-name="P83">We see it in the next sentence </text:p>
        </text:list-item>
        <text:list-item>
          <text:p text:style-name="P83">I hope everyone will be grateful to you for your hard work</text:p>
        </text:list-item>
        <text:list-item>
          <text:p text:style-name="P83">I’ll be able to do it much better </text:p>
        </text:list-item>
        <text:list-item>
          <text:p text:style-name="P84">I don’t want to do it right now</text:p>
        </text:list-item>
        <text:list-item>
          <text:p text:style-name="P84">Did this change have a positive effect on her?</text:p>
        </text:list-item>
        <text:list-item>
          <text:p text:style-name="P84"><text:soft-page-break/>We see it in the second sentence </text:p>
        </text:list-item>
        <text:list-item>
          <text:p text:style-name="P84">Everyone understands it </text:p>
        </text:list-item>
        <text:list-item>
          <text:p text:style-name="P84">They remained friends </text:p>
        </text:list-item>
        <text:list-item>
          <text:p text:style-name="P84">This result impressed them</text:p>
        </text:list-item>
        <text:list-item>
          <text:p text:style-name="P84">He pays for his education </text:p>
        </text:list-item>
        <text:list-item>
          <text:p text:style-name="P84">This offer won’t be attractive soon</text:p>
        </text:list-item>
        <text:list-item>
          <text:p text:style-name="P84">The meeting began much later </text:p>
        </text:list-item>
        <text:list-item>
          <text:p text:style-name="P84">I use the Internet almost everyday </text:p>
        </text:list-item>
        <text:list-item>
          <text:p text:style-name="P84">He’ll send him such an important latter </text:p>
        </text:list-item>
        <text:list-item>
          <text:p text:style-name="P84">He apologized for his behavior </text:p>
        </text:list-item>
        <text:list-item>
          <text:p text:style-name="P84">I don’t want to tell you this thing </text:p>
        </text:list-item>
        <text:list-item>
          <text:p text:style-name="P84">I was in England last year </text:p>
        </text:list-item>
        <text:list-item>
          <text:p text:style-name="P84">His wife is thirty-seven </text:p>
        </text:list-item>
        <text:list-item>
          <text:p text:style-name="P84">Does it depend on them?</text:p>
        </text:list-item>
        <text:list-item>
          <text:p text:style-name="P85">I waited for him for half an hour </text:p>
        </text:list-item>
        <text:list-item>
          <text:p text:style-name="P85">My teacher wasn’t right </text:p>
        </text:list-item>
        <text:list-item>
          <text:p text:style-name="P85">When will it get dark?</text:p>
        </text:list-item>
        <text:list-item>
          <text:p text:style-name="P85">She reads English books</text:p>
        </text:list-item>
        <text:list-item>
          <text:p text:style-name="P85">Is your brother at home?</text:p>
        </text:list-item>
        <text:list-item>
          <text:p text:style-name="P85">I like this method </text:p>
        </text:list-item>
        <text:list-item>
          <text:p text:style-name="P85">I want to thank you</text:p>
        </text:list-item>
        <text:list-item>
          <text:p text:style-name="P85">It’s possible in our society </text:p>
        </text:list-item>
        <text:list-item>
          <text:p text:style-name="P85">It attracted new clients </text:p>
        </text:list-item>
        <text:list-item>
          <text:p text:style-name="P85">It happened on a regular basis </text:p>
        </text:list-item>
        <text:list-item>
          <text:p text:style-name="P85">Are they from Spain?</text:p>
        </text:list-item>
        <text:list-item>
          <text:p text:style-name="P85">We communicate with different people</text:p>
        </text:list-item>
        <text:list-item>
          <text:p text:style-name="P85">He translated from Russian into Spanish?</text:p>
        </text:list-item>
        <text:list-item>
          <text:p text:style-name="P85">Does this thing seem important?</text:p>
        </text:list-item>
        <text:list-item>
          <text:p text:style-name="P85">They celebrated this anniversary </text:p>
        </text:list-item>
        <text:list-item>
          <text:p text:style-name="P86">I want to go there one more time</text:p>
        </text:list-item>
        <text:list-item>
          <text:p text:style-name="P86">It’s very prestigious to live in this area </text:p>
        </text:list-item>
        <text:list-item>
          <text:p text:style-name="P86">Others didn’t realize it</text:p>
        </text:list-item>
        <text:list-item>
          <text:p text:style-name="P86">How old are you when you were in the United States? </text:p>
        </text:list-item>
        <text:list-item>
          <text:p text:style-name="P86">Two apples fell (down)</text:p>
        </text:list-item>
        <text:list-item>
          <text:p text:style-name="P86">I’d like to become a businessman </text:p>
        </text:list-item>
        <text:list-item>
          <text:p text:style-name="P86">It happens on a regular basis </text:p>
        </text:list-item>
        <text:list-item>
          <text:p text:style-name="P86">How much time will you spend on it?</text:p>
        </text:list-item>
        <text:list-item>
          <text:p text:style-name="P86"><text:soft-page-break/>They talked for hours </text:p>
        </text:list-item>
        <text:list-item>
          <text:p text:style-name="P86">That discussion wasn’t long </text:p>
        </text:list-item>
        <text:list-item>
          <text:p text:style-name="P86">She cooked dinner </text:p>
        </text:list-item>
        <text:list-item>
          <text:p text:style-name="P86">He interrupted our conversation </text:p>
        </text:list-item>
        <text:list-item>
          <text:p text:style-name="P86">She’s my girlfriend </text:p>
        </text:list-item>
        <text:list-item>
          <text:p text:style-name="P86">I saved this document </text:p>
        </text:list-item>
        <text:list-item>
          <text:p text:style-name="P87">Is he right?</text:p>
        </text:list-item>
        <text:list-item>
          <text:p text:style-name="P87">Will this change have a positive effect on them?</text:p>
        </text:list-item>
        <text:list-item>
          <text:p text:style-name="P87">This information will always be free </text:p>
        </text:list-item>
        <text:list-item>
          <text:p text:style-name="P87">Why does it happen again and again?</text:p>
        </text:list-item>
        <text:list-item>
          <text:p text:style-name="P87">We’ll be able to do it</text:p>
        </text:list-item>
        <text:list-item>
          <text:p text:style-name="P87">Will you be free the day after tomorrow?</text:p>
        </text:list-item>
        <text:list-item>
          <text:p text:style-name="P87">When did you start learning English?</text:p>
        </text:list-item>
        <text:list-item>
          <text:p text:style-name="P87">I prepared do these exams </text:p>
        </text:list-item>
        <text:list-item>
          <text:p text:style-name="P87">It’s your chance </text:p>
        </text:list-item>
        <text:list-item>
          <text:p text:style-name="P87">It was necessary to do something </text:p>
        </text:list-item>
        <text:list-item>
          <text:p text:style-name="P87">We stood up</text:p>
        </text:list-item>
        <text:list-item>
          <text:p text:style-name="P87">I’ll study very hard to pass that exam </text:p>
        </text:list-item>
        <text:list-item>
          <text:p text:style-name="P87">Is his English without mistakes?</text:p>
        </text:list-item>
        <text:list-item>
          <text:p text:style-name="P87">Do you like this city?</text:p>
        </text:list-item>
        <text:list-item>
          <text:p text:style-name="P87">What did she need to do?</text:p>
        </text:list-item>
        <text:list-item>
          <text:p text:style-name="P87">I did it on time</text:p>
        </text:list-item>
        <text:list-item>
          <text:p text:style-name="P87">Will I have this level?</text:p>
        </text:list-item>
        <text:list-item>
          <text:p text:style-name="P87">Are we in the wrong place?</text:p>
        </text:list-item>
        <text:list-item>
          <text:p text:style-name="P87">She won’t be able to pay for it </text:p>
        </text:list-item>
        <text:list-item>
          <text:p text:style-name="P87">She preferred not to do it</text:p>
        </text:list-item>
        <text:list-item>
          <text:p text:style-name="P88">How long does it take his daughter to get to school?</text:p>
        </text:list-item>
        <text:list-item>
          <text:p text:style-name="P88">I like this playlist</text:p>
        </text:list-item>
        <text:list-item>
          <text:p text:style-name="P88">My friend and I want to devote more free time to our health </text:p>
        </text:list-item>
        <text:list-item>
          <text:p text:style-name="P88">Will my English level be much higher?</text:p>
        </text:list-item>
        <text:list-item>
          <text:p text:style-name="P88">I need to check it</text:p>
        </text:list-item>
        <text:list-item>
          <text:p text:style-name="P88">You need to change it</text:p>
        </text:list-item>
        <text:list-item>
          <text:p text:style-name="P88">As for ‘often’ we put it in the middle of the sentence </text:p>
        </text:list-item>
        <text:list-item>
          <text:p text:style-name="P88">It’s such an effective lesson </text:p>
        </text:list-item>
        <text:list-item>
          <text:p text:style-name="P88">We have lots of friends </text:p>
        </text:list-item>
        <text:list-item>
          <text:p text:style-name="P88">He lit the lamp </text:p>
        </text:list-item>
        <text:list-item>
          <text:p text:style-name="P88">Which channel do you choose?</text:p>
        </text:list-item>
        <text:list-item>
          <text:p text:style-name="P88"><text:soft-page-break/>He dreamt about money </text:p>
        </text:list-item>
        <text:list-item>
          <text:p text:style-name="P88">We left England </text:p>
        </text:list-item>
        <text:list-item>
          <text:p text:style-name="P88">Where were you born?</text:p>
        </text:list-item>
        <text:list-item>
          <text:p text:style-name="P88">Will he continue working in that place?</text:p>
        </text:list-item>
        <text:list-item>
          <text:p text:style-name="P88">I don’t want to know it</text:p>
        </text:list-item>
        <text:list-item>
          <text:p text:style-name="P88">What seems useless?</text:p>
        </text:list-item>
        <text:list-item>
          <text:p text:style-name="P88">She goes to school with great pleasure </text:p>
        </text:list-item>
        <text:list-item>
          <text:p text:style-name="P88">The lesson lasted for two hours </text:p>
        </text:list-item>
        <text:list-item>
          <text:p text:style-name="P88">He threw a ball to me </text:p>
        </text:list-item>
        <text:list-item>
          <text:p text:style-name="P88">I didn’t communicate with them anymore</text:p>
        </text:list-item>
        <text:list-item>
          <text:p text:style-name="P89">She’s sad</text:p>
        </text:list-item>
        <text:list-item>
          <text:p text:style-name="P89">Will he stay here for an hour?</text:p>
        </text:list-item>
        <text:list-item>
          <text:p text:style-name="P90">How long does it take you to get home?</text:p>
        </text:list-item>
        <text:list-item>
          <text:p text:style-name="P90">We won in that tournament </text:p>
        </text:list-item>
        <text:list-item>
          <text:p text:style-name="P90">We need to think it over more thoroughly </text:p>
        </text:list-item>
        <text:list-item>
          <text:p text:style-name="P90">Everything depended on him</text:p>
        </text:list-item>
        <text:list-item>
          <text:p text:style-name="P90">You won’t influenced it</text:p>
        </text:list-item>
        <text:list-item>
          <text:p text:style-name="P90">Does this channel really seem interesting?</text:p>
        </text:list-item>
        <text:list-item>
          <text:p text:style-name="P90">You’ll see it at the beginning of the presentation </text:p>
        </text:list-item>
        <text:list-item>
          <text:p text:style-name="P91">I translated it from Russia into English <text:tab/></text:p>
        </text:list-item>
        <text:list-item>
          <text:p text:style-name="P91">He told her too much </text:p>
        </text:list-item>
        <text:list-item>
          <text:p text:style-name="P91">It isn’t near. It’s very far</text:p>
        </text:list-item>
        <text:list-item>
          <text:p text:style-name="P91">I perfectly understand you</text:p>
        </text:list-item>
        <text:list-item>
          <text:p text:style-name="P91">I decided to do it </text:p>
        </text:list-item>
        <text:list-item>
          <text:p text:style-name="P91">Her mistake wasn’t very serious </text:p>
        </text:list-item>
        <text:list-item>
          <text:p text:style-name="P91">It’ll last for more than two years</text:p>
        </text:list-item>
        <text:list-item>
          <text:p text:style-name="P91">My result was quite satisfactory </text:p>
        </text:list-item>
        <text:list-item>
          <text:p text:style-name="P91">I enjoy learning English </text:p>
        </text:list-item>
        <text:list-item>
          <text:p text:style-name="P91">My mother comes home very early </text:p>
        </text:list-item>
        <text:list-item>
          <text:p text:style-name="P91">He needs to change his life</text:p>
        </text:list-item>
        <text:list-item>
          <text:p text:style-name="P91">Is it his own flat?</text:p>
        </text:list-item>
        <text:list-item>
          <text:p text:style-name="P91">The students often confused those words</text:p>
        </text:list-item>
        <text:list-item>
          <text:p text:style-name="P91">Will she change her timetable? </text:p>
        </text:list-item>
        <text:list-item>
          <text:p text:style-name="P91">He’ll do it next time </text:p>
        </text:list-item>
        <text:list-item>
          <text:p text:style-name="P91">I’m good at foreign languages </text:p>
        </text:list-item>
        <text:list-item>
          <text:p text:style-name="P91">It’s interesting </text:p>
        </text:list-item>
        <text:list-item>
          <text:p text:style-name="P91">This project had a commercial success </text:p>
        </text:list-item>
        <text:list-item>
          <text:p text:style-name="P91"><text:soft-page-break/>All the women are here</text:p>
        </text:list-item>
        <text:list-item>
          <text:p text:style-name="P92">She wants to do it right now</text:p>
        </text:list-item>
        <text:list-item>
          <text:p text:style-name="P92">Money was also important for her </text:p>
        </text:list-item>
        <text:list-item>
          <text:p text:style-name="P92">I decided not to go there</text:p>
        </text:list-item>
        <text:list-item>
          <text:p text:style-name="P92">I promised to check everything </text:p>
        </text:list-item>
        <text:list-item>
          <text:p text:style-name="P92">It sounds strange </text:p>
        </text:list-item>
        <text:list-item>
          <text:p text:style-name="P92">I preferred to stay at home</text:p>
        </text:list-item>
        <text:list-item>
          <text:p text:style-name="P92">This house belonged to him </text:p>
        </text:list-item>
        <text:list-item>
          <text:p text:style-name="P92">How effective is the lesson?</text:p>
        </text:list-item>
        <text:list-item>
          <text:p text:style-name="P92">We’ll follow your advice </text:p>
        </text:list-item>
        <text:list-item>
          <text:p text:style-name="P92">Were you at home while he was at work?</text:p>
        </text:list-item>
        <text:list-item>
          <text:p text:style-name="P92">The results weren’t so good </text:p>
        </text:list-item>
        <text:list-item>
          <text:p text:style-name="P92">My pronunciation is much better</text:p>
        </text:list-item>
        <text:list-item>
          <text:p text:style-name="P92">Did they explain it to him?</text:p>
        </text:list-item>
        <text:list-item>
          <text:p text:style-name="P93">How much money do you have with you?</text:p>
        </text:list-item>
        <text:list-item>
          <text:p text:style-name="P93">It’ll be her daughter’s flat </text:p>
        </text:list-item>
        <text:list-item>
          <text:p text:style-name="P93">I’m not a manager. I’m a teacher </text:p>
        </text:list-item>
        <text:list-item>
          <text:p text:style-name="P93">This channel is more interesting </text:p>
        </text:list-item>
        <text:list-item>
          <text:p text:style-name="P93">Can you play the guitar? </text:p>
        </text:list-item>
        <text:list-item>
          <text:p text:style-name="P93">Others didn’t foresee it</text:p>
        </text:list-item>
        <text:list-item>
          <text:p text:style-name="P93">I didn’t do it anymore </text:p>
        </text:list-item>
        <text:list-item>
          <text:p text:style-name="P93">It won’t be legal </text:p>
        </text:list-item>
        <text:list-item>
          <text:p text:style-name="P93">Will this change have a positive effect on her?</text:p>
        </text:list-item>
        <text:list-item>
          <text:p text:style-name="P93">They sent me a parcel </text:p>
        </text:list-item>
        <text:list-item>
          <text:p text:style-name="P93">My father comes home late</text:p>
        </text:list-item>
        <text:list-item>
          <text:p text:style-name="P93">They’ll explain it to us </text:p>
        </text:list-item>
        <text:list-item>
          <text:p text:style-name="P93">Where do your parents live?</text:p>
        </text:list-item>
        <text:list-item>
          <text:p text:style-name="P93">I don’t know </text:p>
        </text:list-item>
        <text:list-item>
          <text:p text:style-name="P93">I really like watching these lessons </text:p>
        </text:list-item>
        <text:list-item>
          <text:p text:style-name="P93">We weren’t against it </text:p>
        </text:list-item>
        <text:list-item>
          <text:p text:style-name="P93">We <text:span text:style-name="T11">found out that it was a big mistake </text:span><text:s/></text:p>
        </text:list-item>
        <text:list-item>
          <text:p text:style-name="P94">It doesn’t help us at all</text:p>
        </text:list-item>
        <text:list-item>
          <text:p text:style-name="P94">She admired <text:s/>him </text:p>
        </text:list-item>
        <text:list-item>
          <text:p text:style-name="P94">She wants to go to the park</text:p>
        </text:list-item>
        <text:list-item>
          <text:p text:style-name="P94">I got in touch with him yesterday <text:s/></text:p>
        </text:list-item>
        <text:list-item>
          <text:p text:style-name="P94">I must work on these mistakes </text:p>
        </text:list-item>
        <text:list-item>
          <text:p text:style-name="P94">They’re subscribed to this channel </text:p>
        </text:list-item>
        <text:list-item>
          <text:p text:style-name="P94"><text:soft-page-break/>Will you go there with us to?</text:p>
        </text:list-item>
        <text:list-item>
          <text:p text:style-name="P94">She washed up the dishes </text:p>
        </text:list-item>
        <text:list-item>
          <text:p text:style-name="P94">We try not to be pessimistic </text:p>
        </text:list-item>
        <text:list-item>
          <text:p text:style-name="P94">She decided no to go to the United States to study there </text:p>
        </text:list-item>
        <text:list-item>
          <text:p text:style-name="P94">He feels happy </text:p>
        </text:list-item>
        <text:list-item>
          <text:p text:style-name="P94">He expects much more </text:p>
        </text:list-item>
        <text:list-item>
          <text:p text:style-name="P95">It didn’t cover out costs <text:s/></text:p>
        </text:list-item>
        <text:list-item>
          <text:p text:style-name="P95">I found this channel at last </text:p>
        </text:list-item>
        <text:list-item>
          <text:p text:style-name="P95">Other people didn’t notice it </text:p>
        </text:list-item>
        <text:list-item>
          <text:p text:style-name="P95">She was in our team </text:p>
        </text:list-item>
        <text:list-item>
          <text:p text:style-name="P95">I won’t go to this restaurant anymore</text:p>
        </text:list-item>
        <text:list-item>
          <text:p text:style-name="P95">I sat down and than I stood up</text:p>
        </text:list-item>
        <text:list-item>
          <text:p text:style-name="P95">We analyzed this report </text:p>
        </text:list-item>
        <text:list-item>
          <text:p text:style-name="P95">Is the idea interesting?</text:p>
        </text:list-item>
        <text:list-item>
          <text:p text:style-name="P95">They won’t sign this agreement </text:p>
        </text:list-item>
        <text:list-item>
          <text:p text:style-name="P95">This is her husband </text:p>
        </text:list-item>
        <text:list-item>
          <text:p text:style-name="P96">Why do you want to know English very well?</text:p>
        </text:list-item>
        <text:list-item>
          <text:p text:style-name="P96">We thought the same </text:p>
        </text:list-item>
        <text:list-item>
          <text:p text:style-name="P96">It isn’t the best choice </text:p>
        </text:list-item>
        <text:list-item>
          <text:p text:style-name="P96">How regularly do you practice English </text:p>
        </text:list-item>
        <text:list-item>
          <text:p text:style-name="P96">He made a discovery </text:p>
        </text:list-item>
        <text:list-item>
          <text:p text:style-name="P96">I heard it for the second time </text:p>
        </text:list-item>
        <text:list-item>
          <text:p text:style-name="P96">He didn’t apologize for it </text:p>
        </text:list-item>
        <text:list-item>
          <text:p text:style-name="P96">I’m fond of this channel </text:p>
        </text:list-item>
        <text:list-item>
          <text:p text:style-name="P96">The lesson was really useful </text:p>
        </text:list-item>
        <text:list-item>
          <text:p text:style-name="P96">I realized it only late </text:p>
        </text:list-item>
        <text:list-item>
          <text:p text:style-name="P96">What kind of computer games do they play?</text:p>
        </text:list-item>
        <text:list-item>
          <text:p text:style-name="P96">It’s obvious </text:p>
        </text:list-item>
        <text:list-item>
          <text:p text:style-name="P96">Will it be an easy test?</text:p>
        </text:list-item>
        <text:list-item>
          <text:p text:style-name="P96">Did it really depend on you?</text:p>
        </text:list-item>
        <text:list-item>
          <text:p text:style-name="P96">It’s so easy </text:p>
        </text:list-item>
        <text:list-item>
          <text:p text:style-name="P96">He owes me this money <text:s/></text:p>
        </text:list-item>
        <text:list-item>
          <text:p text:style-name="P96">His wife usually does the shopping </text:p>
        </text:list-item>
        <text:list-item>
          <text:p text:style-name="P96">I don’t want to talk about this problem </text:p>
        </text:list-item>
        <text:list-item>
          <text:p text:style-name="P97">He rode a horse yesterday </text:p>
        </text:list-item>
        <text:list-item>
          <text:p text:style-name="P97">She found this channel at last </text:p>
        </text:list-item>
        <text:list-item>
          <text:p text:style-name="P97">Was it necessary to translate it into English </text:p>
        </text:list-item>
        <text:list-item>
          <text:p text:style-name="P97"><text:soft-page-break/>It doesn’t necessarily mean that it’ll be free <text:s text:c="2"/></text:p>
        </text:list-item>
        <text:list-item>
          <text:p text:style-name="P97">Who left home?</text:p>
        </text:list-item>
        <text:list-item>
          <text:p text:style-name="P97">Who is in the second place?</text:p>
        </text:list-item>
        <text:list-item>
          <text:p text:style-name="P97">Was the exam so difficult?</text:p>
        </text:list-item>
        <text:list-item>
          <text:p text:style-name="P98">Health wasn’t in the first place for him</text:p>
        </text:list-item>
        <text:list-item>
          <text:p text:style-name="P98">He makes so many mistakes </text:p>
        </text:list-item>
        <text:list-item>
          <text:p text:style-name="P98">The playlist is so informative</text:p>
        </text:list-item>
        <text:list-item>
          <text:p text:style-name="P98">He saved her life</text:p>
        </text:list-item>
        <text:list-item>
          <text:p text:style-name="P98">I know that all these lessons are free </text:p>
        </text:list-item>
        <text:list-item>
          <text:p text:style-name="P98">She has a car </text:p>
        </text:list-item>
        <text:list-item>
          <text:p text:style-name="P98">My parents don’t insist on it </text:p>
        </text:list-item>
        <text:list-item>
          <text:p text:style-name="P98"><text:span text:style-name="T12">S</text:span>he won’t translate all the test without a dictionary </text:p>
        </text:list-item>
        <text:list-item>
          <text:p text:style-name="P99">We expected something special</text:p>
        </text:list-item>
        <text:list-item>
          <text:p text:style-name="P99">They don’t live separately </text:p>
        </text:list-item>
        <text:list-item>
          <text:p text:style-name="P99">His speech inspired me </text:p>
        </text:list-item>
        <text:list-item>
          <text:p text:style-name="P99">It’s a very important event </text:p>
        </text:list-item>
        <text:list-item>
          <text:p text:style-name="P99">Do you support this decision? </text:p>
        </text:list-item>
        <text:list-item>
          <text:p text:style-name="P99">My wife and I do the shopping </text:p>
        </text:list-item>
        <text:list-item>
          <text:p text:style-name="P99">I concentrated on it </text:p>
        </text:list-item>
        <text:list-item>
          <text:p text:style-name="P99">They accused him of this crime </text:p>
        </text:list-item>
        <text:list-item>
          <text:p text:style-name="P99">I had several ( a few ) ideas </text:p>
        </text:list-item>
        <text:list-item>
          <text:p text:style-name="P99">I earned five hundred dollars a month </text:p>
        </text:list-item>
        <text:list-item>
          <text:p text:style-name="P99">She reached this level soon </text:p>
        </text:list-item>
        <text:list-item>
          <text:p text:style-name="P99">Will it change their attitude to these things </text:p>
        </text:list-item>
        <text:list-item>
          <text:p text:style-name="P100">We found out that the keys were there </text:p>
        </text:list-item>
        <text:list-item>
          <text:p text:style-name="P100">I hated getting up so early </text:p>
        </text:list-item>
        <text:list-item>
          <text:p text:style-name="P100">They destroyed the village </text:p>
        </text:list-item>
        <text:list-item>
          <text:p text:style-name="P100">I heard it in the end </text:p>
        </text:list-item>
        <text:list-item>
          <text:p text:style-name="P100">It’s very boring </text:p>
        </text:list-item>
        <text:list-item>
          <text:p text:style-name="P100">What belongs to him? </text:p>
        </text:list-item>
        <text:list-item>
          <text:p text:style-name="P100">Her words inspire us </text:p>
        </text:list-item>
        <text:list-item>
          <text:p text:style-name="P100">Is it his opinion?</text:p>
        </text:list-item>
        <text:list-item>
          <text:p text:style-name="P100">Who wants to live abroad?</text:p>
        </text:list-item>
        <text:list-item>
          <text:p text:style-name="P100">My English is better </text:p>
        </text:list-item>
        <text:list-item>
          <text:p text:style-name="P100">They won’t be able to do it </text:p>
        </text:list-item>
        <text:list-item>
          <text:p text:style-name="P100">She usually closes her eyes on it <text:s/></text:p>
        </text:list-item>
        <text:list-item>
          <text:p text:style-name="P100">I parked near this place </text:p>
        </text:list-item>
        <text:list-item>
          <text:p text:style-name="P100"><text:soft-page-break/>He wants more practice </text:p>
        </text:list-item>
        <text:list-item>
          <text:p text:style-name="P100">We really want much more practice </text:p>
        </text:list-item>
        <text:list-item>
          <text:p text:style-name="P101">Will the police catch this criminal?</text:p>
        </text:list-item>
        <text:list-item>
          <text:p text:style-name="P101">It will depend not only on us </text:p>
        </text:list-item>
        <text:list-item>
          <text:p text:style-name="P101">How useful is it?</text:p>
        </text:list-item>
        <text:list-item>
          <text:p text:style-name="P101">When will you be free? </text:p>
        </text:list-item>
        <text:list-item>
          <text:p text:style-name="P101">Where was he?</text:p>
        </text:list-item>
        <text:list-item>
          <text:p text:style-name="P101">When is your birthday?</text:p>
        </text:list-item>
        <text:list-item>
          <text:p text:style-name="P101">I started learning English four months ago</text:p>
        </text:list-item>
        <text:list-item>
          <text:p text:style-name="P101">The house wasn’t spacious </text:p>
        </text:list-item>
        <text:list-item>
          <text:p text:style-name="P101">It’s cheap </text:p>
        </text:list-item>
        <text:list-item>
          <text:p text:style-name="P101">What channels did you watch on a regular basis?</text:p>
        </text:list-item>
        <text:list-item>
          <text:p text:style-name="P102">I’ll do my best to speak English more confidently </text:p>
        </text:list-item>
        <text:list-item>
          <text:p text:style-name="P102">He explained it to me</text:p>
        </text:list-item>
        <text:list-item>
          <text:p text:style-name="P102">They won’t be together any longer </text:p>
        </text:list-item>
        <text:list-item>
          <text:p text:style-name="P102">Are the woman at home?</text:p>
        </text:list-item>
        <text:list-item>
          <text:p text:style-name="P102">It isn’t the only right answer</text:p>
        </text:list-item>
        <text:list-item>
          <text:p text:style-name="P102">Will it help me improve my speaking skills?</text:p>
        </text:list-item>
        <text:list-item>
          <text:p text:style-name="P102">We need it </text:p>
        </text:list-item>
        <text:list-item>
          <text:p text:style-name="P102">We live in this country </text:p>
        </text:list-item>
        <text:list-item>
          <text:p text:style-name="P102">What does he remember?</text:p>
        </text:list-item>
        <text:list-item>
          <text:p text:style-name="P102">We see the advantages and disadvantages of this approach <text:s text:c="3"/></text:p>
        </text:list-item>
        <text:list-item>
          <text:p text:style-name="P102">What will belong to him? </text:p>
        </text:list-item>
        <text:list-item>
          <text:p text:style-name="P102">She doesn’t work there. She works here</text:p>
        </text:list-item>
        <text:list-item>
          <text:p text:style-name="P102">He hit the ball</text:p>
        </text:list-item>
        <text:list-item>
          <text:p text:style-name="P102">Where does she usually go?</text:p>
        </text:list-item>
        <text:list-item>
          <text:p text:style-name="P102">I won’t change my attitude to her </text:p>
        </text:list-item>
        <text:list-item>
          <text:p text:style-name="P102">They asked us some questions </text:p>
        </text:list-item>
        <text:list-item>
          <text:p text:style-name="P102">This illness isn’t serious</text:p>
        </text:list-item>
        <text:list-item>
          <text:p text:style-name="P102">I experienced a very unusual felling <text:s/></text:p>
        </text:list-item>
        <text:list-item>
          <text:p text:style-name="P103">It was necessary to check it more thoroughly </text:p>
        </text:list-item>
        <text:list-item>
          <text:p text:style-name="P103">He jumped very high </text:p>
        </text:list-item>
        <text:list-item>
          <text:p text:style-name="P103">What really helps you?</text:p>
        </text:list-item>
        <text:list-item>
          <text:p text:style-name="P103">That knowledge was more than enough to pass this exam</text:p>
        </text:list-item>
        <text:list-item>
          <text:p text:style-name="P103">Do you need to finish it by tomorrow?</text:p>
        </text:list-item>
        <text:list-item>
          <text:p text:style-name="P103">The price wasn’t high </text:p>
        </text:list-item>
        <text:list-item>
          <text:p text:style-name="P103"><text:soft-page-break/>The day wasn’t cold</text:p>
        </text:list-item>
        <text:list-item>
          <text:p text:style-name="P105">It’ll happen on a regular basis</text:p>
        </text:list-item>
        <text:list-item>
          <text:p text:style-name="P105">Do you really like this idea?</text:p>
        </text:list-item>
        <text:list-item>
          <text:p text:style-name="P105">I promised to do it</text:p>
        </text:list-item>
        <text:list-item>
          <text:p text:style-name="P105">He tore the papers </text:p>
        </text:list-item>
        <text:list-item>
          <text:p text:style-name="P104"><text:span text:style-name="T13">Did you try on this suit?</text:span> <text:s/></text:p>
        </text:list-item>
        <text:list-item>
          <text:p text:style-name="P105">Was it his fault?</text:p>
        </text:list-item>
        <text:list-item>
          <text:p text:style-name="P105">My parents didn’t support this decision</text:p>
        </text:list-item>
        <text:list-item>
          <text:p text:style-name="P105">She felt sad</text:p>
        </text:list-item>
        <text:list-item>
          <text:p text:style-name="P105">I felt so happy</text:p>
        </text:list-item>
        <text:list-item>
          <text:p text:style-name="P105">How useful are these lessons?</text:p>
        </text:list-item>
        <text:list-item>
          <text:p text:style-name="P105">You did it very well</text:p>
        </text:list-item>
        <text:list-item>
          <text:p text:style-name="P105">It’ll be necessary to check it one more time</text:p>
        </text:list-item>
        <text:list-item>
          <text:p text:style-name="P105">Our students do this kind of exercises quite rarely </text:p>
        </text:list-item>
        <text:list-item>
          <text:p text:style-name="P105">We didn’t compete with that company </text:p>
        </text:list-item>
        <text:list-item>
          <text:p text:style-name="P105">I like your lessons </text:p>
        </text:list-item>
        <text:list-item>
          <text:p text:style-name="P105">That woman is a designer </text:p>
        </text:list-item>
        <text:list-item>
          <text:p text:style-name="P105">I stood up</text:p>
        </text:list-item>
        <text:list-item>
          <text:p text:style-name="P105">I approve of this decision</text:p>
        </text:list-item>
        <text:list-item>
          <text:p text:style-name="P105">The children will go to another place </text:p>
        </text:list-item>
        <text:list-item>
          <text:p text:style-name="P105">Others know it </text:p>
        </text:list-item>
        <text:list-item>
          <text:p text:style-name="P106">It’ll be necessary to correct it </text:p>
        </text:list-item>
        <text:list-item>
          <text:p text:style-name="P106">The teacher will explain it next time </text:p>
        </text:list-item>
        <text:list-item>
          <text:p text:style-name="P106">What inspires you most of all?</text:p>
        </text:list-item>
        <text:list-item>
          <text:p text:style-name="P106">The guests noticed our absence</text:p>
        </text:list-item>
        <text:list-item>
          <text:p text:style-name="P106">I’ll go there next summer </text:p>
        </text:list-item>
        <text:list-item>
          <text:p text:style-name="P106">The police arrested this criminal yesterday </text:p>
        </text:list-item>
        <text:list-item>
          <text:p text:style-name="P106">This result impressed me </text:p>
        </text:list-item>
        <text:list-item>
          <text:p text:style-name="P106">They offered us something special <text:s/></text:p>
        </text:list-item>
        <text:list-item>
          <text:p text:style-name="P106">I’ll do it despite those words</text:p>
        </text:list-item>
        <text:list-item>
          <text:p text:style-name="P106">I was born on the eighth of August </text:p>
        </text:list-item>
        <text:list-item>
          <text:p text:style-name="P106">We need to use the second form </text:p>
        </text:list-item>
        <text:list-item>
          <text:p text:style-name="P106">He’s absent </text:p>
        </text:list-item>
        <text:list-item>
          <text:p text:style-name="P106">I don’t have many friends </text:p>
        </text:list-item>
        <text:list-item>
          <text:p text:style-name="P106">Did it help you improve your writing skills?</text:p>
        </text:list-item>
        <text:list-item>
          <text:p text:style-name="P106">I did it with great pleasure </text:p>
        </text:list-item>
        <text:list-item>
          <text:p text:style-name="P108">Did his girlfriend miss him?</text:p>
        </text:list-item>
        <text:list-item>
          <text:p text:style-name="P108"><text:soft-page-break/>Other people know it </text:p>
        </text:list-item>
        <text:list-item>
          <text:p text:style-name="P108">Why was she so pessimistic?</text:p>
        </text:list-item>
        <text:list-item>
          <text:p text:style-name="P107"><text:span text:style-name="T14">Whose offer did your friend take? </text:span><text:s/></text:p>
        </text:list-item>
        <text:list-item>
          <text:p text:style-name="P108">Who loves her?</text:p>
        </text:list-item>
        <text:list-item>
          <text:p text:style-name="P108">Who does she love?</text:p>
        </text:list-item>
        <text:list-item>
          <text:p text:style-name="P108">Other people won’t help you now</text:p>
        </text:list-item>
        <text:list-item>
          <text:p text:style-name="P108">Those measures weren’t radical enough </text:p>
        </text:list-item>
        <text:list-item>
          <text:p text:style-name="P108">We live in Russia</text:p>
        </text:list-item>
        <text:list-item>
          <text:p text:style-name="P108">I’ll win in spite of our bad chances</text:p>
        </text:list-item>
        <text:list-item>
          <text:p text:style-name="P108">She wore very expansive clothes </text:p>
        </text:list-item>
        <text:list-item>
          <text:p text:style-name="P108">This house belongs to me</text:p>
        </text:list-item>
        <text:list-item>
          <text:p text:style-name="P108">What’s necessary to check more thoroughly?</text:p>
        </text:list-item>
        <text:list-item>
          <text:p text:style-name="P108">Where will she study?</text:p>
        </text:list-item>
        <text:list-item>
          <text:p text:style-name="P108">What’s your name?</text:p>
        </text:list-item>
        <text:list-item>
          <text:p text:style-name="P108">He became a very successful businessman </text:p>
        </text:list-item>
        <text:list-item>
          <text:p text:style-name="P109">I live in this country</text:p>
        </text:list-item>
        <text:list-item>
          <text:p text:style-name="P109">As for ‘sometimes’, we can put it in the meddle of the sentence </text:p>
        </text:list-item>
        <text:list-item>
          <text:p text:style-name="P109">He doesn’t have many friends </text:p>
        </text:list-item>
        <text:list-item>
          <text:p text:style-name="P109">I won’t recommend this book</text:p>
        </text:list-item>
        <text:list-item>
          <text:p text:style-name="P109">We’ll be able to resolve this conflict </text:p>
        </text:list-item>
        <text:list-item>
          <text:p text:style-name="P109">These words are new for me</text:p>
        </text:list-item>
        <text:list-item>
          <text:p text:style-name="P109">I like this advice </text:p>
        </text:list-item>
        <text:list-item>
          <text:p text:style-name="P109">She’s very slim </text:p>
        </text:list-item>
        <text:list-item>
          <text:p text:style-name="P109">We all see the simplicity of these videos </text:p>
        </text:list-item>
        <text:list-item>
          <text:p text:style-name="P109">These approaches aren’t innovative enough</text:p>
        </text:list-item>
        <text:list-item>
          <text:p text:style-name="P109">It’s a standard procedure <text:s text:c="3"/></text:p>
        </text:list-item>
        <text:list-item>
          <text:p text:style-name="P109">He made such a big mistake </text:p>
        </text:list-item>
        <text:list-item>
          <text:p text:style-name="P109">What was in the box?</text:p>
        </text:list-item>
        <text:list-item>
          <text:p text:style-name="P109">They’re my friends </text:p>
        </text:list-item>
        <text:list-item>
          <text:p text:style-name="P109">More people will watch this channel because it really helps </text:p>
        </text:list-item>
        <text:list-item>
          <text:p text:style-name="P109">Are we in the right place?</text:p>
        </text:list-item>
        <text:list-item>
          <text:p text:style-name="P109">There are five chapters in this book </text:p>
        </text:list-item>
        <text:list-item>
          <text:p text:style-name="P109">I must know it </text:p>
        </text:list-item>
        <text:list-item>
          <text:p text:style-name="P109">Was it such an easy test? </text:p>
        </text:list-item>
        <text:list-item>
          <text:p text:style-name="P110">His salary isn’t so high. It’s low </text:p>
        </text:list-item>
        <text:list-item>
          <text:p text:style-name="P110">She thought the same </text:p>
        </text:list-item>
        <text:list-item>
          <text:p text:style-name="P110"><text:soft-page-break/>I smiled at her</text:p>
        </text:list-item>
        <text:list-item>
          <text:p text:style-name="P110">She speaks English very well</text:p>
        </text:list-item>
        <text:list-item>
          <text:p text:style-name="P110">Who admires him?</text:p>
        </text:list-item>
        <text:list-item>
          <text:p text:style-name="P110">How does he usually solve these problems </text:p>
        </text:list-item>
        <text:list-item>
          <text:p text:style-name="P110">It isn’t late now </text:p>
        </text:list-item>
        <text:list-item>
          <text:p text:style-name="P110">It’s a very simple method </text:p>
        </text:list-item>
        <text:list-item>
          <text:p text:style-name="P110">He feels very surprised </text:p>
        </text:list-item>
        <text:list-item>
          <text:p text:style-name="P110">They’re reach</text:p>
        </text:list-item>
        <text:list-item>
          <text:p text:style-name="P110">They’re lazy </text:p>
        </text:list-item>
        <text:list-item>
          <text:p text:style-name="P110">He gave up smoking </text:p>
        </text:list-item>
        <text:list-item>
          <text:p text:style-name="P110">My brother knocked at the door </text:p>
        </text:list-item>
        <text:list-item>
          <text:p text:style-name="P110">I’ll send this message to him </text:p>
        </text:list-item>
        <text:list-item>
          <text:p text:style-name="P110">How important is it?</text:p>
        </text:list-item>
        <text:list-item>
          <text:p text:style-name="P110">The days weren’t sunny</text:p>
        </text:list-item>
        <text:list-item>
          <text:p text:style-name="P110">How often did you go to the gym?</text:p>
        </text:list-item>
        <text:list-item>
          <text:p text:style-name="P110">I see you really like English </text:p>
        </text:list-item>
        <text:list-item>
          <text:p text:style-name="P110">We were right </text:p>
        </text:list-item>
        <text:list-item>
          <text:p text:style-name="P111">It’s in the third part </text:p>
        </text:list-item>
        <text:list-item>
          <text:p text:style-name="P111">How effective is it?</text:p>
        </text:list-item>
        <text:list-item>
          <text:p text:style-name="P111">He gave me this advice </text:p>
        </text:list-item>
        <text:list-item>
          <text:p text:style-name="P111">What strategy will you choose?</text:p>
        </text:list-item>
        <text:list-item>
          <text:p text:style-name="P111">I decided not to waste money </text:p>
        </text:list-item>
        <text:list-item>
          <text:p text:style-name="P111">I forgot to pay for it </text:p>
        </text:list-item>
        <text:list-item>
          <text:p text:style-name="P111">I’ll do my best to win </text:p>
        </text:list-item>
        <text:list-item>
          <text:p text:style-name="P111">He influenced significantly / considerably </text:p>
        </text:list-item>
        <text:list-item>
          <text:p text:style-name="P111">Is your mother at school?</text:p>
        </text:list-item>
        <text:list-item>
          <text:p text:style-name="P111">Does he often tell you these things?</text:p>
        </text:list-item>
        <text:list-item>
          <text:p text:style-name="P111">My friends weren’t satisfied with their results </text:p>
        </text:list-item>
        <text:list-item>
          <text:p text:style-name="P111">He divided it into several parts </text:p>
        </text:list-item>
        <text:list-item>
          <text:p text:style-name="P111">What’s in the box?</text:p>
        </text:list-item>
        <text:list-item>
          <text:p text:style-name="P111">He’s a reach person </text:p>
        </text:list-item>
        <text:list-item>
          <text:p text:style-name="P111">They live happily </text:p>
        </text:list-item>
        <text:list-item>
          <text:p text:style-name="P111">I did everything </text:p>
        </text:list-item>
        <text:list-item>
          <text:p text:style-name="P112">He isn’t the best candidate for it </text:p>
        </text:list-item>
        <text:list-item>
          <text:p text:style-name="P112">My friends really like it</text:p>
        </text:list-item>
        <text:list-item>
          <text:p text:style-name="P112">Who does she really love?</text:p>
        </text:list-item>
        <text:list-item>
          <text:p text:style-name="P112">I need to get in touch with them</text:p>
        </text:list-item>
        <text:list-item>
          <text:p text:style-name="P112"><text:soft-page-break/>Did it have a positive effect on them?</text:p>
        </text:list-item>
        <text:list-item>
          <text:p text:style-name="P112">You wasted time and money </text:p>
        </text:list-item>
        <text:list-item>
          <text:p text:style-name="P112">She was really talented</text:p>
        </text:list-item>
        <text:list-item>
          <text:p text:style-name="P112">Is her English without mistakes?</text:p>
        </text:list-item>
        <text:list-item>
          <text:p text:style-name="P112">It’s a very useful example </text:p>
        </text:list-item>
        <text:list-item>
          <text:p text:style-name="P112">She didn’t react to these changes </text:p>
        </text:list-item>
        <text:list-item>
          <text:p text:style-name="P112">He isn’t satisfied with their answer / reply </text:p>
        </text:list-item>
        <text:list-item>
          <text:p text:style-name="P112">Where did you go?</text:p>
        </text:list-item>
        <text:list-item>
          <text:p text:style-name="P112">I want to know more useful words, phrases and expressions </text:p>
        </text:list-item>
        <text:list-item>
          <text:p text:style-name="P112">I often confused these expressions </text:p>
        </text:list-item>
        <text:list-item>
          <text:p text:style-name="P112">Is he really hardworking?</text:p>
        </text:list-item>
        <text:list-item>
          <text:p text:style-name="P112">I’m at home </text:p>
        </text:list-item>
        <text:list-item>
          <text:p text:style-name="P112">Is it a waste of time?</text:p>
        </text:list-item>
        <text:list-item>
          <text:p text:style-name="P112">Will it be the only right choice? </text:p>
        </text:list-item>
        <text:list-item>
          <text:p text:style-name="P113">Were you satisfied with your result?</text:p>
        </text:list-item>
        <text:list-item>
          <text:p text:style-name="P113">He followed my advice </text:p>
        </text:list-item>
        <text:list-item>
          <text:p text:style-name="P113">Everything depends on you</text:p>
        </text:list-item>
        <text:list-item>
          <text:p text:style-name="P113">I do it to show better results </text:p>
        </text:list-item>
        <text:list-item>
          <text:p text:style-name="P113">My friend wasn’t satisfied with his result </text:p>
        </text:list-item>
        <text:list-item>
          <text:p text:style-name="P113">They remained friends</text:p>
        </text:list-item>
        <text:list-item>
          <text:p text:style-name="P113">I translated it from Spanish into English </text:p>
        </text:list-item>
        <text:list-item>
          <text:p text:style-name="P113">I find these videos very useful </text:p>
        </text:list-item>
        <text:list-item>
          <text:p text:style-name="P113">Is it a boring magazine?</text:p>
        </text:list-item>
        <text:list-item>
          <text:p text:style-name="P113">Is that information really useful?</text:p>
        </text:list-item>
        <text:list-item>
          <text:p text:style-name="P113">They’ll have a choice </text:p>
        </text:list-item>
        <text:list-item>
          <text:p text:style-name="P113">You need to do it immediately </text:p>
        </text:list-item>
        <text:list-item>
          <text:p text:style-name="P113">I wouldn’t ignore it </text:p>
        </text:list-item>
        <text:list-item>
          <text:p text:style-name="P113">He did me a favor </text:p>
        </text:list-item>
        <text:list-item>
          <text:p text:style-name="P113">You showed a brilliant result </text:p>
        </text:list-item>
        <text:list-item>
          <text:p text:style-name="P113">Did it help you improve your English?</text:p>
        </text:list-item>
        <text:list-item>
          <text:p text:style-name="P114">That event wasn’t so important </text:p>
        </text:list-item>
        <text:list-item>
          <text:p text:style-name="P114">Are they at work?</text:p>
        </text:list-item>
        <text:list-item>
          <text:p text:style-name="P114">What advice does she usually give you?</text:p>
        </text:list-item>
        <text:list-item>
          <text:p text:style-name="P114">It’s a very important event </text:p>
        </text:list-item>
        <text:list-item>
          <text:p text:style-name="P114">He was with them </text:p>
        </text:list-item>
        <text:list-item>
          <text:p text:style-name="P114">How long did it take you to get to work?</text:p>
        </text:list-item>
        <text:list-item>
          <text:p text:style-name="P114"><text:soft-page-break/>It’s possible </text:p>
        </text:list-item>
        <text:list-item>
          <text:p text:style-name="P114">She remembers it </text:p>
        </text:list-item>
        <text:list-item>
          <text:p text:style-name="P114">You’ll like this new approach </text:p>
        </text:list-item>
        <text:list-item>
          <text:p text:style-name="P114">Was he kind to you?</text:p>
        </text:list-item>
        <text:list-item>
          <text:p text:style-name="P114">Will they change his timetable?</text:p>
        </text:list-item>
        <text:list-item>
          <text:p text:style-name="P114">He’s often busy </text:p>
        </text:list-item>
        <text:list-item>
          <text:p text:style-name="P114">Did it depend on us?</text:p>
        </text:list-item>
        <text:list-item>
          <text:p text:style-name="P114">It’s a good idea </text:p>
        </text:list-item>
        <text:list-item>
          <text:p text:style-name="P114">This time won’t be convenient for me </text:p>
        </text:list-item>
        <text:list-item>
          <text:p text:style-name="P114">I’ll earn five hundred dollars monthly in the beginning </text:p>
        </text:list-item>
        <text:list-item>
          <text:p text:style-name="P114">They don’t own this business </text:p>
        </text:list-item>
        <text:list-item>
          <text:p text:style-name="P114">She’d like to learn English fast </text:p>
        </text:list-item>
        <text:list-item>
          <text:p text:style-name="P114">We competed with several big companies </text:p>
        </text:list-item>
        <text:list-item>
          <text:p text:style-name="P114">It was our main aim <text:s/></text:p>
        </text:list-item>
        <text:list-item>
          <text:p text:style-name="P115">She adapted to this situation </text:p>
        </text:list-item>
        <text:list-item>
          <text:p text:style-name="P115">They created a very positive atmosphere </text:p>
        </text:list-item>
        <text:list-item>
          <text:p text:style-name="P115">We thought it over </text:p>
        </text:list-item>
        <text:list-item>
          <text:p text:style-name="P115">Did it last for more than two years?</text:p>
        </text:list-item>
        <text:list-item>
          <text:p text:style-name="P115">It’s the same example </text:p>
        </text:list-item>
        <text:list-item>
          <text:p text:style-name="P115">He didn’t point at our mistakes </text:p>
        </text:list-item>
        <text:list-item>
          <text:p text:style-name="P115">Can you play table tennis?</text:p>
        </text:list-item>
        <text:list-item>
          <text:p text:style-name="P115">He was in our team</text:p>
        </text:list-item>
        <text:list-item>
          <text:p text:style-name="P115">We speak English </text:p>
        </text:list-item>
        <text:list-item>
          <text:p text:style-name="P115">She wants to tell you this thing right now </text:p>
        </text:list-item>
        <text:list-item>
          <text:p text:style-name="P115">He didn’t reach an Advanced level</text:p>
        </text:list-item>
        <text:list-item>
          <text:p text:style-name="P115">I didn’t communicate with her anymore </text:p>
        </text:list-item>
        <text:list-item>
          <text:p text:style-name="P115">We concentrated on the following problems </text:p>
        </text:list-item>
        <text:list-item>
          <text:p text:style-name="P115">The lessons won’t be free there </text:p>
        </text:list-item>
        <text:list-item>
          <text:p text:style-name="P115">I really want to know it</text:p>
        </text:list-item>
        <text:list-item>
          <text:p text:style-name="P115">Do you need to finish everything by next weak?</text:p>
        </text:list-item>
        <text:list-item>
          <text:p text:style-name="P116">Do you need help?</text:p>
        </text:list-item>
        <text:list-item>
          <text:p text:style-name="P116">I expect these things </text:p>
        </text:list-item>
        <text:list-item>
          <text:p text:style-name="P116">He learnt English </text:p>
        </text:list-item>
        <text:list-item>
          <text:p text:style-name="P116">I’ll devote more free time to this project </text:p>
        </text:list-item>
        <text:list-item>
          <text:p text:style-name="P116">I don’t try to learn English </text:p>
        </text:list-item>
        <text:list-item>
          <text:p text:style-name="P116">He doesn’t devote enough time to English </text:p>
        </text:list-item>
        <text:list-item>
          <text:p text:style-name="P116">She isn’t tired </text:p>
        </text:list-item>
        <text:list-item>
          <text:p text:style-name="P116"><text:soft-page-break/>Why will you fly there? </text:p>
        </text:list-item>
        <text:list-item>
          <text:p text:style-name="P116">I started living there to save money </text:p>
        </text:list-item>
        <text:list-item>
          <text:p text:style-name="P116">I won’t worry about it </text:p>
        </text:list-item>
        <text:list-item>
          <text:p text:style-name="P116">Were you friends there yesterday?</text:p>
        </text:list-item>
        <text:list-item>
          <text:p text:style-name="P116">He didn’t deny this fact </text:p>
        </text:list-item>
        <text:list-item>
          <text:p text:style-name="P116">I heard it on TV</text:p>
        </text:list-item>
        <text:list-item>
          <text:p text:style-name="P116">She’d like to drink a cap of tea</text:p>
        </text:list-item>
        <text:list-item>
          <text:p text:style-name="P116">I stopped to ask him a question </text:p>
        </text:list-item>
        <text:list-item>
          <text:p text:style-name="P116">She refuses to do it </text:p>
        </text:list-item>
        <text:list-item>
          <text:p text:style-name="P116">What seems so interesting?</text:p>
        </text:list-item>
        <text:list-item>
          <text:p text:style-name="P116">I’m sure I’ll be able to learn English </text:p>
        </text:list-item>
        <text:list-item>
          <text:p text:style-name="P116">It can mean several things <text:s/></text:p>
        </text:list-item>
        <text:list-item>
          <text:p text:style-name="P116">What’s difference between these two expressions </text:p>
        </text:list-item>
        <text:list-item>
          <text:p text:style-name="P117">It developed our professional skills </text:p>
        </text:list-item>
        <text:list-item>
          <text:p text:style-name="P117">He won’t own this business </text:p>
        </text:list-item>
        <text:list-item>
          <text:p text:style-name="P117">I wasn’t proud of this success </text:p>
        </text:list-item>
        <text:list-item>
          <text:p text:style-name="P117">Did this change have a positive effect on him?</text:p>
        </text:list-item>
        <text:list-item>
          <text:p text:style-name="P117">The boy passed that exam at last</text:p>
        </text:list-item>
        <text:list-item>
          <text:p text:style-name="P117">Who’s at work?</text:p>
        </text:list-item>
        <text:list-item>
          <text:p text:style-name="P117">Will he be satisfied with this result?</text:p>
        </text:list-item>
        <text:list-item>
          <text:p text:style-name="P117">The price rose by twenty per cent </text:p>
        </text:list-item>
        <text:list-item>
          <text:p text:style-name="P117">This place is very beautiful </text:p>
        </text:list-item>
        <text:list-item>
          <text:p text:style-name="P117">Why do you want to visit this place?</text:p>
        </text:list-item>
        <text:list-item>
          <text:p text:style-name="P117">What did he need to do?</text:p>
        </text:list-item>
        <text:list-item>
          <text:p text:style-name="P117">Are you in the library? </text:p>
        </text:list-item>
        <text:list-item>
          <text:p text:style-name="P117">I’m angry about their refusal </text:p>
        </text:list-item>
        <text:list-item>
          <text:p text:style-name="P117">Everyone likes it</text:p>
        </text:list-item>
        <text:list-item>
          <text:p text:style-name="P117">What’s there?</text:p>
        </text:list-item>
        <text:list-item>
          <text:p text:style-name="P118">I’ll be able to solve this problem</text:p>
        </text:list-item>
        <text:list-item>
          <text:p text:style-name="P118">I’ll do it without her</text:p>
        </text:list-item>
        <text:list-item>
          <text:p text:style-name="P118">Is this method really ineffective?</text:p>
        </text:list-item>
        <text:list-item>
          <text:p text:style-name="P118">He’s interested in it </text:p>
        </text:list-item>
        <text:list-item>
          <text:p text:style-name="P118">He’ll buy the same computer </text:p>
        </text:list-item>
        <text:list-item>
          <text:p text:style-name="P118">I did my best to take the first place</text:p>
        </text:list-item>
        <text:list-item>
          <text:p text:style-name="P118">Our sales manager will calculate it </text:p>
        </text:list-item>
        <text:list-item>
          <text:p text:style-name="P118">You’re so lucky </text:p>
        </text:list-item>
        <text:list-item>
          <text:p text:style-name="P118">We’ll invite them next Saturday </text:p>
        </text:list-item>
        <text:list-item>
          <text:p text:style-name="P118"><text:soft-page-break/>I’ll try not to mention it </text:p>
        </text:list-item>
        <text:list-item>
          <text:p text:style-name="P119">Do you play badminton?</text:p>
        </text:list-item>
        <text:list-item>
          <text:p text:style-name="P119">I need more space </text:p>
        </text:list-item>
        <text:list-item>
          <text:p text:style-name="P119">I’ll try not to spend such a big sum of money </text:p>
        </text:list-item>
        <text:list-item>
          <text:p text:style-name="P119">He speaks English fast and correctly</text:p>
        </text:list-item>
        <text:list-item>
          <text:p text:style-name="P119">I wrote down the following thing </text:p>
        </text:list-item>
        <text:list-item>
          <text:p text:style-name="P119">You’ll owe this sum of money</text:p>
        </text:list-item>
        <text:list-item>
          <text:p text:style-name="P119">I’ll call you back in a couple of minutes </text:p>
        </text:list-item>
        <text:list-item>
          <text:p text:style-name="P119">What’s your brother’s name?</text:p>
        </text:list-item>
        <text:list-item>
          <text:p text:style-name="P119">My English is better and better </text:p>
        </text:list-item>
        <text:list-item>
          <text:p text:style-name="P119">Will it be warm there?</text:p>
        </text:list-item>
        <text:list-item>
          <text:p text:style-name="P119">They played football </text:p>
        </text:list-item>
        <text:list-item>
          <text:p text:style-name="P119">His wife missed him </text:p>
        </text:list-item>
        <text:list-item>
          <text:p text:style-name="P119">You business partner can regret it</text:p>
        </text:list-item>
        <text:list-item>
          <text:p text:style-name="P119">When will you start preparing for your exams?</text:p>
        </text:list-item>
        <text:list-item>
          <text:p text:style-name="P119">You can subscribe to this channel </text:p>
        </text:list-item>
        <text:list-item>
          <text:p text:style-name="P119">Everyone will laugh at it </text:p>
        </text:list-item>
        <text:list-item>
          <text:p text:style-name="P119">It’s an interesting idea </text:p>
        </text:list-item>
        <text:list-item>
          <text:p text:style-name="P119">He s<text:span text:style-name="T15">tole his wallet </text:span></text:p>
        </text:list-item>
        <text:list-item>
          <text:p text:style-name="P120">They were in another place</text:p>
        </text:list-item>
        <text:list-item>
          <text:p text:style-name="P120">What kind of literature will we need?</text:p>
        </text:list-item>
        <text:list-item>
          <text:p text:style-name="P120">It was a real sensation <text:s/></text:p>
        </text:list-item>
        <text:list-item>
          <text:p text:style-name="P120">It’s a useless lesson </text:p>
        </text:list-item>
        <text:list-item>
          <text:p text:style-name="P120">This is test too easy?</text:p>
        </text:list-item>
        <text:list-item>
          <text:p text:style-name="P120">They signed this document </text:p>
        </text:list-item>
        <text:list-item>
          <text:p text:style-name="P120">You’ll see it at the beginning of the meting </text:p>
        </text:list-item>
        <text:list-item>
          <text:p text:style-name="P121">He was born on the seventh of July </text:p>
        </text:list-item>
        <text:list-item>
          <text:p text:style-name="P121">Do these results motivate you?</text:p>
        </text:list-item>
        <text:list-item>
          <text:p text:style-name="P121">She considers it unimportant </text:p>
        </text:list-item>
        <text:list-item>
          <text:p text:style-name="P121">I really like this city </text:p>
        </text:list-item>
        <text:list-item>
          <text:p text:style-name="P121">I arrived home </text:p>
        </text:list-item>
        <text:list-item>
          <text:p text:style-name="P121">It won’t help you at all </text:p>
        </text:list-item>
        <text:list-item>
          <text:p text:style-name="P121">He translated that document from English into Russian</text:p>
        </text:list-item>
        <text:list-item>
          <text:p text:style-name="P121">Were they behind her?</text:p>
        </text:list-item>
        <text:list-item>
          <text:p text:style-name="P121">Will I know English like educated native speaker? </text:p>
        </text:list-item>
        <text:list-item>
          <text:p text:style-name="P121">He’s a very strange person </text:p>
        </text:list-item>
        <text:list-item>
          <text:p text:style-name="P121">I want a good car</text:p>
        </text:list-item>
        <text:list-item>
          <text:p text:style-name="P121"><text:soft-page-break/>How effective was it?</text:p>
        </text:list-item>
        <text:list-item>
          <text:p text:style-name="P122">Other people didn’t realize it </text:p>
        </text:list-item>
        <text:list-item>
          <text:p text:style-name="P122">This university is very prestigious </text:p>
        </text:list-item>
        <text:list-item>
          <text:p text:style-name="P122">We must get rid of our mistakes as soon as possible </text:p>
        </text:list-item>
        <text:list-item>
          <text:p text:style-name="P122">She was born on the twenty third of March </text:p>
        </text:list-item>
        <text:list-item>
          <text:p text:style-name="P122">Did she have such a big choice? </text:p>
        </text:list-item>
        <text:list-item>
          <text:p text:style-name="P122">Did we deserve it?</text:p>
        </text:list-item>
        <text:list-item>
          <text:p text:style-name="P122">The lecture began fifteen minutes ago</text:p>
        </text:list-item>
        <text:list-item>
          <text:p text:style-name="P123">We didn’t know how to thank him?</text:p>
        </text:list-item>
        <text:list-item>
          <text:p text:style-name="P123">He thought the same</text:p>
        </text:list-item>
        <text:list-item>
          <text:p text:style-name="P123">He needs to think it over more thoroughly </text:p>
        </text:list-item>
        <text:list-item>
          <text:p text:style-name="P123">She apologized for everything </text:p>
        </text:list-item>
        <text:list-item>
          <text:p text:style-name="P123">It’s a very useful lesson </text:p>
        </text:list-item>
        <text:list-item>
          <text:p text:style-name="P123">All the children are there</text:p>
        </text:list-item>
        <text:list-item>
          <text:p text:style-name="P123">Will they be angry?</text:p>
        </text:list-item>
        <text:list-item>
          <text:p text:style-name="P123">Will she keep this secret? </text:p>
        </text:list-item>
        <text:list-item>
          <text:p text:style-name="P123">She lit the cigarette </text:p>
        </text:list-item>
        <text:list-item>
          <text:p text:style-name="P123">I took him with me</text:p>
        </text:list-item>
        <text:list-item>
          <text:p text:style-name="P123">Do you understand me?</text:p>
        </text:list-item>
        <text:list-item>
          <text:p text:style-name="P123">They hit the door</text:p>
        </text:list-item>
        <text:list-item>
          <text:p text:style-name="P123">Will it last for two hours?</text:p>
        </text:list-item>
        <text:list-item>
          <text:p text:style-name="P123">It isn’t a bad situation </text:p>
        </text:list-item>
        <text:list-item>
          <text:p text:style-name="P123">It’s the longest river in the world </text:p>
        </text:list-item>
        <text:list-item>
          <text:p text:style-name="P123">I’ll ask him some questions </text:p>
        </text:list-item>
        <text:list-item>
          <text:p text:style-name="P124">They’ll made a very interesting discovery</text:p>
        </text:list-item>
        <text:list-item>
          <text:p text:style-name="P124">Why do you like this channel?</text:p>
        </text:list-item>
        <text:list-item>
          <text:p text:style-name="P124">He dreamt about a career in music </text:p>
        </text:list-item>
        <text:list-item>
          <text:p text:style-name="P124">Our sales manager calculated it </text:p>
        </text:list-item>
        <text:list-item>
          <text:p text:style-name="P124">You’ll hear it at the beginning of the movie </text:p>
        </text:list-item>
        <text:list-item>
          <text:p text:style-name="P124">I threw this thing away </text:p>
        </text:list-item>
        <text:list-item>
          <text:p text:style-name="P124">It’ll be necessary to check it more thoroughly </text:p>
        </text:list-item>
        <text:list-item>
          <text:p text:style-name="P124">I did everything on time </text:p>
        </text:list-item>
        <text:list-item>
          <text:p text:style-name="P124">I read it online </text:p>
        </text:list-item>
        <text:list-item>
          <text:p text:style-name="P124">I parked not far from there </text:p>
        </text:list-item>
        <text:list-item>
          <text:p text:style-name="P125">I’ll do my best to study better </text:p>
        </text:list-item>
        <text:list-item>
          <text:p text:style-name="P125">I’ll manage to double our sales despite the crisis </text:p>
        </text:list-item>
        <text:list-item>
          <text:p text:style-name="P125">He spoilt the food</text:p>
        </text:list-item>
        <text:list-item>
          <text:p text:style-name="P125"><text:soft-page-break/>Will it be possible a<text:span text:style-name="T16">t</text:span> the beginning of this year?</text:p>
        </text:list-item>
        <text:list-item>
          <text:p text:style-name="P125">All the furniture is new </text:p>
        </text:list-item>
        <text:list-item>
          <text:p text:style-name="P125">This method isn’t new </text:p>
        </text:list-item>
        <text:list-item>
          <text:p text:style-name="P125">How difficult is this exercise?</text:p>
        </text:list-item>
        <text:list-item>
          <text:p text:style-name="P125">What’s your job?</text:p>
        </text:list-item>
        <text:list-item>
          <text:p text:style-name="P125">I’m sure I’ll be lucky</text:p>
        </text:list-item>
        <text:list-item>
          <text:p text:style-name="P125">Does he often speak English?</text:p>
        </text:list-item>
        <text:list-item>
          <text:p text:style-name="P125">Is the cat in that room?</text:p>
        </text:list-item>
        <text:list-item>
          <text:p text:style-name="P125">When will your brother start preparing for his exams?</text:p>
        </text:list-item>
        <text:list-item>
          <text:p text:style-name="P125">We worked very hard to pay for it?</text:p>
        </text:list-item>
        <text:list-item>
          <text:p text:style-name="P125">I flew to the United States </text:p>
        </text:list-item>
        <text:list-item>
          <text:p text:style-name="P125">She’s a very beautiful girl </text:p>
        </text:list-item>
        <text:list-item>
          <text:p text:style-name="P125">What will we need to do?</text:p>
        </text:list-item>
        <text:list-item>
          <text:p text:style-name="P125">This businessman is very rich </text:p>
        </text:list-item>
        <text:list-item>
          <text:p text:style-name="P125">She doesn’t pay taxes </text:p>
        </text:list-item>
        <text:list-item>
          <text:p text:style-name="P125">He described her appearance </text:p>
        </text:list-item>
        <text:list-item>
          <text:p text:style-name="P126">They didn’t want to reinvent the wheel </text:p>
        </text:list-item>
        <text:list-item>
          <text:p text:style-name="P126">Is it a funny video?</text:p>
        </text:list-item>
        <text:list-item>
          <text:p text:style-name="P126">It’s a commercial project </text:p>
        </text:list-item>
        <text:list-item>
          <text:p text:style-name="P126">How often will you be in that place?</text:p>
        </text:list-item>
        <text:list-item>
          <text:p text:style-name="P126">We’ll try to be optimistic </text:p>
        </text:list-item>
        <text:list-item>
          <text:p text:style-name="P126">Will she explain it to me?</text:p>
        </text:list-item>
        <text:list-item>
          <text:p text:style-name="P126">His friend borrowed this money <text:s/></text:p>
        </text:list-item>
        <text:list-item>
          <text:p text:style-name="P127">I prefer tea</text:p>
        </text:list-item>
        <text:list-item>
          <text:p text:style-name="P127">Does it look strange?</text:p>
        </text:list-item>
        <text:list-item>
          <text:p text:style-name="P127">We overcame those difficulties </text:p>
        </text:list-item>
        <text:list-item>
          <text:p text:style-name="P127">What fruit and vegetables will they eat there?</text:p>
        </text:list-item>
        <text:list-item>
          <text:p text:style-name="P127">Does his girlfriend miss him?</text:p>
        </text:list-item>
        <text:list-item>
          <text:p text:style-name="P127">He never overate </text:p>
        </text:list-item>
        <text:list-item>
          <text:p text:style-name="P127">I’m fond of this channel thanks to my fantastic result </text:p>
        </text:list-item>
        <text:list-item>
          <text:p text:style-name="P127">He’s surprised </text:p>
        </text:list-item>
        <text:list-item>
          <text:p text:style-name="P127">We need to consider various economic problems, too</text:p>
        </text:list-item>
        <text:list-item>
          <text:p text:style-name="P127">I ordered this thing online </text:p>
        </text:list-item>
        <text:list-item>
          <text:p text:style-name="P127">His result wasn’t satisfactory </text:p>
        </text:list-item>
        <text:list-item>
          <text:p text:style-name="P127">It’s necessary to do something </text:p>
        </text:list-item>
        <text:list-item>
          <text:p text:style-name="P127">I like the simplicity of this approach </text:p>
        </text:list-item>
        <text:list-item>
          <text:p text:style-name="P127">She cut the fish into three pieces <text:s/></text:p>
        </text:list-item>
        <text:list-item>
          <text:p text:style-name="P127"><text:soft-page-break/>How much money does he owe us?</text:p>
        </text:list-item>
        <text:list-item>
          <text:p text:style-name="P127">You’ll know so many useful words, expressions and phrases </text:p>
        </text:list-item>
        <text:list-item>
          <text:p text:style-name="P127">I spent lots of time on English to know it really well </text:p>
        </text:list-item>
        <text:list-item>
          <text:p text:style-name="P128">These conditions will suit us </text:p>
        </text:list-item>
        <text:list-item>
          <text:p text:style-name="P128">We’ll know it next month</text:p>
        </text:list-item>
        <text:list-item>
          <text:p text:style-name="P128">It’s such an interesting story </text:p>
        </text:list-item>
        <text:list-item>
          <text:p text:style-name="P128">Why do you think so?</text:p>
        </text:list-item>
        <text:list-item>
          <text:p text:style-name="P128">They’ll live in another despite their financial problems </text:p>
        </text:list-item>
        <text:list-item>
          <text:p text:style-name="P128">They apologized for their rude behavior </text:p>
        </text:list-item>
        <text:list-item>
          <text:p text:style-name="P128">We’ll try to double our sales </text:p>
        </text:list-item>
        <text:list-item>
          <text:p text:style-name="P128">I won’t participate in this championship </text:p>
        </text:list-item>
        <text:list-item>
          <text:p text:style-name="P128">I didn’t devote much time to English </text:p>
        </text:list-item>
        <text:list-item>
          <text:p text:style-name="P128">What motivated you most of all? </text:p>
        </text:list-item>
        <text:list-item>
          <text:p text:style-name="P128">Did you him yesterday?</text:p>
        </text:list-item>
        <text:list-item>
          <text:p text:style-name="P128">He was born on the fifteen of May </text:p>
        </text:list-item>
        <text:list-item>
          <text:p text:style-name="P128">They dog bit him </text:p>
        </text:list-item>
        <text:list-item>
          <text:p text:style-name="P128">I’ll try no to forget to call him back</text:p>
        </text:list-item>
        <text:list-item>
          <text:p text:style-name="P128">I need to see her </text:p>
        </text:list-item>
        <text:list-item>
          <text:p text:style-name="P128">He drank a glass of milk </text:p>
        </text:list-item>
        <text:list-item>
          <text:p text:style-name="P128">Is she the best student?</text:p>
        </text:list-item>
        <text:list-item>
          <text:p text:style-name="P129">She isn’t here</text:p>
        </text:list-item>
        <text:list-item>
          <text:p text:style-name="P129">This project is a big success</text:p>
        </text:list-item>
        <text:list-item>
          <text:p text:style-name="P129">I closed the door</text:p>
        </text:list-item>
        <text:list-item>
          <text:p text:style-name="P129">I heard it for the third time </text:p>
        </text:list-item>
        <text:list-item>
          <text:p text:style-name="P129">I thought differently (another way) </text:p>
        </text:list-item>
        <text:list-item>
          <text:p text:style-name="P129">It’s necessary to know these words</text:p>
        </text:list-item>
        <text:list-item>
          <text:p text:style-name="P129">This level isn’t elementary </text:p>
        </text:list-item>
        <text:list-item>
          <text:p text:style-name="P129">I want to know useful words, phrases and expressions </text:p>
        </text:list-item>
        <text:list-item>
          <text:p text:style-name="P129">It usually happens in spring </text:p>
        </text:list-item>
        <text:list-item>
          <text:p text:style-name="P129">Who’s in the park?</text:p>
        </text:list-item>
        <text:list-item>
          <text:p text:style-name="P129">Her husband is in hospital </text:p>
        </text:list-item>
        <text:list-item>
          <text:p text:style-name="P129">They study very hard</text:p>
        </text:list-item>
        <text:list-item>
          <text:p text:style-name="P129">She tried to get that job but without success </text:p>
        </text:list-item>
        <text:list-item>
          <text:p text:style-name="P130">They harried up</text:p>
        </text:list-item>
        <text:list-item>
          <text:p text:style-name="P130">Will they publish this book?</text:p>
        </text:list-item>
        <text:list-item>
          <text:p text:style-name="P130">We won’t be able to forget it </text:p>
        </text:list-item>
        <text:list-item>
          <text:p text:style-name="P130"><text:soft-page-break/>I remembered what to say?</text:p>
        </text:list-item>
        <text:list-item>
          <text:p text:style-name="P130">This kind of approach isn’t professional enough </text:p>
        </text:list-item>
        <text:list-item>
          <text:p text:style-name="P130">I managed to find a better solution to such a difficult problem </text:p>
        </text:list-item>
        <text:list-item>
          <text:p text:style-name="P130">I must get rid of these mistakes </text:p>
        </text:list-item>
        <text:list-item>
          <text:p text:style-name="P130">It’ll be the most important problem </text:p>
        </text:list-item>
        <text:list-item>
          <text:p text:style-name="P130">I thought it over</text:p>
        </text:list-item>
        <text:list-item>
          <text:p text:style-name="P130">I did it in spite of different difficulties <text:s/></text:p>
        </text:list-item>
        <text:list-item>
          <text:p text:style-name="P130">I started learning English two years ago </text:p>
        </text:list-item>
        <text:list-item>
          <text:p text:style-name="P130">What did he need to do?</text:p>
        </text:list-item>
        <text:list-item>
          <text:p text:style-name="P130">He often confuses these words and expressions </text:p>
        </text:list-item>
        <text:list-item>
          <text:p text:style-name="P130">He grew up in India </text:p>
        </text:list-item>
        <text:list-item>
          <text:p text:style-name="P132">He died young <text:s/></text:p>
        </text:list-item>
        <text:list-item>
          <text:p text:style-name="P131"><text:span text:style-name="T17">I turned off the radio</text:span> </text:p>
        </text:list-item>
        <text:list-item>
          <text:p text:style-name="P132">She likes living abroad </text:p>
        </text:list-item>
        <text:list-item>
          <text:p text:style-name="P132">How does he usually prepare for exams?</text:p>
        </text:list-item>
        <text:list-item>
          <text:p text:style-name="P132">You can see it at the beginning of the presentation </text:p>
        </text:list-item>
        <text:list-item>
          <text:p text:style-name="P132">I prepared all the documents </text:p>
        </text:list-item>
        <text:list-item>
          <text:p text:style-name="P132">It smelt awful </text:p>
        </text:list-item>
        <text:list-item>
          <text:p text:style-name="P132">This time will be inconvenient for us</text:p>
        </text:list-item>
        <text:list-item>
          <text:p text:style-name="P132">They preferred not to do it</text:p>
        </text:list-item>
        <text:list-item>
          <text:p text:style-name="P132">She wasted money </text:p>
        </text:list-item>
        <text:list-item>
          <text:p text:style-name="P132">The computer cost eight hundred dollars </text:p>
        </text:list-item>
        <text:list-item>
          <text:p text:style-name="P132">The meaning of this word isn’t clear for me </text:p>
        </text:list-item>
        <text:list-item>
          <text:p text:style-name="P132">It isn’t my best result</text:p>
        </text:list-item>
        <text:list-item>
          <text:p text:style-name="P132">I need to start working on my grammar</text:p>
        </text:list-item>
        <text:list-item>
          <text:p text:style-name="P132">I forgot to mention it </text:p>
        </text:list-item>
        <text:list-item>
          <text:p text:style-name="P132">I’ll try not to say it </text:p>
        </text:list-item>
        <text:list-item>
          <text:p text:style-name="P132">As for ‘always’, we put it in the middle of the sentence </text:p>
        </text:list-item>
        <text:list-item>
          <text:p text:style-name="P133">He did it much later </text:p>
        </text:list-item>
        <text:list-item>
          <text:p text:style-name="P133">He translated it into English </text:p>
        </text:list-item>
        <text:list-item>
          <text:p text:style-name="P133">What’s the best answer to this question </text:p>
        </text:list-item>
        <text:list-item>
          <text:p text:style-name="P133">The news <text:span text:style-name="T18">impressed him greatly </text:span></text:p>
        </text:list-item>
        <text:list-item>
          <text:p text:style-name="P134">We plied basketball </text:p>
        </text:list-item>
        <text:list-item>
          <text:p text:style-name="P134">How will the student manage to improve the result </text:p>
        </text:list-item>
        <text:list-item>
          <text:p text:style-name="P134">I answered all her questions </text:p>
        </text:list-item>
        <text:list-item>
          <text:p text:style-name="P134">It was our main project</text:p>
        </text:list-item>
        <text:list-item>
          <text:p text:style-name="P134"><text:soft-page-break/>She suggested going to the cinema </text:p>
        </text:list-item>
        <text:list-item>
          <text:p text:style-name="P135">He’ll be proud of this success </text:p>
        </text:list-item>
        <text:list-item>
          <text:p text:style-name="P135">They broke this rule </text:p>
        </text:list-item>
        <text:list-item>
          <text:p text:style-name="P135">We knew everything </text:p>
        </text:list-item>
        <text:list-item>
          <text:p text:style-name="P135">I came back home </text:p>
        </text:list-item>
        <text:list-item>
          <text:p text:style-name="P135">I had another alternative </text:p>
        </text:list-item>
        <text:list-item>
          <text:p text:style-name="P135">He isn’t my colleague </text:p>
        </text:list-item>
        <text:list-item>
          <text:p text:style-name="P135">I walked to work / I went to work on foot</text:p>
        </text:list-item>
        <text:list-item>
          <text:p text:style-name="P135">It isn’t the best result </text:p>
        </text:list-item>
        <text:list-item>
          <text:p text:style-name="P135">How educated is he?</text:p>
        </text:list-item>
        <text:list-item>
          <text:p text:style-name="P135">This project will be a commercial successful</text:p>
        </text:list-item>
        <text:list-item>
          <text:p text:style-name="P135">They’ll do it without us?</text:p>
        </text:list-item>
        <text:list-item>
          <text:p text:style-name="P135">It’s on the left?</text:p>
        </text:list-item>
        <text:list-item>
          <text:p text:style-name="P135">It’ll be necessary to check it one more time</text:p>
        </text:list-item>
        <text:list-item>
          <text:p text:style-name="P135">They don’t know each other</text:p>
        </text:list-item>
        <text:list-item>
          <text:p text:style-name="P135">How will you influence on this situation?</text:p>
        </text:list-item>
        <text:list-item>
          <text:p text:style-name="P135">I’m not satisfied with this result </text:p>
        </text:list-item>
        <text:list-item>
          <text:p text:style-name="P135">I don’t like this idea at all</text:p>
        </text:list-item>
        <text:list-item>
          <text:p text:style-name="P135">She was born on the twenty first of November </text:p>
        </text:list-item>
        <text:list-item>
          <text:p text:style-name="P135">I opened the box</text:p>
        </text:list-item>
        <text:list-item>
          <text:p text:style-name="P135">Is it dangerous?</text:p>
        </text:list-item>
        <text:list-item>
          <text:p text:style-name="P135">My boss usually says it </text:p>
        </text:list-item>
        <text:list-item>
          <text:p text:style-name="P135">I didn’t have any ideas</text:p>
        </text:list-item>
        <text:list-item>
          <text:p text:style-name="P136">It didn’t rain there yesterday </text:p>
        </text:list-item>
        <text:list-item>
          <text:p text:style-name="P136">It’s a waste of money </text:p>
        </text:list-item>
        <text:list-item>
          <text:p text:style-name="P136">He didn’t notice that advertisement </text:p>
        </text:list-item>
        <text:list-item>
          <text:p text:style-name="P136">Are you sure?</text:p>
        </text:list-item>
        <text:list-item>
          <text:p text:style-name="P136">How did he influence that thing? </text:p>
        </text:list-item>
        <text:list-item>
          <text:p text:style-name="P136">They broke this chair </text:p>
        </text:list-item>
        <text:list-item>
          <text:p text:style-name="P136">It isn’t his profession</text:p>
        </text:list-item>
        <text:list-item>
          <text:p text:style-name="P136">She ran very slowly </text:p>
        </text:list-item>
        <text:list-item>
          <text:p text:style-name="P136">Did your acquaintance follow your advice?</text:p>
        </text:list-item>
        <text:list-item>
          <text:p text:style-name="P136">Will it get dark soon?</text:p>
        </text:list-item>
        <text:list-item>
          <text:p text:style-name="P136">He packed his clothes </text:p>
        </text:list-item>
        <text:list-item>
          <text:p text:style-name="P136">I enjoy speaking English </text:p>
        </text:list-item>
        <text:list-item>
          <text:p text:style-name="P137">It was a serious economic problem</text:p>
        </text:list-item>
        <text:list-item>
          <text:p text:style-name="P137">This news will shock him</text:p>
        </text:list-item>
        <text:list-item>
          <text:p text:style-name="P137"><text:soft-page-break/>Will you be busy tomorrow evening?</text:p>
        </text:list-item>
        <text:list-item>
          <text:p text:style-name="P137">My friend and I weren’t near that place</text:p>
        </text:list-item>
        <text:list-item>
          <text:p text:style-name="P137">When did it happen? </text:p>
        </text:list-item>
        <text:list-item>
          <text:p text:style-name="P137">I’m an expert in this area </text:p>
        </text:list-item>
        <text:list-item>
          <text:p text:style-name="P137">This time isn’t convenient for me</text:p>
        </text:list-item>
        <text:list-item>
          <text:p text:style-name="P137">I did it in spite of those words </text:p>
        </text:list-item>
        <text:list-item>
          <text:p text:style-name="P137">That ship sank</text:p>
        </text:list-item>
        <text:list-item>
          <text:p text:style-name="P137">That man drowned </text:p>
        </text:list-item>
        <text:list-item>
          <text:p text:style-name="P137">It’s impossible </text:p>
        </text:list-item>
        <text:list-item>
          <text:p text:style-name="P137">Her colleagues didn’t inform her</text:p>
        </text:list-item>
        <text:list-item>
          <text:p text:style-name="P137">They informed us of these difficulties </text:p>
        </text:list-item>
        <text:list-item>
          <text:p text:style-name="P137">How will your friend mange to solve this problem </text:p>
        </text:list-item>
        <text:list-item>
          <text:p text:style-name="P137">I’ll stay there for an hour</text:p>
        </text:list-item>
        <text:list-item>
          <text:p text:style-name="P137">Is it an interesting newspaper?</text:p>
        </text:list-item>
        <text:list-item>
          <text:p text:style-name="P137">We played volleyball</text:p>
        </text:list-item>
        <text:list-item>
          <text:p text:style-name="P137">His words seemed really strange </text:p>
        </text:list-item>
        <text:list-item>
          <text:p text:style-name="P138">My partner needs to solve this problem </text:p>
        </text:list-item>
        <text:list-item>
          <text:p text:style-name="P138">This employee got tired yesterday </text:p>
        </text:list-item>
        <text:list-item>
          <text:p text:style-name="P138">He came back</text:p>
        </text:list-item>
        <text:list-item>
          <text:p text:style-name="P138">He didn’t get married last year </text:p>
        </text:list-item>
        <text:list-item>
          <text:p text:style-name="P138">I’m afraid you misunderstood me </text:p>
        </text:list-item>
        <text:list-item>
          <text:p text:style-name="P138">We’ll continue watching with great pleasure </text:p>
        </text:list-item>
        <text:list-item>
          <text:p text:style-name="P138">Is it the best channel? </text:p>
        </text:list-item>
        <text:list-item>
          <text:p text:style-name="P138">Which lesson did you like more</text:p>
        </text:list-item>
        <text:list-item>
          <text:p text:style-name="P138">The authorities regulated it somehow </text:p>
        </text:list-item>
        <text:list-item>
          <text:p text:style-name="P139">We’re always full of enthusiasm </text:p>
        </text:list-item>
        <text:list-item>
          <text:p text:style-name="P139">This event didn’t take place in the city center</text:p>
        </text:list-item>
        <text:list-item>
          <text:p text:style-name="P139">The boy is very cleaver </text:p>
        </text:list-item>
        <text:list-item>
          <text:p text:style-name="P139">Will you be free tomorrow afternoon?</text:p>
        </text:list-item>
        <text:list-item>
          <text:p text:style-name="P139">Those words were very important </text:p>
        </text:list-item>
        <text:list-item>
          <text:p text:style-name="P139">He taught me a lesson </text:p>
        </text:list-item>
        <text:list-item>
          <text:p text:style-name="P139">I won’t deny it </text:p>
        </text:list-item>
        <text:list-item>
          <text:p text:style-name="P139">She doesn’t own this business </text:p>
        </text:list-item>
        <text:list-item>
          <text:p text:style-name="P139">He wants more</text:p>
        </text:list-item>
        <text:list-item>
          <text:p text:style-name="P139">Does that student make mistakes?</text:p>
        </text:list-item>
        <text:list-item>
          <text:p text:style-name="P140">He had a very interesting idea</text:p>
        </text:list-item>
        <text:list-item>
          <text:p text:style-name="P140">I answered these questions </text:p>
        </text:list-item>
        <text:list-item>
          <text:p text:style-name="P140"><text:soft-page-break/>I did my best to study much better </text:p>
        </text:list-item>
        <text:list-item>
          <text:p text:style-name="P140">I perfectly realize we won’t be able to do it right now</text:p>
        </text:list-item>
        <text:list-item>
          <text:p text:style-name="P140">We had another alternative </text:p>
        </text:list-item>
        <text:list-item>
          <text:p text:style-name="P140">We’re so happy </text:p>
        </text:list-item>
        <text:list-item>
          <text:p text:style-name="P140">We often waited for them </text:p>
        </text:list-item>
        <text:list-item>
          <text:p text:style-name="P140">We played badminton yesterday </text:p>
        </text:list-item>
        <text:list-item>
          <text:p text:style-name="P140">She expected much more </text:p>
        </text:list-item>
        <text:list-item>
          <text:p text:style-name="P140">I learnt these rules by heart</text:p>
        </text:list-item>
        <text:list-item>
          <text:p text:style-name="P141">This dress fit you perfectly </text:p>
        </text:list-item>
        <text:list-item>
          <text:p text:style-name="P141">Can you play volleyball?</text:p>
        </text:list-item>
        <text:list-item>
          <text:p text:style-name="P141">Where are they from?</text:p>
        </text:list-item>
        <text:list-item>
          <text:p text:style-name="P141">Was it such a big mistake?</text:p>
        </text:list-item>
        <text:list-item>
          <text:p text:style-name="P141">Does your father need it?</text:p>
        </text:list-item>
        <text:list-item>
          <text:p text:style-name="P141">She didn’t make the same mistakes </text:p>
        </text:list-item>
        <text:list-item>
          <text:p text:style-name="P141">Everyone likes it</text:p>
        </text:list-item>
        <text:list-item>
          <text:p text:style-name="P141">That news was really socking </text:p>
        </text:list-item>
        <text:list-item>
          <text:p text:style-name="P141">Are you there?</text:p>
        </text:list-item>
        <text:list-item>
          <text:p text:style-name="P141">How much is it?</text:p>
        </text:list-item>
        <text:list-item>
          <text:p text:style-name="P141">I tried to find more time for English </text:p>
        </text:list-item>
        <text:list-item>
          <text:p text:style-name="P141">All theses videos are really useful </text:p>
        </text:list-item>
        <text:list-item>
          <text:p text:style-name="P141">How long does it take you to get here?</text:p>
        </text:list-item>
        <text:list-item>
          <text:p text:style-name="P141">He’ll send him a very important letter </text:p>
        </text:list-item>
        <text:list-item>
          <text:p text:style-name="P141">We usually meet twice a week</text:p>
        </text:list-item>
        <text:list-item>
          <text:p text:style-name="P141">I caught the ball </text:p>
        </text:list-item>
        <text:list-item>
          <text:p text:style-name="P141">I won’t forget about this payment </text:p>
        </text:list-item>
        <text:list-item>
          <text:p text:style-name="P141">When was she born?</text:p>
        </text:list-item>
        <text:list-item>
          <text:p text:style-name="P141">The criminal stole jewelry </text:p>
        </text:list-item>
        <text:list-item>
          <text:p text:style-name="P141">I’ll do it in spite of his words</text:p>
        </text:list-item>
        <text:list-item>
          <text:p text:style-name="P141">Native speakers don’t speak English slowly all the time. They speak English very fast </text:p>
        </text:list-item>
        <text:list-item>
          <text:p text:style-name="P141">Are you satisfied with your result?</text:p>
        </text:list-item>
        <text:list-item>
          <text:p text:style-name="P141">Is this exercise on the next page?</text:p>
        </text:list-item>
        <text:list-item>
          <text:p text:style-name="P142">His recommendations weren’t useful </text:p>
        </text:list-item>
        <text:list-item>
          <text:p text:style-name="P142">I was greatly surprised by these changes</text:p>
        </text:list-item>
        <text:list-item>
          <text:p text:style-name="P142">They left this country </text:p>
        </text:list-item>
        <text:list-item>
          <text:p text:style-name="P142">To what extent do you agree with this statement?</text:p>
        </text:list-item>
        <text:list-item>
          <text:p text:style-name="P142">I spent lots of time on English to know it well</text:p>
        </text:list-item>
        <text:list-item>
          <text:p text:style-name="P142"><text:soft-page-break/>He ordered the solders to do it </text:p>
        </text:list-item>
        <text:list-item>
          <text:p text:style-name="P142">I want to read other books </text:p>
        </text:list-item>
        <text:list-item>
          <text:p text:style-name="P142">They weren’t busy</text:p>
        </text:list-item>
        <text:list-item>
          <text:p text:style-name="P142">He’ll realize it later </text:p>
        </text:list-item>
        <text:list-item>
          <text:p text:style-name="P142">He’s really good at English </text:p>
        </text:list-item>
        <text:list-item>
          <text:p text:style-name="P142">He admired her beauty </text:p>
        </text:list-item>
        <text:list-item>
          <text:p text:style-name="P142">We admired the beauty of that place</text:p>
        </text:list-item>
        <text:list-item>
          <text:p text:style-name="P142">We often traveled</text:p>
        </text:list-item>
        <text:list-item>
          <text:p text:style-name="P142">Who was absent?</text:p>
        </text:list-item>
        <text:list-item>
          <text:p text:style-name="P142">We communicated with people from other countries </text:p>
        </text:list-item>
        <text:list-item>
          <text:p text:style-name="P142">Which channel do you like more?</text:p>
        </text:list-item>
        <text:list-item>
          <text:p text:style-name="P142">I believe I’ll learn English </text:p>
        </text:list-item>
        <text:list-item>
          <text:p text:style-name="P143">She spent less money </text:p>
        </text:list-item>
        <text:list-item>
          <text:p text:style-name="P143">I wasn’t in that place yesterday </text:p>
        </text:list-item>
        <text:list-item>
          <text:p text:style-name="P143">It’s necessary to sign this report</text:p>
        </text:list-item>
        <text:list-item>
          <text:p text:style-name="P143">The lesson is useful</text:p>
        </text:list-item>
        <text:list-item>
          <text:p text:style-name="P143">Is he her boyfriend?</text:p>
        </text:list-item>
        <text:list-item>
          <text:p text:style-name="P143">You answered rightly </text:p>
        </text:list-item>
        <text:list-item>
          <text:p text:style-name="P143">What channels does he watch?</text:p>
        </text:list-item>
        <text:list-item>
          <text:p text:style-name="P143">My elder brother and I are here?</text:p>
        </text:list-item>
        <text:list-item>
          <text:p text:style-name="P143">Did he do business?</text:p>
        </text:list-item>
        <text:list-item>
          <text:p text:style-name="P143">I’ll try not to spent all this money </text:p>
        </text:list-item>
        <text:list-item>
          <text:p text:style-name="P143">I’m good at sport</text:p>
        </text:list-item>
        <text:list-item>
          <text:p text:style-name="P143">I forgot to say it </text:p>
        </text:list-item>
        <text:list-item>
          <text:p text:style-name="P143">She entered that university </text:p>
        </text:list-item>
        <text:list-item>
          <text:p text:style-name="P143">He’s quite good at sport</text:p>
        </text:list-item>
        <text:list-item>
          <text:p text:style-name="P143">I see the simplicity of these methods </text:p>
        </text:list-item>
        <text:list-item>
          <text:p text:style-name="P143">They don’t want to listen to them</text:p>
        </text:list-item>
        <text:list-item>
          <text:p text:style-name="P143">I can improve my English here</text:p>
        </text:list-item>
        <text:list-item>
          <text:p text:style-name="P143">I wished him all the best </text:p>
        </text:list-item>
        <text:list-item>
          <text:p text:style-name="P143">I grew up in America </text:p>
        </text:list-item>
        <text:list-item>
          <text:p text:style-name="P143">They don’t like this picture </text:p>
        </text:list-item>
        <text:list-item>
          <text:p text:style-name="P143">This sweater fits him perfectly </text:p>
        </text:list-item>
        <text:list-item>
          <text:p text:style-name="P144">This knowledge will be enough to pass this exam</text:p>
        </text:list-item>
        <text:list-item>
          <text:p text:style-name="P144">She missed that chance </text:p>
        </text:list-item>
        <text:list-item>
          <text:p text:style-name="P144">He prayed to God</text:p>
        </text:list-item>
        <text:list-item>
          <text:p text:style-name="P144">She didn’t change anything </text:p>
        </text:list-item>
        <text:list-item>
          <text:p text:style-name="P144"><text:soft-page-break/>He became a national hero</text:p>
        </text:list-item>
        <text:list-item>
          <text:p text:style-name="P144">They live separately </text:p>
        </text:list-item>
        <text:list-item>
          <text:p text:style-name="P144">We don’t share this point of view</text:p>
        </text:list-item>
        <text:list-item>
          <text:p text:style-name="P144">My parents want to do it</text:p>
        </text:list-item>
        <text:list-item>
          <text:p text:style-name="P144">I enjoy doing it </text:p>
        </text:list-item>
        <text:list-item>
          <text:p text:style-name="P144">Do you usually celebrate your birthday?</text:p>
        </text:list-item>
        <text:list-item>
          <text:p text:style-name="P144">I enjoy sport </text:p>
        </text:list-item>
        <text:list-item>
          <text:p text:style-name="P144">I preferred to stay at home</text:p>
        </text:list-item>
        <text:list-item>
          <text:p text:style-name="P144">He didn’t own this business </text:p>
        </text:list-item>
        <text:list-item>
          <text:p text:style-name="P144">His level is very high </text:p>
        </text:list-item>
        <text:list-item>
          <text:p text:style-name="P144">He didn’t invite her to his wedding </text:p>
        </text:list-item>
        <text:list-item>
          <text:p text:style-name="P145">I won’t be against it </text:p>
        </text:list-item>
        <text:list-item>
          <text:p text:style-name="P145">Will you celebrate your birthday </text:p>
        </text:list-item>
        <text:list-item>
          <text:p text:style-name="P145">It’s necessary to know these rules </text:p>
        </text:list-item>
        <text:list-item>
          <text:p text:style-name="P145">We recorded his speech </text:p>
        </text:list-item>
        <text:list-item>
          <text:p text:style-name="P145">It’s a brilliant result </text:p>
        </text:list-item>
        <text:list-item>
          <text:p text:style-name="P145">Does he know English like an native speaker?</text:p>
        </text:list-item>
        <text:list-item>
          <text:p text:style-name="P145">I’ll manage to do it better </text:p>
        </text:list-item>
        <text:list-item>
          <text:p text:style-name="P145">I won’t forget to say it </text:p>
        </text:list-item>
        <text:list-item>
          <text:p text:style-name="P145">What belongs to you? </text:p>
        </text:list-item>
        <text:list-item>
          <text:p text:style-name="P145">He sometimes overpays </text:p>
        </text:list-item>
        <text:list-item>
          <text:p text:style-name="P145">She was in the city last Friday </text:p>
        </text:list-item>
        <text:list-item>
          <text:p text:style-name="P145">Is this business profitable?</text:p>
        </text:list-item>
        <text:list-item>
          <text:p text:style-name="P145">What’s your sister’s name?</text:p>
        </text:list-item>
        <text:list-item>
          <text:p text:style-name="P145">Where is this clinic?</text:p>
        </text:list-item>
        <text:list-item>
          <text:p text:style-name="P145">This job offer isn’t attractive </text:p>
        </text:list-item>
        <text:list-item>
          <text:p text:style-name="P145">I see you need to learn English much harder </text:p>
        </text:list-item>
        <text:list-item>
          <text:p text:style-name="P145">When are you free?</text:p>
        </text:list-item>
        <text:list-item>
          <text:p text:style-name="P145">I was in my country house last week</text:p>
        </text:list-item>
        <text:list-item>
          <text:p text:style-name="P145">He passed this exam without any preparation at all</text:p>
        </text:list-item>
        <text:list-item>
          <text:p text:style-name="P146">She died young </text:p>
        </text:list-item>
        <text:list-item>
          <text:p text:style-name="P146">I need to speak English fluently </text:p>
        </text:list-item>
        <text:list-item>
          <text:p text:style-name="P146">I must speak English correctly </text:p>
        </text:list-item>
        <text:list-item>
          <text:p text:style-name="P146">The course isn’t good enough </text:p>
        </text:list-item>
        <text:list-item>
          <text:p text:style-name="P146">He divided us into two groups </text:p>
        </text:list-item>
        <text:list-item>
          <text:p text:style-name="P146">We guessed the correct answer </text:p>
        </text:list-item>
        <text:list-item>
          <text:p text:style-name="P146">He realizes it </text:p>
        </text:list-item>
        <text:list-item>
          <text:p text:style-name="P146"><text:soft-page-break/>Some people say so</text:p>
        </text:list-item>
        <text:list-item>
          <text:p text:style-name="P146">She wasn’t used to it</text:p>
        </text:list-item>
        <text:list-item>
          <text:p text:style-name="P146">I think she’ll get used to it <text:s/></text:p>
        </text:list-item>
        <text:list-item>
          <text:p text:style-name="P146">It impressed us </text:p>
        </text:list-item>
        <text:list-item>
          <text:p text:style-name="P146">Is this news interesting?</text:p>
        </text:list-item>
        <text:list-item>
          <text:p text:style-name="P146">I’ll say it again </text:p>
        </text:list-item>
        <text:list-item>
          <text:p text:style-name="P146">It wasn’t easy for me at all</text:p>
        </text:list-item>
        <text:list-item>
          <text:p text:style-name="P146">He taught English <text:s/></text:p>
        </text:list-item>
        <text:list-item>
          <text:p text:style-name="P146">It’s too boring </text:p>
        </text:list-item>
        <text:list-item>
          <text:p text:style-name="P147">It’ll mean the following </text:p>
        </text:list-item>
        <text:list-item>
          <text:p text:style-name="P147">What’s the reason for this answer? </text:p>
        </text:list-item>
        <text:list-item>
          <text:p text:style-name="P147">Why were you so upset / disappointed?</text:p>
        </text:list-item>
        <text:list-item>
          <text:p text:style-name="P147">It’ll be in the same place</text:p>
        </text:list-item>
        <text:list-item>
          <text:p text:style-name="P147">Does your teacher see it?</text:p>
        </text:list-item>
        <text:list-item>
          <text:p text:style-name="P147">How regularly did the employees make this kind of reports?</text:p>
        </text:list-item>
        <text:list-item>
          <text:p text:style-name="P147">When do those things happen?</text:p>
        </text:list-item>
        <text:list-item>
          <text:p text:style-name="P147">Will you try on this dress?</text:p>
        </text:list-item>
        <text:list-item>
          <text:p text:style-name="P147">Everyone knows it</text:p>
        </text:list-item>
        <text:list-item>
          <text:p text:style-name="P147">I managed to do it despite that problem </text:p>
        </text:list-item>
        <text:list-item>
          <text:p text:style-name="P147">His pronunciation became much better</text:p>
        </text:list-item>
        <text:list-item>
          <text:p text:style-name="P147">It isn’t a high level</text:p>
        </text:list-item>
        <text:list-item>
          <text:p text:style-name="P147">It meant the following <text:s/></text:p>
        </text:list-item>
        <text:list-item>
          <text:p text:style-name="P147">She tested their knowledge </text:p>
        </text:list-item>
        <text:list-item>
          <text:p text:style-name="P147">What inspires you?</text:p>
        </text:list-item>
        <text:list-item>
          <text:p text:style-name="P147">Her boss <text:span text:style-name="T19">usually underpays his workers </text:span></text:p>
        </text:list-item>
        <text:list-item>
          <text:p text:style-name="P148">Who checks all this information?</text:p>
        </text:list-item>
        <text:list-item>
          <text:p text:style-name="P148">Does he like this project?</text:p>
        </text:list-item>
        <text:list-item>
          <text:p text:style-name="P148">I get so many e-mails a day</text:p>
        </text:list-item>
        <text:list-item>
          <text:p text:style-name="P148">He’s so cleaver</text:p>
        </text:list-item>
        <text:list-item>
          <text:p text:style-name="P148">Everyone has this kind of problems</text:p>
        </text:list-item>
        <text:list-item>
          <text:p text:style-name="P148">It required more professionalism</text:p>
        </text:list-item>
        <text:list-item>
          <text:p text:style-name="P148">Why was he interested in it?</text:p>
        </text:list-item>
        <text:list-item>
          <text:p text:style-name="P148">I rode a bike</text:p>
        </text:list-item>
        <text:list-item>
          <text:p text:style-name="P148">It’s a very bad method </text:p>
        </text:list-item>
        <text:list-item>
          <text:p text:style-name="P148">Did it really help you?</text:p>
        </text:list-item>
        <text:list-item>
          <text:p text:style-name="P148">His income isn’t big enough </text:p>
        </text:list-item>
        <text:list-item>
          <text:p text:style-name="P148"><text:soft-page-break/>The lecture lasted for two hours </text:p>
        </text:list-item>
        <text:list-item>
          <text:p text:style-name="P148">We can do it in the future </text:p>
        </text:list-item>
        <text:list-item>
          <text:p text:style-name="P148">I hope everyone will be grateful to you for your hard work </text:p>
        </text:list-item>
        <text:list-item>
          <text:p text:style-name="P148">This knowledge is more than enough to pass these exams </text:p>
        </text:list-item>
        <text:list-item>
          <text:p text:style-name="P148">It changed my attitude to them </text:p>
        </text:list-item>
        <text:list-item>
          <text:p text:style-name="P148">That exam wasn’t difficult at all</text:p>
        </text:list-item>
        <text:list-item>
          <text:p text:style-name="P148">What stimulated him most of all?</text:p>
        </text:list-item>
        <text:list-item>
          <text:p text:style-name="P149">I flew back to New York </text:p>
        </text:list-item>
        <text:list-item>
          <text:p text:style-name="P149">Did he have a big choice?</text:p>
        </text:list-item>
        <text:list-item>
          <text:p text:style-name="P149">This channel helped me learn English for free</text:p>
        </text:list-item>
        <text:list-item>
          <text:p text:style-name="P149">The student looked it up in a dictionary </text:p>
        </text:list-item>
        <text:list-item>
          <text:p text:style-name="P149">It often rained there</text:p>
        </text:list-item>
        <text:list-item>
          <text:p text:style-name="P149">How did you solve such a difficult problem?</text:p>
        </text:list-item>
        <text:list-item>
          <text:p text:style-name="P149">I see everything </text:p>
        </text:list-item>
        <text:list-item>
          <text:p text:style-name="P149">My boss didn’t insist on it </text:p>
        </text:list-item>
        <text:list-item>
          <text:p text:style-name="P149">She was used to such a conditions </text:p>
        </text:list-item>
        <text:list-item>
          <text:p text:style-name="P149">Were you against it?</text:p>
        </text:list-item>
        <text:list-item>
          <text:p text:style-name="P149">I need money </text:p>
        </text:list-item>
        <text:list-item>
          <text:p text:style-name="P149">What kind of books does he prefer to read?</text:p>
        </text:list-item>
        <text:list-item>
          <text:p text:style-name="P149">These lessons are really good</text:p>
        </text:list-item>
        <text:list-item>
          <text:p text:style-name="P149">Will these conditions suit them?</text:p>
        </text:list-item>
        <text:list-item>
          <text:p text:style-name="P149">The wind blew suddenly </text:p>
        </text:list-item>
        <text:list-item>
          <text:p text:style-name="P149">I’m not satisfied with this decision </text:p>
        </text:list-item>
        <text:list-item>
          <text:p text:style-name="P149">They show brilliant results </text:p>
        </text:list-item>
        <text:list-item>
          <text:p text:style-name="P149">The day is sunny </text:p>
        </text:list-item>
        <text:list-item>
          <text:p text:style-name="P149">Will it be the only right answer? </text:p>
        </text:list-item>
        <text:list-item>
          <text:p text:style-name="P150">How much free time will you have?</text:p>
        </text:list-item>
        <text:list-item>
          <text:p text:style-name="P150">I’m really grateful to you for everything</text:p>
        </text:list-item>
        <text:list-item>
          <text:p text:style-name="P150">I’m greatly surprised by the success of this project </text:p>
        </text:list-item>
        <text:list-item>
          <text:p text:style-name="P150">It’s a small mistake </text:p>
        </text:list-item>
        <text:list-item>
          <text:p text:style-name="P150">She goes to school </text:p>
        </text:list-item>
        <text:list-item>
          <text:p text:style-name="P150">To what extend do you agree </text:p>
        </text:list-item>
        <text:list-item>
          <text:p text:style-name="P150">The lesson began half an hour ago</text:p>
        </text:list-item>
        <text:list-item>
          <text:p text:style-name="P150">It happened to their family </text:p>
        </text:list-item>
        <text:list-item>
          <text:p text:style-name="P150">What time did you leave home? </text:p>
        </text:list-item>
        <text:list-item>
          <text:p text:style-name="P150">Did you pray?</text:p>
        </text:list-item>
        <text:list-item>
          <text:p text:style-name="P150">This answer is informal </text:p>
        </text:list-item>
        <text:list-item>
          <text:p text:style-name="P150"><text:soft-page-break/>Will they explain it to me?</text:p>
        </text:list-item>
        <text:list-item>
          <text:p text:style-name="P150">I’d like a cup of tea</text:p>
        </text:list-item>
        <text:list-item>
          <text:p text:style-name="P150">We aren’t tired at all<text:span text:style-name="T20">I lay in bad </text:span></text:p>
        </text:list-item>
        <text:list-item>
          <text:p text:style-name="P150">I have a large family</text:p>
        </text:list-item>
        <text:list-item>
          <text:p text:style-name="P150">How much will it be?</text:p>
        </text:list-item>
        <text:list-item>
          <text:p text:style-name="P151">She spoke English fast and correctly</text:p>
        </text:list-item>
        <text:list-item>
          <text:p text:style-name="P151">His advised me not to do it </text:p>
        </text:list-item>
        <text:list-item>
          <text:p text:style-name="P151">I’ll be able to understand native speakers </text:p>
        </text:list-item>
        <text:list-item>
          <text:p text:style-name="P151">I lay in bad </text:p>
        </text:list-item>
        <text:list-item>
          <text:p text:style-name="P151">His hard work led him to success </text:p>
        </text:list-item>
        <text:list-item>
          <text:p text:style-name="P151">This knowledge will be enough </text:p>
        </text:list-item>
        <text:list-item>
          <text:p text:style-name="P151">Was she on a business trip?</text:p>
        </text:list-item>
        <text:list-item>
          <text:p text:style-name="P151">Will your parents be in the city tomorrow?</text:p>
        </text:list-item>
        <text:list-item>
          <text:p text:style-name="P151">How long was it?</text:p>
        </text:list-item>
        <text:list-item>
          <text:p text:style-name="P152">We spoke only English </text:p>
        </text:list-item>
        <text:list-item>
          <text:p text:style-name="P152">Is he tired?</text:p>
        </text:list-item>
        <text:list-item>
          <text:p text:style-name="P152">Will it be the only right decision?</text:p>
        </text:list-item>
        <text:list-item>
          <text:p text:style-name="P152">We went towards the park</text:p>
        </text:list-item>
        <text:list-item>
          <text:p text:style-name="P152">The authorities control it</text:p>
        </text:list-item>
        <text:list-item>
          <text:p text:style-name="P152">I turned back</text:p>
        </text:list-item>
        <text:list-item>
          <text:p text:style-name="P152">How regularly do you check it</text:p>
        </text:list-item>
        <text:list-item>
          <text:p text:style-name="P152">Is the hotel so expansive?</text:p>
        </text:list-item>
        <text:list-item>
          <text:p text:style-name="P152">We managed to double our sales in spite of the crisis </text:p>
        </text:list-item>
        <text:list-item>
          <text:p text:style-name="P152">What will you be able to do?</text:p>
        </text:list-item>
        <text:list-item>
          <text:p text:style-name="P152">Is he a rich man?</text:p>
        </text:list-item>
        <text:list-item>
          <text:p text:style-name="P152">She’s so sad</text:p>
        </text:list-item>
        <text:list-item>
          <text:p text:style-name="P152">I’ll be able to pass this test</text:p>
        </text:list-item>
        <text:list-item>
          <text:p text:style-name="P152">That job required more skills </text:p>
        </text:list-item>
        <text:list-item>
          <text:p text:style-name="P152">It didn’t change his point of view</text:p>
        </text:list-item>
        <text:list-item>
          <text:p text:style-name="P152">He set up a very successful company </text:p>
        </text:list-item>
        <text:list-item>
          <text:p text:style-name="P152">What problem do you have?</text:p>
        </text:list-item>
        <text:list-item>
          <text:p text:style-name="P152">I really need it right now</text:p>
        </text:list-item>
        <text:list-item>
          <text:p text:style-name="P152">He feels very surprised </text:p>
        </text:list-item>
        <text:list-item>
          <text:p text:style-name="P152">Your success is my success </text:p>
        </text:list-item>
        <text:list-item>
          <text:p text:style-name="P152">Is it hot here?</text:p>
        </text:list-item>
        <text:list-item>
          <text:p text:style-name="P153">I didn’t go to that place anymore</text:p>
        </text:list-item>
        <text:list-item>
          <text:p text:style-name="P153">We stayed in Russia </text:p>
        </text:list-item>
        <text:list-item>
          <text:p text:style-name="P153"><text:soft-page-break/>Do these students show good results?</text:p>
        </text:list-item>
        <text:list-item>
          <text:p text:style-name="P153">He’s such a poor boy</text:p>
        </text:list-item>
        <text:list-item>
          <text:p text:style-name="P153">I prefer to learn English step by step </text:p>
        </text:list-item>
        <text:list-item>
          <text:p text:style-name="P154">You’ll need to look it up in a dictionary </text:p>
        </text:list-item>
        <text:list-item>
          <text:p text:style-name="P154">The girl is so hardworking </text:p>
        </text:list-item>
        <text:list-item>
          <text:p text:style-name="P154">I’m sure you’ll be happy</text:p>
        </text:list-item>
        <text:list-item>
          <text:p text:style-name="P154">My pronunciation will be much better</text:p>
        </text:list-item>
        <text:list-item>
          <text:p text:style-name="P154">When will everyone understand it?</text:p>
        </text:list-item>
        <text:list-item>
          <text:p text:style-name="P154">I understand you very well</text:p>
        </text:list-item>
        <text:list-item>
          <text:p text:style-name="P154">The girl won’t learn everything so quickly </text:p>
        </text:list-item>
        <text:list-item>
          <text:p text:style-name="P154">Do all the students know the meaning of this phrase?</text:p>
        </text:list-item>
        <text:list-item>
          <text:p text:style-name="P154">It won’t help me at all</text:p>
        </text:list-item>
        <text:list-item>
          <text:p text:style-name="P154">We didn’t regret it</text:p>
        </text:list-item>
        <text:list-item>
          <text:p text:style-name="P154">My elder brother and I will be there</text:p>
        </text:list-item>
        <text:list-item>
          <text:p text:style-name="P154">A very angry dog bit her</text:p>
        </text:list-item>
        <text:list-item>
          <text:p text:style-name="P154">What’s your younger brother’s profession?</text:p>
        </text:list-item>
        <text:list-item>
          <text:p text:style-name="P155">They’re in our team</text:p>
        </text:list-item>
        <text:list-item>
          <text:p text:style-name="P155">How often do you watch TV?</text:p>
        </text:list-item>
        <text:list-item>
          <text:p text:style-name="P155">He washed his face</text:p>
        </text:list-item>
        <text:list-item>
          <text:p text:style-name="P155">I’ll help you learn English</text:p>
        </text:list-item>
        <text:list-item>
          <text:p text:style-name="P155">I was always glad to see him</text:p>
        </text:list-item>
        <text:list-item>
          <text:p text:style-name="P155">When will you leave home?</text:p>
        </text:list-item>
        <text:list-item>
          <text:p text:style-name="P155">This channel will help you learn English for free</text:p>
        </text:list-item>
        <text:list-item>
          <text:p text:style-name="P155">Are these things so important?</text:p>
        </text:list-item>
        <text:list-item>
          <text:p text:style-name="P155">Does he understand such important things?</text:p>
        </text:list-item>
        <text:list-item>
          <text:p text:style-name="P155">She’s a beautiful girl</text:p>
        </text:list-item>
        <text:list-item>
          <text:p text:style-name="P155">Where do you spend time together?</text:p>
        </text:list-item>
        <text:list-item>
          <text:p text:style-name="P155">Is it his point of view?</text:p>
        </text:list-item>
        <text:list-item>
          <text:p text:style-name="P155">We adapted to these conditions </text:p>
        </text:list-item>
        <text:list-item>
          <text:p text:style-name="P155">They’ll get married soon</text:p>
        </text:list-item>
        <text:list-item>
          <text:p text:style-name="P155">He isn’t poor </text:p>
        </text:list-item>
        <text:list-item>
          <text:p text:style-name="P155">It doesn’t necessarily mean that they’ll win</text:p>
        </text:list-item>
        <text:list-item>
          <text:p text:style-name="P155">I control the situation </text:p>
        </text:list-item>
        <text:list-item>
          <text:p text:style-name="P155">They finished doing it</text:p>
        </text:list-item>
        <text:list-item>
          <text:p text:style-name="P155">The conference won’t <text:s/>be boring at all</text:p>
        </text:list-item>
        <text:list-item>
          <text:p text:style-name="P155">It’s necessary to remember it</text:p>
        </text:list-item>
        <text:list-item>
          <text:p text:style-name="P155">We see it in the first example </text:p>
        </text:list-item>
        <text:list-item>
          <text:p text:style-name="P155"><text:soft-page-break/>I can find it on the next page</text:p>
        </text:list-item>
        <text:list-item>
          <text:p text:style-name="P156">I like English</text:p>
        </text:list-item>
        <text:list-item>
          <text:p text:style-name="P156">I did it despite these problems </text:p>
        </text:list-item>
        <text:list-item>
          <text:p text:style-name="P156">All people know it</text:p>
        </text:list-item>
        <text:list-item>
          <text:p text:style-name="P156">When did your younger sister leave home?</text:p>
        </text:list-item>
        <text:list-item>
          <text:p text:style-name="P156">It doesn’t necessarily mean that he’ll solve such a difficult problem </text:p>
        </text:list-item>
        <text:list-item>
          <text:p text:style-name="P156">We went there through the forest</text:p>
        </text:list-item>
        <text:list-item>
          <text:p text:style-name="P156">The houses were big enough </text:p>
        </text:list-item>
        <text:list-item>
          <text:p text:style-name="P156">I feel confidence </text:p>
        </text:list-item>
        <text:list-item>
          <text:p text:style-name="P156">They didn’t get married last year </text:p>
        </text:list-item>
        <text:list-item>
          <text:p text:style-name="P156">She went on holiday </text:p>
        </text:list-item>
        <text:list-item>
          <text:p text:style-name="P156">He was on our side</text:p>
        </text:list-item>
        <text:list-item>
          <text:p text:style-name="P156">She won’t manage to find enough money for it </text:p>
        </text:list-item>
        <text:list-item>
          <text:p text:style-name="P156">I continue watching this playlist with great pleasure </text:p>
        </text:list-item>
        <text:list-item>
          <text:p text:style-name="P156">I’m ready for these changes </text:p>
        </text:list-item>
        <text:list-item>
          <text:p text:style-name="P156">She didn’t communicate with him anymore </text:p>
        </text:list-item>
        <text:list-item>
          <text:p text:style-name="P156">Will you inform your assistant?</text:p>
        </text:list-item>
        <text:list-item>
          <text:p text:style-name="P157">They disappeared unexpectedly</text:p>
        </text:list-item>
        <text:list-item>
          <text:p text:style-name="P157">I think I’ll need more time </text:p>
        </text:list-item>
        <text:list-item>
          <text:p text:style-name="P157">I usually go there several times a week </text:p>
        </text:list-item>
        <text:list-item>
          <text:p text:style-name="P157">It was a rainy day </text:p>
        </text:list-item>
        <text:list-item>
          <text:p text:style-name="P157">Were they behind him?</text:p>
        </text:list-item>
        <text:list-item>
          <text:p text:style-name="P157">Did you subscribe to this channel?</text:p>
        </text:list-item>
        <text:list-item>
          <text:p text:style-name="P157">Are you subscribed to this channel?</text:p>
        </text:list-item>
        <text:list-item>
          <text:p text:style-name="P157">They delivered the goods on time </text:p>
        </text:list-item>
        <text:list-item>
          <text:p text:style-name="P157">You help me </text:p>
        </text:list-item>
        <text:list-item>
          <text:p text:style-name="P157">They didn’t complain about it </text:p>
        </text:list-item>
        <text:list-item>
          <text:p text:style-name="P157">Was this money really enough?</text:p>
        </text:list-item>
        <text:list-item>
          <text:p text:style-name="P157">How many English words does he know?</text:p>
        </text:list-item>
        <text:list-item>
          <text:p text:style-name="P157">Our hard work led us to success </text:p>
        </text:list-item>
        <text:list-item>
          <text:p text:style-name="P157">She wants to live in another place</text:p>
        </text:list-item>
        <text:list-item>
          <text:p text:style-name="P157">It doesn’t necessarily mean that you’ll be able to do it</text:p>
        </text:list-item>
        <text:list-item>
          <text:p text:style-name="P157">We feel confidence </text:p>
        </text:list-item>
        <text:list-item>
          <text:p text:style-name="P157">When were you born?</text:p>
        </text:list-item>
        <text:list-item>
          <text:p text:style-name="P157">I think you misunderstood her </text:p>
        </text:list-item>
        <text:list-item>
          <text:p text:style-name="P157">I don’t like this atmosphere </text:p>
        </text:list-item>
        <text:list-item>
          <text:p text:style-name="P158"><text:soft-page-break/>Are the boys at school?</text:p>
        </text:list-item>
        <text:list-item>
          <text:p text:style-name="P158">They dug a hole in the ground </text:p>
        </text:list-item>
        <text:list-item>
          <text:p text:style-name="P158">Who resolved this conflict?</text:p>
        </text:list-item>
        <text:list-item>
          <text:p text:style-name="P158">Is it an excellent result?</text:p>
        </text:list-item>
        <text:list-item>
          <text:p text:style-name="P158">I swam in the ocean </text:p>
        </text:list-item>
        <text:list-item>
          <text:p text:style-name="P158">I managed to improve my speaking </text:p>
        </text:list-item>
        <text:list-item>
          <text:p text:style-name="P159">We continued watching this playlist </text:p>
        </text:list-item>
        <text:list-item>
          <text:p text:style-name="P159">She has a cat </text:p>
        </text:list-item>
        <text:list-item>
          <text:p text:style-name="P159">He’ll need to <text:s/>think it over </text:p>
        </text:list-item>
        <text:list-item>
          <text:p text:style-name="P159">We’re fully satisfied with the quality of these lessons </text:p>
        </text:list-item>
        <text:list-item>
          <text:p text:style-name="P159">She guessed the correct answer</text:p>
        </text:list-item>
        <text:list-item>
          <text:p text:style-name="P159">Do you need to finish it by next year?</text:p>
        </text:list-item>
        <text:list-item>
          <text:p text:style-name="P159">It’s interesting to see it </text:p>
        </text:list-item>
        <text:list-item>
          <text:p text:style-name="P159">It won’t help us at all</text:p>
        </text:list-item>
        <text:list-item>
          <text:p text:style-name="P159">The man was outside the building </text:p>
        </text:list-item>
        <text:list-item>
          <text:p text:style-name="P159">I won’t go there anymore </text:p>
        </text:list-item>
        <text:list-item>
          <text:p text:style-name="P159">How did this thing influence him?</text:p>
        </text:list-item>
        <text:list-item>
          <text:p text:style-name="P159">I answered this question </text:p>
        </text:list-item>
        <text:list-item>
          <text:p text:style-name="P159">He’s a musician </text:p>
        </text:list-item>
        <text:list-item>
          <text:p text:style-name="P159">My friend has a car. The car is new </text:p>
        </text:list-item>
        <text:list-item>
          <text:p text:style-name="P159">I improved my speaking significantly </text:p>
        </text:list-item>
        <text:list-item>
          <text:p text:style-name="P160">I don’t want to think about it </text:p>
        </text:list-item>
        <text:list-item>
          <text:p text:style-name="P160">I usually get several e-mails a day</text:p>
        </text:list-item>
        <text:list-item>
          <text:p text:style-name="P160">Did it hurt her feelings?</text:p>
        </text:list-item>
        <text:list-item>
          <text:p text:style-name="P160">I think I’ll learn English by my self / on my own </text:p>
        </text:list-item>
        <text:list-item>
          <text:p text:style-name="P160">He’s so strange </text:p>
        </text:list-item>
        <text:list-item>
          <text:p text:style-name="P160">It’s a good manner </text:p>
        </text:list-item>
        <text:list-item>
          <text:p text:style-name="P160">I parked near this place </text:p>
        </text:list-item>
        <text:list-item>
          <text:p text:style-name="P160">She wasn’t ready for her exams </text:p>
        </text:list-item>
        <text:list-item>
          <text:p text:style-name="P160">He always feels optimistic </text:p>
        </text:list-item>
        <text:list-item>
          <text:p text:style-name="P160">They could help you instead of him </text:p>
        </text:list-item>
        <text:list-item>
          <text:p text:style-name="P160">He repaired it very easily <text:s text:c="4"/></text:p>
        </text:list-item>
        <text:list-item>
          <text:p text:style-name="P160">Where did the conference take place?</text:p>
        </text:list-item>
        <text:list-item>
          <text:p text:style-name="P160"/>
        </text:list-item>
        <text:list-item>
          <text:p text:style-name="P160"/>
        </text:list-item>
        <text:list-item>
          <text:p text:style-name="P160">We think so <text:s text:c="3"/></text:p>
        </text:list-item>
        <text:list-item>
          <text:p text:style-name="P161">How friendly are they?</text:p>
        </text:list-item>
        <text:list-item>
          <text:p text:style-name="P161"><text:soft-page-break/>Does their boss know all the truth?</text:p>
        </text:list-item>
        <text:list-item>
          <text:p text:style-name="P161">Are the articles in English?</text:p>
        </text:list-item>
        <text:list-item>
          <text:p text:style-name="P161">She’ll keep our secret</text:p>
        </text:list-item>
        <text:list-item>
          <text:p text:style-name="P161">She real wants to change her life</text:p>
        </text:list-item>
        <text:list-item>
          <text:p text:style-name="P161">It’s on the floor </text:p>
        </text:list-item>
        <text:list-item>
          <text:p text:style-name="P161">She doesn’t want to discuss it </text:p>
        </text:list-item>
        <text:list-item>
          <text:p text:style-name="P161">Are the lessons really useful?</text:p>
        </text:list-item>
        <text:list-item>
          <text:p text:style-name="P161">We analyzed these figures</text:p>
        </text:list-item>
        <text:list-item>
          <text:p text:style-name="P161">Was she present there?</text:p>
        </text:list-item>
        <text:list-item>
          <text:p text:style-name="P161">What’s her father’s job?</text:p>
        </text:list-item>
        <text:list-item>
          <text:p text:style-name="P161">The authorities controlled the situation </text:p>
        </text:list-item>
        <text:list-item>
          <text:p text:style-name="P161">Did you go there?</text:p>
        </text:list-item>
        <text:list-item>
          <text:p text:style-name="P162"><text:span text:style-name="T21">What worried you most of all?</text:span></text:p>
        </text:list-item>
        <text:list-item>
          <text:p text:style-name="P162"><text:span text:style-name="T21">Did everyone express their point of view?</text:span></text:p>
        </text:list-item>
        <text:list-item>
          <text:p text:style-name="P162"><text:span text:style-name="T21">She remained calm</text:span></text:p>
        </text:list-item>
        <text:list-item>
          <text:p text:style-name="P162"><text:span text:style-name="T21">Does he compete with them?</text:span></text:p>
        </text:list-item>
        <text:list-item>
          <text:p text:style-name="P162"><text:span text:style-name="T21">You need to adapt to these conditions </text:span></text:p>
        </text:list-item>
        <text:list-item>
          <text:p text:style-name="P162"><text:span text:style-name="T21">We thanked him for everything</text:span></text:p>
        </text:list-item>
        <text:list-item>
          <text:p text:style-name="P164">You need to consider it</text:p>
        </text:list-item>
        <text:list-item>
          <text:p text:style-name="P162"><text:span text:style-name="T21">You need to do more physical exercises </text:span></text:p>
        </text:list-item>
        <text:list-item>
          <text:p text:style-name="P162"><text:span text:style-name="T21">Everyone can do it</text:span></text:p>
        </text:list-item>
        <text:list-item>
          <text:p text:style-name="P162"><text:span text:style-name="T21">I hoped to get that job</text:span></text:p>
        </text:list-item>
        <text:list-item>
          <text:p text:style-name="P162"><text:span text:style-name="T21">I succeeded in doing it </text:span></text:p>
        </text:list-item>
        <text:list-item>
          <text:p text:style-name="P162"><text:span text:style-name="T21">Which recommendation did you follow?</text:span></text:p>
        </text:list-item>
        <text:list-item>
          <text:p text:style-name="P162"><text:span text:style-name="T21">We filled in this form</text:span></text:p>
        </text:list-item>
        <text:list-item>
          <text:p text:style-name="P162"><text:span text:style-name="T21">I’ll finish working soon</text:span></text:p>
        </text:list-item>
        <text:list-item>
          <text:p text:style-name="P162"><text:span text:style-name="T21">She felt so sad</text:span></text:p>
        </text:list-item>
        <text:list-item>
          <text:p text:style-name="P163"><text:span text:style-name="T22">I wasn’t there yesterday </text:span></text:p>
        </text:list-item>
        <text:list-item>
          <text:p text:style-name="P163"><text:line-break/></text:p>
        </text:list-item>
      </text:list>
      <text:p text:style-name="P1"/>
      <text:list xml:id="list120347553121816" text:continue-numbering="true" text:style-name="WWNum1">
        <text:list-header>
          <text:p text:style-name="P76"/>
          <text:p text:style-name="P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order="none" fo:padding="0.049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8</meta:editing-cycles>
    <dc:date>2021-08-28T12:03:46.264410596</dc:date>
    <meta:generator>LibreOffice/7.2.0.4$Linux_X86_64 LibreOffice_project/9a9c6381e3f7a62afc1329bd359cc48accb6435b</meta:generator>
    <meta:editing-duration>PT3H26M29S</meta:editing-duration>
    <meta:document-statistic meta:table-count="0" meta:image-count="0" meta:object-count="0" meta:page-count="64" meta:paragraph-count="2340" meta:word-count="15219" meta:character-count="75587" meta:non-whitespace-character-count="63563"/>
    <meta:template xlink:type="simple" xlink:actuate="onRequest" xlink:title="Normal.dotm" xlink:href=""/>
  </office:meta>
</office:document-meta>
</file>